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4.51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00"/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1">
      <style:text-properties style:font-name="Liberation Sans" style:font-name-asian="WenQuanYi Micro Hei" style:font-name-complex="Lohit Devanagari"/>
    </style:style>
    <style:style style:name="ce8" style:family="table-cell" style:parent-style-name="Default" style:data-style-name="N10121"/>
    <style:style style:name="ce9" style:family="table-cell" style:parent-style-name="Default">
      <style:text-properties style:font-name="Liberation Sans" style:font-name-asian="WenQuanYi Micro Hei" style:font-name-complex="Lohit Devanagari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  <style:style style:name="ce32" style:family="table-cell" style:parent-style-name="Default"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table table:name="ha2to.orbel.hu" table:style-name="ta1"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11" table:default-cell-style-name="Default"/>
        <table:table-row table:style-name="ro1">
          <table:table-cell table:style-name="ce22" office:value-type="string" calcext:value-type="string">
            <text:p><text:a xlink:href="http://ha2to.orbel.hu/content/repeaters/hu/index.html?d=&amp;o=callsign" xlink:type="simple">Hívójel</text:a></text:p>
          </table:table-cell>
          <table:table-cell table:style-name="ce22" office:value-type="string" calcext:value-type="string">
            <text:p><text:a xlink:href="http://ha2to.orbel.hu/content/repeaters/hu/index.html?d=&amp;o=name" xlink:type="simple">QTH/Név</text:a></text:p>
          </table:table-cell>
          <table:table-cell table:style-name="ce24" office:value-type="string" calcext:value-type="string">
            <text:p><text:a xlink:href="http://ha2to.orbel.hu/content/repeaters/hu/index.html?d=&amp;o=freq" xlink:type="simple">Lejövő </text:a></text:p>
            <text:p>[kHz]</text:p>
          </table:table-cell>
          <table:table-cell table:style-name="ce24" office:value-type="string" calcext:value-type="string">
            <text:p>Felmenő</text:p>
            <text:p>[kHz]</text:p>
          </table:table-cell>
          <table:table-cell table:style-name="ce24" office:value-type="string" calcext:value-type="string">
            <text:p>Csat.</text:p>
            <text:p>új</text:p>
          </table:table-cell>
          <table:table-cell table:style-name="ce24" office:value-type="string" calcext:value-type="string">
            <text:p>Csat.</text:p>
            <text:p>régi</text:p>
          </table:table-cell>
          <table:table-cell table:style-name="ce24" office:value-type="string" calcext:value-type="string">
            <text:p>Elt.</text:p>
            <text:p>[kHz]</text:p>
          </table:table-cell>
          <table:table-cell table:style-name="ce24" office:value-type="string" calcext:value-type="string">
            <text:p>Üzemmód</text:p>
          </table:table-cell>
          <table:table-cell table:style-name="ce24" office:value-type="string" calcext:value-type="string">
            <text:p>CTCSS</text:p>
            <text:p>DL/UL [Hz]</text:p>
          </table:table-cell>
          <table:table-cell table:style-name="ce24"/>
          <table:table-cell table:style-name="ce24" office:value-type="string" calcext:value-type="string">
            <text:p>Echolink</text:p>
          </table:table-cell>
          <table:table-cell table:style-name="ce24" office:value-type="string" calcext:value-type="string">
            <text:p>QTH Lokátor</text:p>
          </table:table-cell>
          <table:table-cell table:style-name="ce24" office:value-type="string" calcext:value-type="string">
            <text:p>ASL</text:p>
          </table:table-cell>
          <table:table-cell table:style-name="ce24" office:value-type="string" calcext:value-type="string">
            <text:p>Állapot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0rua.html" xlink:type="simple">HG0RUA</text:a></text:p>
          </table:table-cell>
          <table:table-cell table:style-name="ce23" office:value-type="string" calcext:value-type="string">
            <text:p>Debrecen</text:p>
          </table:table-cell>
          <table:table-cell table:style-name="ce23" office:value-type="float" office:value="438625" calcext:value-type="float">
            <text:p>438625</text:p>
          </table:table-cell>
          <table:table-cell table:style-name="ce23" office:value-type="float" office:value="431025" calcext:value-type="float">
            <text:p>431025</text:p>
          </table:table-cell>
          <table:table-cell table:style-name="ce23" office:value-type="string" calcext:value-type="string">
            <text:p>RU69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31.8</text:p>
          </table:table-cell>
          <table:table-cell table:style-name="ce26"/>
          <table:table-cell table:style-name="ce23" office:value-type="string" calcext:value-type="string">
            <text:p>KN07TM55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0rub.html" xlink:type="simple">HG0RUB</text:a></text:p>
          </table:table-cell>
          <table:table-cell table:style-name="ce23" office:value-type="string" calcext:value-type="string">
            <text:p>Nyíregyháza</text:p>
          </table:table-cell>
          <table:table-cell table:style-name="ce23" office:value-type="float" office:value="438725" calcext:value-type="float">
            <text:p>438725</text:p>
          </table:table-cell>
          <table:table-cell table:style-name="ce23" office:value-type="float" office:value="431125" calcext:value-type="float">
            <text:p>431125</text:p>
          </table:table-cell>
          <table:table-cell table:style-name="ce23" office:value-type="string" calcext:value-type="string">
            <text:p>RU698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31.8</text:p>
          </table:table-cell>
          <table:table-cell table:style-name="ce26"/>
          <table:table-cell table:style-name="ce23" office:value-type="string" calcext:value-type="string">
            <text:p>KN07UX52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0ruv.html" xlink:type="simple">HG0RUV</text:a></text:p>
          </table:table-cell>
          <table:table-cell table:style-name="ce23" office:value-type="string" calcext:value-type="string">
            <text:p>Vészhelyzeti átjátszó</text:p>
          </table:table-cell>
          <table:table-cell table:style-name="ce23" office:value-type="float" office:value="438925" calcext:value-type="float">
            <text:p>438925</text:p>
          </table:table-cell>
          <table:table-cell table:style-name="ce23" office:value-type="float" office:value="431325" calcext:value-type="float">
            <text:p>431325</text:p>
          </table:table-cell>
          <table:table-cell table:style-name="ce23" office:value-type="string" calcext:value-type="string">
            <text:p>RU714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 table:number-columns-repeated="2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in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0rva.html" xlink:type="simple">HG0RVA</text:a></text:p>
          </table:table-cell>
          <table:table-cell table:style-name="ce23" office:value-type="string" calcext:value-type="string">
            <text:p>Debrecen</text:p>
          </table:table-cell>
          <table:table-cell table:style-name="ce23" office:value-type="float" office:value="145600" calcext:value-type="float">
            <text:p>145600</text:p>
          </table:table-cell>
          <table:table-cell table:style-name="ce23" office:value-type="float" office:value="145000" calcext:value-type="float">
            <text:p>145000</text:p>
          </table:table-cell>
          <table:table-cell table:style-name="ce23" office:value-type="string" calcext:value-type="string">
            <text:p>RV48</text:p>
          </table:table-cell>
          <table:table-cell table:style-name="ce23" office:value-type="string" calcext:value-type="string">
            <text:p>R0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31.8</text:p>
          </table:table-cell>
          <table:table-cell table:style-name="ce23" office:value-type="float" office:value="406293" calcext:value-type="float">
            <text:p>406293</text:p>
          </table:table-cell>
          <table:table-cell table:style-name="ce23" office:value-type="string" calcext:value-type="string">
            <text:p>KN07TN53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1rua.html" xlink:type="simple">HG1RUA</text:a></text:p>
          </table:table-cell>
          <table:table-cell table:style-name="ce23" office:value-type="string" calcext:value-type="string">
            <text:p>Zalaegerszeg</text:p>
          </table:table-cell>
          <table:table-cell table:style-name="ce23" office:value-type="float" office:value="434650" calcext:value-type="float">
            <text:p>434650</text:p>
          </table:table-cell>
          <table:table-cell table:style-name="ce23" office:value-type="float" office:value="433050" calcext:value-type="float">
            <text:p>433050</text:p>
          </table:table-cell>
          <table:table-cell table:style-name="ce23" office:value-type="string" calcext:value-type="string">
            <text:p>RU372</text:p>
          </table:table-cell>
          <table:table-cell table:style-name="ce23" office:value-type="string" calcext:value-type="string">
            <text:p>RU2</text:p>
          </table:table-cell>
          <table:table-cell table:style-name="ce23" office:value-type="float" office:value="-1600" calcext:value-type="float">
            <text:p>-1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86JT75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1rub.html" xlink:type="simple">HG1RUB</text:a></text:p>
          </table:table-cell>
          <table:table-cell table:style-name="ce23" office:value-type="string" calcext:value-type="string">
            <text:p>Sopron</text:p>
          </table:table-cell>
          <table:table-cell table:style-name="ce23" office:value-type="float" office:value="439375" calcext:value-type="float">
            <text:p>439375</text:p>
          </table:table-cell>
          <table:table-cell table:style-name="ce23" office:value-type="float" office:value="431775" calcext:value-type="float">
            <text:p>431775</text:p>
          </table:table-cell>
          <table:table-cell table:style-name="ce23" office:value-type="string" calcext:value-type="string">
            <text:p>RU75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87GP88ex</text:p>
          </table:table-cell>
          <table:table-cell table:style-name="ce23" office:value-type="float" office:value="484" calcext:value-type="float">
            <text:p>484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1ruc.html" xlink:type="simple">HG1RUC</text:a></text:p>
          </table:table-cell>
          <table:table-cell table:style-name="ce23" office:value-type="string" calcext:value-type="string">
            <text:p>Szombathely</text:p>
          </table:table-cell>
          <table:table-cell table:style-name="ce23" office:value-type="float" office:value="439125" calcext:value-type="float">
            <text:p>439125</text:p>
          </table:table-cell>
          <table:table-cell table:style-name="ce23" office:value-type="float" office:value="431525" calcext:value-type="float">
            <text:p>431525</text:p>
          </table:table-cell>
          <table:table-cell table:style-name="ce23" office:value-type="string" calcext:value-type="string">
            <text:p>RU73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C4FM/FM</text:p>
          </table:table-cell>
          <table:table-cell table:style-name="ce23" office:value-type="string" calcext:value-type="string">
            <text:p>107.2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float" office:value="567741" calcext:value-type="float">
            <text:p>567741</text:p>
          </table:table-cell>
          <table:table-cell table:style-name="ce23" office:value-type="string" calcext:value-type="string">
            <text:p>JN87HF07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1rud.html" xlink:type="simple">HG1RUD</text:a></text:p>
          </table:table-cell>
          <table:table-cell table:style-name="ce23" office:value-type="string" calcext:value-type="string">
            <text:p>Győr (Nyúl-hegy)</text:p>
          </table:table-cell>
          <table:table-cell table:style-name="ce23" office:value-type="float" office:value="438987.5" calcext:value-type="float">
            <text:p>438987.5</text:p>
          </table:table-cell>
          <table:table-cell table:style-name="ce23" office:value-type="float" office:value="431387.5" calcext:value-type="float">
            <text:p>431387.5</text:p>
          </table:table-cell>
          <table:table-cell table:style-name="ce23" office:value-type="string" calcext:value-type="string">
            <text:p>RU719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87TN89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1rva.html" xlink:type="simple">HG1RVA</text:a></text:p>
          </table:table-cell>
          <table:table-cell table:style-name="ce23" office:value-type="string" calcext:value-type="string">
            <text:p>Zalaegerszeg</text:p>
          </table:table-cell>
          <table:table-cell table:style-name="ce23" office:value-type="float" office:value="145662.5" calcext:value-type="float">
            <text:p>145662.5</text:p>
          </table:table-cell>
          <table:table-cell table:style-name="ce23" office:value-type="float" office:value="145062.5" calcext:value-type="float">
            <text:p>145062.5</text:p>
          </table:table-cell>
          <table:table-cell table:style-name="ce23" office:value-type="string" calcext:value-type="string">
            <text:p>RV53</text:p>
          </table:table-cell>
          <table:table-cell table:style-name="ce23" office:value-type="string" calcext:value-type="string">
            <text:p>R2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 office:value-type="float" office:value="501567" calcext:value-type="float">
            <text:p>501567</text:p>
          </table:table-cell>
          <table:table-cell table:style-name="ce23" office:value-type="string" calcext:value-type="string">
            <text:p>JN86JT75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1rvb.html" xlink:type="simple">HG1RVB</text:a></text:p>
          </table:table-cell>
          <table:table-cell table:style-name="ce23" office:value-type="string" calcext:value-type="string">
            <text:p>Sopron</text:p>
          </table:table-cell>
          <table:table-cell table:style-name="ce23" office:value-type="float" office:value="145687.5" calcext:value-type="float">
            <text:p>145687.5</text:p>
          </table:table-cell>
          <table:table-cell table:style-name="ce23" office:value-type="float" office:value="145087.5" calcext:value-type="float">
            <text:p>145087.5</text:p>
          </table:table-cell>
          <table:table-cell table:style-name="ce23" office:value-type="string" calcext:value-type="string">
            <text:p>RV55</text:p>
          </table:table-cell>
          <table:table-cell table:style-name="ce23" office:value-type="string" calcext:value-type="string">
            <text:p>R3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 office:value-type="float" office:value="7649" calcext:value-type="float">
            <text:p>7649</text:p>
          </table:table-cell>
          <table:table-cell table:style-name="ce23" office:value-type="string" calcext:value-type="string">
            <text:p>JN87GP88ex</text:p>
          </table:table-cell>
          <table:table-cell table:style-name="ce23" office:value-type="float" office:value="484" calcext:value-type="float">
            <text:p>484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1rvd.html" xlink:type="simple">HG1RVD</text:a></text:p>
          </table:table-cell>
          <table:table-cell table:style-name="ce23" office:value-type="string" calcext:value-type="string">
            <text:p>Győr (Nyúl-hegy)</text:p>
          </table:table-cell>
          <table:table-cell table:style-name="ce23" office:value-type="float" office:value="145637.5" calcext:value-type="float">
            <text:p>145637.5</text:p>
          </table:table-cell>
          <table:table-cell table:style-name="ce23" office:value-type="float" office:value="145037.5" calcext:value-type="float">
            <text:p>145037.5</text:p>
          </table:table-cell>
          <table:table-cell table:style-name="ce23" office:value-type="string" calcext:value-type="string">
            <text:p>RV51</text:p>
          </table:table-cell>
          <table:table-cell table:style-name="ce23" office:value-type="string" calcext:value-type="string">
            <text:p>R1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7.2</text:p>
          </table:table-cell>
          <table:table-cell table:style-name="ce26"/>
          <table:table-cell table:style-name="ce23" office:value-type="string" calcext:value-type="string">
            <text:p>JN87TN89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3">
          <table:table-cell table:style-name="ce23" office:value-type="string" calcext:value-type="string">
            <text:p><text:a xlink:href="http://ha2to.orbel.hu/content/repeaters/hu/hg2rub.html" xlink:type="simple">HG2RUB</text:a></text:p>
          </table:table-cell>
          <table:table-cell table:style-name="ce23" office:value-type="string" calcext:value-type="string">
            <text:p>Esztergom (Vaskapu-hegy)</text:p>
          </table:table-cell>
          <table:table-cell table:style-name="ce23" office:value-type="float" office:value="439425" calcext:value-type="float">
            <text:p>439425</text:p>
          </table:table-cell>
          <table:table-cell table:style-name="ce23" office:value-type="float" office:value="431825" calcext:value-type="float">
            <text:p>431825</text:p>
          </table:table-cell>
          <table:table-cell table:style-name="ce23" office:value-type="string" calcext:value-type="string">
            <text:p>RU754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7.2</text:p>
          </table:table-cell>
          <table:table-cell table:style-name="ce23" office:value-type="float" office:value="150187" calcext:value-type="float">
            <text:p>150187</text:p>
          </table:table-cell>
          <table:table-cell table:style-name="ce23" office:value-type="string" calcext:value-type="string">
            <text:p>JN97JS28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2ruc.html" xlink:type="simple">HG2RUC</text:a></text:p>
          </table:table-cell>
          <table:table-cell table:style-name="ce23" office:value-type="string" calcext:value-type="string">
            <text:p>Gerecse</text:p>
          </table:table-cell>
          <table:table-cell table:style-name="ce23" office:value-type="float" office:value="439400" calcext:value-type="float">
            <text:p>439400</text:p>
          </table:table-cell>
          <table:table-cell table:style-name="ce23" office:value-type="float" office:value="431800" calcext:value-type="float">
            <text:p>431800</text:p>
          </table:table-cell>
          <table:table-cell table:style-name="ce23" office:value-type="string" calcext:value-type="string">
            <text:p>RU752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7.2</text:p>
          </table:table-cell>
          <table:table-cell table:style-name="ce23" office:value-type="float" office:value="946110" calcext:value-type="float">
            <text:p>946110</text:p>
          </table:table-cell>
          <table:table-cell table:style-name="ce23" office:value-type="string" calcext:value-type="string">
            <text:p>JN97FQ92</text:p>
          </table:table-cell>
          <table:table-cell table:style-name="ce23" office:value-type="float" office:value="646" calcext:value-type="float">
            <text:p>64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2rud.html" xlink:type="simple">HG2RUD</text:a></text:p>
          </table:table-cell>
          <table:table-cell table:style-name="ce23" office:value-type="string" calcext:value-type="string">
            <text:p>Kab-hegy</text:p>
          </table:table-cell>
          <table:table-cell table:style-name="ce23" office:value-type="float" office:value="439450" calcext:value-type="float">
            <text:p>439450</text:p>
          </table:table-cell>
          <table:table-cell table:style-name="ce23" office:value-type="float" office:value="431850" calcext:value-type="float">
            <text:p>431850</text:p>
          </table:table-cell>
          <table:table-cell table:style-name="ce23" office:value-type="string" calcext:value-type="string">
            <text:p>RU756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7.2</text:p>
          </table:table-cell>
          <table:table-cell table:style-name="ce23" office:value-type="float" office:value="932036" calcext:value-type="float">
            <text:p>932036</text:p>
          </table:table-cell>
          <table:table-cell table:style-name="ce23" office:value-type="string" calcext:value-type="string">
            <text:p>JN87TB81tc</text:p>
          </table:table-cell>
          <table:table-cell table:style-name="ce23" office:value-type="float" office:value="680" calcext:value-type="float">
            <text:p>68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2rva.html" xlink:type="simple">HG2RVA</text:a></text:p>
          </table:table-cell>
          <table:table-cell table:style-name="ce23" office:value-type="string" calcext:value-type="string">
            <text:p>Kőrishegy (Bakony)</text:p>
          </table:table-cell>
          <table:table-cell table:style-name="ce23" office:value-type="float" office:value="145712.5" calcext:value-type="float">
            <text:p>145712.5</text:p>
          </table:table-cell>
          <table:table-cell table:style-name="ce23" office:value-type="float" office:value="145112.5" calcext:value-type="float">
            <text:p>145112.5</text:p>
          </table:table-cell>
          <table:table-cell table:style-name="ce23" office:value-type="string" calcext:value-type="string">
            <text:p>RV57</text:p>
          </table:table-cell>
          <table:table-cell table:style-name="ce23" office:value-type="string" calcext:value-type="string">
            <text:p>R4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87VH00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2rvc.html" xlink:type="simple">HG2RVC</text:a></text:p>
          </table:table-cell>
          <table:table-cell table:style-name="ce23" office:value-type="string" calcext:value-type="string">
            <text:p>Dorog</text:p>
          </table:table-cell>
          <table:table-cell table:style-name="ce23" office:value-type="float" office:value="145662.5" calcext:value-type="float">
            <text:p>145662.5</text:p>
          </table:table-cell>
          <table:table-cell table:style-name="ce23" office:value-type="float" office:value="145062.5" calcext:value-type="float">
            <text:p>145062.5</text:p>
          </table:table-cell>
          <table:table-cell table:style-name="ce23" office:value-type="string" calcext:value-type="string">
            <text:p>RV53</text:p>
          </table:table-cell>
          <table:table-cell table:style-name="ce23" office:value-type="string" calcext:value-type="string">
            <text:p>R2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107.2</text:p>
          </table:table-cell>
          <table:table-cell table:style-name="ce26"/>
          <table:table-cell table:style-name="ce23" office:value-type="string" calcext:value-type="string">
            <text:p>JN97IR73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3">
          <table:table-cell table:style-name="ce23" office:value-type="string" calcext:value-type="string">
            <text:p><text:a xlink:href="http://ha2to.orbel.hu/content/repeaters/hu/hg2rvd.html" xlink:type="simple">HG2RVD</text:a></text:p>
          </table:table-cell>
          <table:table-cell table:style-name="ce23" office:value-type="string" calcext:value-type="string">
            <text:p>Esztergom (Vaskapu-hegy)</text:p>
          </table:table-cell>
          <table:table-cell table:style-name="ce23" office:value-type="float" office:value="145787.5" calcext:value-type="float">
            <text:p>145787.5</text:p>
          </table:table-cell>
          <table:table-cell table:style-name="ce23" office:value-type="float" office:value="145187.5" calcext:value-type="float">
            <text:p>145187.5</text:p>
          </table:table-cell>
          <table:table-cell table:style-name="ce23" office:value-type="string" calcext:value-type="string">
            <text:p>RV63</text:p>
          </table:table-cell>
          <table:table-cell table:style-name="ce23" office:value-type="string" calcext:value-type="string">
            <text:p>R7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7.2</text:p>
          </table:table-cell>
          <table:table-cell table:style-name="ce23" office:value-type="float" office:value="185833" calcext:value-type="float">
            <text:p>185833</text:p>
          </table:table-cell>
          <table:table-cell table:style-name="ce23" office:value-type="string" calcext:value-type="string">
            <text:p>JN97JS28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2rvg.html" xlink:type="simple">HG2RVG</text:a></text:p>
          </table:table-cell>
          <table:table-cell table:style-name="ce23" office:value-type="string" calcext:value-type="string">
            <text:p>Tihany</text:p>
          </table:table-cell>
          <table:table-cell table:style-name="ce23" office:value-type="float" office:value="145750" calcext:value-type="float">
            <text:p>145750</text:p>
          </table:table-cell>
          <table:table-cell table:style-name="ce23" office:value-type="float" office:value="145150" calcext:value-type="float">
            <text:p>145150</text:p>
          </table:table-cell>
          <table:table-cell table:style-name="ce23" office:value-type="string" calcext:value-type="string">
            <text:p>RV60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style-name="ce23" office:value-type="string" calcext:value-type="string">
            <text:p>103.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float" office:value="246807" calcext:value-type="float">
            <text:p>246807</text:p>
          </table:table-cell>
          <table:table-cell table:style-name="ce23" office:value-type="string" calcext:value-type="string">
            <text:p>JN86WV66fc</text:p>
          </table:table-cell>
          <table:table-cell table:style-name="ce23" office:value-type="float" office:value="281" calcext:value-type="float">
            <text:p>281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2rvx.html" xlink:type="simple">HG2RVX</text:a></text:p>
          </table:table-cell>
          <table:table-cell table:style-name="ce23" office:value-type="string" calcext:value-type="string">
            <text:p>Gerecse</text:p>
          </table:table-cell>
          <table:table-cell table:style-name="ce23" office:value-type="float" office:value="144700" calcext:value-type="float">
            <text:p>144700</text:p>
          </table:table-cell>
          <table:table-cell table:style-name="ce23" office:value-type="float" office:value="70475" calcext:value-type="float">
            <text:p>70475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/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97FQ92</text:p>
          </table:table-cell>
          <table:table-cell table:style-name="ce23" office:value-type="float" office:value="708" calcext:value-type="float">
            <text:p>70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3rua.html" xlink:type="simple">HG3RUA</text:a></text:p>
          </table:table-cell>
          <table:table-cell table:style-name="ce23" office:value-type="string" calcext:value-type="string">
            <text:p>Siófok (Ságvár)</text:p>
          </table:table-cell>
          <table:table-cell table:style-name="ce23" office:value-type="float" office:value="439150" calcext:value-type="float">
            <text:p>439150</text:p>
          </table:table-cell>
          <table:table-cell table:style-name="ce23" office:value-type="float" office:value="431550" calcext:value-type="float">
            <text:p>431550</text:p>
          </table:table-cell>
          <table:table-cell table:style-name="ce23" office:value-type="string" calcext:value-type="string">
            <text:p>RU732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 office:value-type="float" office:value="406612" calcext:value-type="float">
            <text:p>406612</text:p>
          </table:table-cell>
          <table:table-cell table:style-name="ce23" office:value-type="string" calcext:value-type="string">
            <text:p>JN96BT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3rub.html" xlink:type="simple">HG3RUB</text:a></text:p>
          </table:table-cell>
          <table:table-cell table:style-name="ce23" office:value-type="string" calcext:value-type="string">
            <text:p>Dombóvár</text:p>
          </table:table-cell>
          <table:table-cell table:style-name="ce23" office:value-type="float" office:value="439337.5" calcext:value-type="float">
            <text:p>439337.5</text:p>
          </table:table-cell>
          <table:table-cell table:style-name="ce23" office:value-type="float" office:value="431737.5" calcext:value-type="float">
            <text:p>431737.5</text:p>
          </table:table-cell>
          <table:table-cell table:style-name="ce23" office:value-type="string" calcext:value-type="string">
            <text:p>RU747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86.2</text:p>
          </table:table-cell>
          <table:table-cell table:style-name="ce26"/>
          <table:table-cell table:style-name="ce23" office:value-type="string" calcext:value-type="string">
            <text:p>JN96BJ40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string" calcext:value-type="string">
            <text:p>in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3ruc.html" xlink:type="simple">HG3RUC</text:a></text:p>
          </table:table-cell>
          <table:table-cell table:style-name="ce23" office:value-type="string" calcext:value-type="string">
            <text:p>Pécs (Misina-tető)</text:p>
          </table:table-cell>
          <table:table-cell table:style-name="ce23" office:value-type="float" office:value="438900" calcext:value-type="float">
            <text:p>438900</text:p>
          </table:table-cell>
          <table:table-cell table:style-name="ce23" office:value-type="float" office:value="431300" calcext:value-type="float">
            <text:p>431300</text:p>
          </table:table-cell>
          <table:table-cell table:style-name="ce23" office:value-type="string" calcext:value-type="string">
            <text:p>RU712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3.5</text:p>
          </table:table-cell>
          <table:table-cell table:style-name="ce26"/>
          <table:table-cell table:style-name="ce23" office:value-type="string" calcext:value-type="string">
            <text:p>JN96CC63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3ruf.html" xlink:type="simple">HG3RUF</text:a></text:p>
          </table:table-cell>
          <table:table-cell table:style-name="ce23" office:value-type="string" calcext:value-type="string">
            <text:p>Kaposvár 2. (Igal)</text:p>
          </table:table-cell>
          <table:table-cell table:style-name="ce23" office:value-type="float" office:value="439250" calcext:value-type="float">
            <text:p>439250</text:p>
          </table:table-cell>
          <table:table-cell table:style-name="ce23" office:value-type="float" office:value="431650" calcext:value-type="float">
            <text:p>431650</text:p>
          </table:table-cell>
          <table:table-cell table:style-name="ce23" office:value-type="string" calcext:value-type="string">
            <text:p>RU74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88.5</text:p>
          </table:table-cell>
          <table:table-cell table:style-name="ce26"/>
          <table:table-cell table:style-name="ce23" office:value-type="string" calcext:value-type="string">
            <text:p>JN86XN15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string" calcext:value-type="string">
            <text:p>in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3rva.html" xlink:type="simple">HG3RVA</text:a></text:p>
          </table:table-cell>
          <table:table-cell table:style-name="ce23" office:value-type="string" calcext:value-type="string">
            <text:p>Pécs (Misina-tető)</text:p>
          </table:table-cell>
          <table:table-cell table:style-name="ce23" office:value-type="float" office:value="145775" calcext:value-type="float">
            <text:p>145775</text:p>
          </table:table-cell>
          <table:table-cell table:style-name="ce23" office:value-type="float" office:value="145175" calcext:value-type="float">
            <text:p>145175</text:p>
          </table:table-cell>
          <table:table-cell table:style-name="ce23" office:value-type="string" calcext:value-type="string">
            <text:p>RV62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3.5</text:p>
          </table:table-cell>
          <table:table-cell table:style-name="ce23" office:value-type="float" office:value="253657" calcext:value-type="float">
            <text:p>253657</text:p>
          </table:table-cell>
          <table:table-cell table:style-name="ce23" office:value-type="string" calcext:value-type="string">
            <text:p>JN96CC63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3rvb.html" xlink:type="simple">HG3RVB</text:a></text:p>
          </table:table-cell>
          <table:table-cell table:style-name="ce23" office:value-type="string" calcext:value-type="string">
            <text:p>Fonyód (Balaton)</text:p>
          </table:table-cell>
          <table:table-cell table:style-name="ce23" office:value-type="float" office:value="145612.5" calcext:value-type="float">
            <text:p>145612.5</text:p>
          </table:table-cell>
          <table:table-cell table:style-name="ce23" office:value-type="float" office:value="145012.5" calcext:value-type="float">
            <text:p>145012.5</text:p>
          </table:table-cell>
          <table:table-cell table:style-name="ce23" office:value-type="string" calcext:value-type="string">
            <text:p>RV49</text:p>
          </table:table-cell>
          <table:table-cell table:style-name="ce23" office:value-type="string" calcext:value-type="string">
            <text:p>R0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 office:value-type="float" office:value="202467" calcext:value-type="float">
            <text:p>202467</text:p>
          </table:table-cell>
          <table:table-cell table:style-name="ce23" office:value-type="string" calcext:value-type="string">
            <text:p>JN86SR57df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3rvc.html" xlink:type="simple">HG3RVC</text:a></text:p>
          </table:table-cell>
          <table:table-cell table:style-name="ce23" office:value-type="string" calcext:value-type="string">
            <text:p>Szekszárd</text:p>
          </table:table-cell>
          <table:table-cell table:style-name="ce23" office:value-type="float" office:value="145737.5" calcext:value-type="float">
            <text:p>145737.5</text:p>
          </table:table-cell>
          <table:table-cell table:style-name="ce23" office:value-type="float" office:value="145137.5" calcext:value-type="float">
            <text:p>145137.5</text:p>
          </table:table-cell>
          <table:table-cell table:style-name="ce23" office:value-type="string" calcext:value-type="string">
            <text:p>RV59</text:p>
          </table:table-cell>
          <table:table-cell table:style-name="ce23" office:value-type="string" calcext:value-type="string">
            <text:p>R5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style-name="ce23" office:value-type="string" calcext:value-type="string">
            <text:p>74.4</text:p>
          </table:table-cell>
          <table:table-cell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96II07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3rvf.html" xlink:type="simple">HG3RVF</text:a></text:p>
          </table:table-cell>
          <table:table-cell table:style-name="ce23" office:value-type="string" calcext:value-type="string">
            <text:p>Kaposvár 2. (Igal)</text:p>
          </table:table-cell>
          <table:table-cell table:style-name="ce23" office:value-type="float" office:value="145700" calcext:value-type="float">
            <text:p>145700</text:p>
          </table:table-cell>
          <table:table-cell table:style-name="ce23" office:value-type="float" office:value="145100" calcext:value-type="float">
            <text:p>145100</text:p>
          </table:table-cell>
          <table:table-cell table:style-name="ce23" office:value-type="string" calcext:value-type="string">
            <text:p>RV56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74.4</text:p>
          </table:table-cell>
          <table:table-cell table:style-name="ce23" office:value-type="float" office:value="58700" calcext:value-type="float">
            <text:p>58700</text:p>
          </table:table-cell>
          <table:table-cell table:style-name="ce23" office:value-type="string" calcext:value-type="string">
            <text:p>JN86XN15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4rua.html" xlink:type="simple">HG4RUA</text:a></text:p>
          </table:table-cell>
          <table:table-cell table:style-name="ce23" office:value-type="string" calcext:value-type="string">
            <text:p>Kőszárhegy (Polgárdi)</text:p>
          </table:table-cell>
          <table:table-cell table:style-name="ce23" office:value-type="float" office:value="438700" calcext:value-type="float">
            <text:p>438700</text:p>
          </table:table-cell>
          <table:table-cell table:style-name="ce23" office:value-type="float" office:value="431100" calcext:value-type="float">
            <text:p>431100</text:p>
          </table:table-cell>
          <table:table-cell table:style-name="ce23" office:value-type="string" calcext:value-type="string">
            <text:p>RU696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07.2</text:p>
          </table:table-cell>
          <table:table-cell table:style-name="ce26"/>
          <table:table-cell table:style-name="ce23" office:value-type="string" calcext:value-type="string">
            <text:p>JN97DC71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4rub.html" xlink:type="simple">HG4RUB</text:a></text:p>
          </table:table-cell>
          <table:table-cell table:style-name="ce23" office:value-type="string" calcext:value-type="string">
            <text:p>Székesfehérvár</text:p>
          </table:table-cell>
          <table:table-cell table:style-name="ce23" office:value-type="float" office:value="438725" calcext:value-type="float">
            <text:p>438725</text:p>
          </table:table-cell>
          <table:table-cell table:style-name="ce23" office:value-type="float" office:value="431125" calcext:value-type="float">
            <text:p>431125</text:p>
          </table:table-cell>
          <table:table-cell table:style-name="ce23" office:value-type="string" calcext:value-type="string">
            <text:p>RU698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style-name="ce23" office:value-type="string" calcext:value-type="string">
            <text:p>107.2</text:p>
          </table:table-cell>
          <table:table-cell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97FE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string" calcext:value-type="string">
            <text:p>in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4ruc.html" xlink:type="simple">HG4RUC</text:a></text:p>
          </table:table-cell>
          <table:table-cell table:style-name="ce23" office:value-type="string" calcext:value-type="string">
            <text:p>Székesfehérvár</text:p>
          </table:table-cell>
          <table:table-cell table:style-name="ce23" office:value-type="float" office:value="438750" calcext:value-type="float">
            <text:p>438750</text:p>
          </table:table-cell>
          <table:table-cell table:style-name="ce23" office:value-type="float" office:value="431150" calcext:value-type="float">
            <text:p>431150</text:p>
          </table:table-cell>
          <table:table-cell table:style-name="ce23" office:value-type="string" calcext:value-type="string">
            <text:p>RU7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07.2</text:p>
          </table:table-cell>
          <table:table-cell table:style-name="ce23" office:value-type="float" office:value="247090" calcext:value-type="float">
            <text:p>247090</text:p>
          </table:table-cell>
          <table:table-cell table:style-name="ce23" office:value-type="string" calcext:value-type="string">
            <text:p>JN97FE69FB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5rha.html" xlink:type="simple">HG5RHA</text:a></text:p>
          </table:table-cell>
          <table:table-cell table:style-name="ce23" office:value-type="string" calcext:value-type="string">
            <text:p>Budapest</text:p>
          </table:table-cell>
          <table:table-cell table:style-name="ce23" office:value-type="float" office:value="29670" calcext:value-type="float">
            <text:p>29670</text:p>
          </table:table-cell>
          <table:table-cell table:style-name="ce23" office:value-type="float" office:value="29570" calcext:value-type="float">
            <text:p>2957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float" office:value="-100" calcext:value-type="float">
            <text:p>-100</text:p>
          </table:table-cell>
          <table:table-cell table:style-name="ce23" office:value-type="string" calcext:value-type="string">
            <text:p>FM</text:p>
          </table:table-cell>
          <table:table-cell table:style-name="ce23" office:value-type="string" calcext:value-type="string">
            <text:p>103.5</text:p>
          </table:table-cell>
          <table:table-cell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97MN02</text:p>
          </table:table-cell>
          <table:table-cell table:style-name="ce23" office:value-type="float" office:value="437" calcext:value-type="float">
            <text:p>437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3">
          <table:table-cell table:style-name="ce23" office:value-type="string" calcext:value-type="string">
            <text:p><text:a xlink:href="http://ha2to.orbel.hu/content/repeaters/hu/hg5rug.html" xlink:type="simple">HG5RUG</text:a></text:p>
          </table:table-cell>
          <table:table-cell table:style-name="ce23" office:value-type="string" calcext:value-type="string">
            <text:p>Budapest (Hármashatár-hegy)</text:p>
          </table:table-cell>
          <table:table-cell table:style-name="ce23" office:value-type="float" office:value="439200" calcext:value-type="float">
            <text:p>439200</text:p>
          </table:table-cell>
          <table:table-cell table:style-name="ce23" office:value-type="float" office:value="431600" calcext:value-type="float">
            <text:p>431600</text:p>
          </table:table-cell>
          <table:table-cell table:style-name="ce23" office:value-type="string" calcext:value-type="string">
            <text:p>RU736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225722" calcext:value-type="float">
            <text:p>225722</text:p>
          </table:table-cell>
          <table:table-cell table:style-name="ce23" office:value-type="string" calcext:value-type="string">
            <text:p>JN97MN02ea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5rux.html" xlink:type="simple">HG5RUX</text:a></text:p>
          </table:table-cell>
          <table:table-cell table:style-name="ce23" office:value-type="string" calcext:value-type="string">
            <text:p>Budapest</text:p>
          </table:table-cell>
          <table:table-cell table:style-name="ce23" office:value-type="float" office:value="433700" calcext:value-type="float">
            <text:p>433700</text:p>
          </table:table-cell>
          <table:table-cell table:style-name="ce23" office:value-type="float" office:value="70475" calcext:value-type="float">
            <text:p>70475</text:p>
          </table:table-cell>
          <table:table-cell table:style-name="ce23" office:value-type="string" calcext:value-type="string">
            <text:p>RU296</text:p>
          </table:table-cell>
          <table:table-cell table:style-name="ce23" office:value-type="string" calcext:value-type="string">
            <text:p>-</text:p>
          </table:table-cell>
          <table:table-cell table:style-name="ce26"/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447262" calcext:value-type="float">
            <text:p>447262</text:p>
          </table:table-cell>
          <table:table-cell table:style-name="ce26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3">
          <table:table-cell table:style-name="ce23" office:value-type="string" calcext:value-type="string">
            <text:p><text:a xlink:href="http://ha2to.orbel.hu/content/repeaters/hu/hg5rva.html" xlink:type="simple">HG5RVA</text:a></text:p>
          </table:table-cell>
          <table:table-cell table:style-name="ce23" office:value-type="string" calcext:value-type="string">
            <text:p>Budapest (Hármashatár-hegy)</text:p>
          </table:table-cell>
          <table:table-cell table:style-name="ce23" office:value-type="float" office:value="145675" calcext:value-type="float">
            <text:p>145675</text:p>
          </table:table-cell>
          <table:table-cell table:style-name="ce23" office:value-type="float" office:value="145075" calcext:value-type="float">
            <text:p>145075</text:p>
          </table:table-cell>
          <table:table-cell table:style-name="ce23" office:value-type="string" calcext:value-type="string">
            <text:p>RV54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JN97LN93rh</text:p>
          </table:table-cell>
          <table:table-cell table:style-name="ce23" office:value-type="float" office:value="502" calcext:value-type="float">
            <text:p>502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5rvb.html" xlink:type="simple">HG5RVB</text:a></text:p>
          </table:table-cell>
          <table:table-cell table:style-name="ce23" office:value-type="string" calcext:value-type="string">
            <text:p>Budapest (Svábhegy)</text:p>
          </table:table-cell>
          <table:table-cell table:style-name="ce23" office:value-type="float" office:value="145600" calcext:value-type="float">
            <text:p>145600</text:p>
          </table:table-cell>
          <table:table-cell table:style-name="ce23" office:value-type="float" office:value="145000" calcext:value-type="float">
            <text:p>145000</text:p>
          </table:table-cell>
          <table:table-cell table:style-name="ce23" office:value-type="string" calcext:value-type="string">
            <text:p>RV48</text:p>
          </table:table-cell>
          <table:table-cell table:style-name="ce23" office:value-type="string" calcext:value-type="string">
            <text:p>R0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JN97LM60sh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6rua.html" xlink:type="simple">HG6RUA</text:a></text:p>
          </table:table-cell>
          <table:table-cell table:style-name="ce23" office:value-type="string" calcext:value-type="string">
            <text:p>Galyatető (Mátra)</text:p>
          </table:table-cell>
          <table:table-cell table:style-name="ce23" office:value-type="float" office:value="439375" calcext:value-type="float">
            <text:p>439375</text:p>
          </table:table-cell>
          <table:table-cell table:style-name="ce23" office:value-type="float" office:value="431775" calcext:value-type="float">
            <text:p>431775</text:p>
          </table:table-cell>
          <table:table-cell table:style-name="ce23" office:value-type="string" calcext:value-type="string">
            <text:p>RU75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JN97WV99</text:p>
          </table:table-cell>
          <table:table-cell table:style-name="ce23" office:value-type="float" office:value="1035" calcext:value-type="float">
            <text:p>1035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6rva.html" xlink:type="simple">HG6RVA</text:a></text:p>
          </table:table-cell>
          <table:table-cell table:style-name="ce23" office:value-type="string" calcext:value-type="string">
            <text:p>Galyatető (Mátra)</text:p>
          </table:table-cell>
          <table:table-cell table:style-name="ce23" office:value-type="float" office:value="145625" calcext:value-type="float">
            <text:p>145625</text:p>
          </table:table-cell>
          <table:table-cell table:style-name="ce23" office:value-type="float" office:value="145025" calcext:value-type="float">
            <text:p>145025</text:p>
          </table:table-cell>
          <table:table-cell table:style-name="ce23" office:value-type="string" calcext:value-type="string">
            <text:p>RV50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style-name="ce23" office:value-type="string" calcext:value-type="string">
            <text:p>114.8</text:p>
          </table:table-cell>
          <table:table-cell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97WV99</text:p>
          </table:table-cell>
          <table:table-cell table:style-name="ce23" office:value-type="float" office:value="1035" calcext:value-type="float">
            <text:p>1035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6rvx.html" xlink:type="simple">HG6RVX</text:a></text:p>
          </table:table-cell>
          <table:table-cell table:style-name="ce23" office:value-type="string" calcext:value-type="string">
            <text:p>Galyatető (Mátra)</text:p>
          </table:table-cell>
          <table:table-cell table:style-name="ce23" office:value-type="float" office:value="144562.5" calcext:value-type="float">
            <text:p>144562.5</text:p>
          </table:table-cell>
          <table:table-cell table:style-name="ce23" office:value-type="float" office:value="70475" calcext:value-type="float">
            <text:p>70475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/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JN97WV99</text:p>
          </table:table-cell>
          <table:table-cell table:style-name="ce23" office:value-type="float" office:value="1035" calcext:value-type="float">
            <text:p>1035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7rua.html" xlink:type="simple">HG7RUA</text:a></text:p>
          </table:table-cell>
          <table:table-cell table:style-name="ce23" office:value-type="string" calcext:value-type="string">
            <text:p>Érd</text:p>
          </table:table-cell>
          <table:table-cell table:style-name="ce23" office:value-type="float" office:value="438675" calcext:value-type="float">
            <text:p>438675</text:p>
          </table:table-cell>
          <table:table-cell table:style-name="ce23" office:value-type="float" office:value="431075" calcext:value-type="float">
            <text:p>431075</text:p>
          </table:table-cell>
          <table:table-cell table:style-name="ce23" office:value-type="string" calcext:value-type="string">
            <text:p>RU694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602241" calcext:value-type="float">
            <text:p>602241</text:p>
          </table:table-cell>
          <table:table-cell table:style-name="ce23" office:value-type="string" calcext:value-type="string">
            <text:p>JN97KK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7rub.html" xlink:type="simple">HG7RUB</text:a></text:p>
          </table:table-cell>
          <table:table-cell table:style-name="ce23" office:value-type="string" calcext:value-type="string">
            <text:p>Cegléd</text:p>
          </table:table-cell>
          <table:table-cell table:style-name="ce23" office:value-type="float" office:value="438800" calcext:value-type="float">
            <text:p>438800</text:p>
          </table:table-cell>
          <table:table-cell table:style-name="ce23" office:value-type="float" office:value="431200" calcext:value-type="float">
            <text:p>431200</text:p>
          </table:table-cell>
          <table:table-cell table:style-name="ce23" office:value-type="string" calcext:value-type="string">
            <text:p>RU704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JN97VE52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7ruc.html" xlink:type="simple">HG7RUC</text:a></text:p>
          </table:table-cell>
          <table:table-cell table:style-name="ce23" office:value-type="string" calcext:value-type="string">
            <text:p>Dobogókő</text:p>
          </table:table-cell>
          <table:table-cell table:style-name="ce23" office:value-type="float" office:value="439350" calcext:value-type="float">
            <text:p>439350</text:p>
          </table:table-cell>
          <table:table-cell table:style-name="ce23" office:value-type="float" office:value="431750" calcext:value-type="float">
            <text:p>431750</text:p>
          </table:table-cell>
          <table:table-cell table:style-name="ce23" office:value-type="string" calcext:value-type="string">
            <text:p>RU748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340930" calcext:value-type="float">
            <text:p>340930</text:p>
          </table:table-cell>
          <table:table-cell table:style-name="ce23" office:value-type="string" calcext:value-type="string">
            <text:p>JN97KR82</text:p>
          </table:table-cell>
          <table:table-cell table:style-name="ce23" office:value-type="float" office:value="740" calcext:value-type="float">
            <text:p>74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4">
          <table:table-cell table:style-name="ce23" office:value-type="string" calcext:value-type="string">
            <text:p><text:a xlink:href="http://ha2to.orbel.hu/content/repeaters/hu/hg7rue.html" xlink:type="simple">HG7RUE</text:a></text:p>
          </table:table-cell>
          <table:table-cell table:style-name="ce23" office:value-type="string" calcext:value-type="string">
            <text:p>Budapest (Széchenyi-hegy, TV-torony)</text:p>
          </table:table-cell>
          <table:table-cell table:style-name="ce23" office:value-type="float" office:value="438775" calcext:value-type="float">
            <text:p>438775</text:p>
          </table:table-cell>
          <table:table-cell table:style-name="ce23" office:value-type="float" office:value="431175" calcext:value-type="float">
            <text:p>431175</text:p>
          </table:table-cell>
          <table:table-cell table:style-name="ce23" office:value-type="string" calcext:value-type="string">
            <text:p>RU702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567011" calcext:value-type="float">
            <text:p>567011</text:p>
          </table:table-cell>
          <table:table-cell table:style-name="ce23" office:value-type="string" calcext:value-type="string">
            <text:p>JN97LL78nb</text:p>
          </table:table-cell>
          <table:table-cell table:style-name="ce23" office:value-type="float" office:value="528" calcext:value-type="float">
            <text:p>52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7rva.html" xlink:type="simple">HG7RVA</text:a></text:p>
          </table:table-cell>
          <table:table-cell table:style-name="ce23" office:value-type="string" calcext:value-type="string">
            <text:p>Érd</text:p>
          </table:table-cell>
          <table:table-cell table:style-name="ce23" office:value-type="float" office:value="145650" calcext:value-type="float">
            <text:p>145650</text:p>
          </table:table-cell>
          <table:table-cell table:style-name="ce23" office:value-type="float" office:value="145050" calcext:value-type="float">
            <text:p>145050</text:p>
          </table:table-cell>
          <table:table-cell table:style-name="ce23" office:value-type="string" calcext:value-type="string">
            <text:p>RV52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 office:value-type="float" office:value="608207" calcext:value-type="float">
            <text:p>608207</text:p>
          </table:table-cell>
          <table:table-cell table:style-name="ce23" office:value-type="string" calcext:value-type="string">
            <text:p>JN97KK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7rvc.html" xlink:type="simple">HG7RVC</text:a></text:p>
          </table:table-cell>
          <table:table-cell table:style-name="ce23" office:value-type="string" calcext:value-type="string">
            <text:p>Cegléd</text:p>
          </table:table-cell>
          <table:table-cell table:style-name="ce23" office:value-type="float" office:value="145787.5" calcext:value-type="float">
            <text:p>145787.5</text:p>
          </table:table-cell>
          <table:table-cell table:style-name="ce23" office:value-type="float" office:value="145187.5" calcext:value-type="float">
            <text:p>145187.5</text:p>
          </table:table-cell>
          <table:table-cell table:style-name="ce23" office:value-type="string" calcext:value-type="string">
            <text:p>RV63</text:p>
          </table:table-cell>
          <table:table-cell table:style-name="ce23" office:value-type="string" calcext:value-type="string">
            <text:p>R7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JN97VE52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8rua.html" xlink:type="simple">HG8RUA</text:a></text:p>
          </table:table-cell>
          <table:table-cell table:style-name="ce23" office:value-type="string" calcext:value-type="string">
            <text:p>Szeged</text:p>
          </table:table-cell>
          <table:table-cell table:style-name="ce23" office:value-type="float" office:value="438662.5" calcext:value-type="float">
            <text:p>438662.5</text:p>
          </table:table-cell>
          <table:table-cell table:style-name="ce23" office:value-type="float" office:value="431062.5" calcext:value-type="float">
            <text:p>431062.5</text:p>
          </table:table-cell>
          <table:table-cell table:style-name="ce23" office:value-type="string" calcext:value-type="string">
            <text:p>RU693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31.8</text:p>
          </table:table-cell>
          <table:table-cell table:style-name="ce23" office:value-type="float" office:value="456737" calcext:value-type="float">
            <text:p>456737</text:p>
          </table:table-cell>
          <table:table-cell table:style-name="ce23" office:value-type="string" calcext:value-type="string">
            <text:p>KN06BG75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8rub.html" xlink:type="simple">HG8RUB</text:a></text:p>
          </table:table-cell>
          <table:table-cell table:style-name="ce23" office:value-type="string" calcext:value-type="string">
            <text:p>Békéscsaba</text:p>
          </table:table-cell>
          <table:table-cell table:style-name="ce23" office:value-type="float" office:value="439000" calcext:value-type="float">
            <text:p>439000</text:p>
          </table:table-cell>
          <table:table-cell table:style-name="ce23" office:value-type="float" office:value="431400" calcext:value-type="float">
            <text:p>431400</text:p>
          </table:table-cell>
          <table:table-cell table:style-name="ce23" office:value-type="string" calcext:value-type="string">
            <text:p>RU72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KN06NQ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8ruc.html" xlink:type="simple">HG8RUC</text:a></text:p>
          </table:table-cell>
          <table:table-cell table:style-name="ce23" office:value-type="string" calcext:value-type="string">
            <text:p>Kiskunfélegyháza</text:p>
          </table:table-cell>
          <table:table-cell table:style-name="ce23" office:value-type="float" office:value="438950" calcext:value-type="float">
            <text:p>438950</text:p>
          </table:table-cell>
          <table:table-cell table:style-name="ce23" office:value-type="float" office:value="431350" calcext:value-type="float">
            <text:p>431350</text:p>
          </table:table-cell>
          <table:table-cell table:style-name="ce23" office:value-type="string" calcext:value-type="string">
            <text:p>RU716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31.8</text:p>
          </table:table-cell>
          <table:table-cell table:style-name="ce26"/>
          <table:table-cell table:style-name="ce23" office:value-type="string" calcext:value-type="string">
            <text:p>JN96VQ95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8rva.html" xlink:type="simple">HG8RVA</text:a></text:p>
          </table:table-cell>
          <table:table-cell table:style-name="ce23" office:value-type="string" calcext:value-type="string">
            <text:p>Kiskunfélegyháza</text:p>
          </table:table-cell>
          <table:table-cell table:style-name="ce23" office:value-type="float" office:value="145762.5" calcext:value-type="float">
            <text:p>145762.5</text:p>
          </table:table-cell>
          <table:table-cell table:style-name="ce23" office:value-type="float" office:value="145162.5" calcext:value-type="float">
            <text:p>145162.5</text:p>
          </table:table-cell>
          <table:table-cell table:style-name="ce23" office:value-type="string" calcext:value-type="string">
            <text:p>RV61</text:p>
          </table:table-cell>
          <table:table-cell table:style-name="ce23" office:value-type="string" calcext:value-type="string">
            <text:p>R6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31.8</text:p>
          </table:table-cell>
          <table:table-cell table:style-name="ce23" office:value-type="float" office:value="448398" calcext:value-type="float">
            <text:p>448398</text:p>
          </table:table-cell>
          <table:table-cell table:style-name="ce23" office:value-type="string" calcext:value-type="string">
            <text:p>JN96VQ95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8rvb.html" xlink:type="simple">HG8RVB</text:a></text:p>
          </table:table-cell>
          <table:table-cell table:style-name="ce23" office:value-type="string" calcext:value-type="string">
            <text:p>Békéscsaba</text:p>
          </table:table-cell>
          <table:table-cell table:style-name="ce23" office:value-type="float" office:value="145700" calcext:value-type="float">
            <text:p>145700</text:p>
          </table:table-cell>
          <table:table-cell table:style-name="ce23" office:value-type="float" office:value="145100" calcext:value-type="float">
            <text:p>145100</text:p>
          </table:table-cell>
          <table:table-cell table:style-name="ce23" office:value-type="string" calcext:value-type="string">
            <text:p>RV56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KN06MQ45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8rvc.html" xlink:type="simple">HG8RVC</text:a></text:p>
          </table:table-cell>
          <table:table-cell table:style-name="ce23" office:value-type="string" calcext:value-type="string">
            <text:p>Szeged</text:p>
          </table:table-cell>
          <table:table-cell table:style-name="ce23" office:value-type="float" office:value="145662.5" calcext:value-type="float">
            <text:p>145662.5</text:p>
          </table:table-cell>
          <table:table-cell table:style-name="ce23" office:value-type="float" office:value="145062.5" calcext:value-type="float">
            <text:p>145062.5</text:p>
          </table:table-cell>
          <table:table-cell table:style-name="ce23" office:value-type="string" calcext:value-type="string">
            <text:p>RV53</text:p>
          </table:table-cell>
          <table:table-cell table:style-name="ce23" office:value-type="string" calcext:value-type="string">
            <text:p>R2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131.8</text:p>
          </table:table-cell>
          <table:table-cell table:style-name="ce23" office:value-type="float" office:value="456734" calcext:value-type="float">
            <text:p>456734</text:p>
          </table:table-cell>
          <table:table-cell table:style-name="ce23" office:value-type="string" calcext:value-type="string">
            <text:p>KN06BG75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8rvd.html" xlink:type="simple">HG8RVD</text:a></text:p>
          </table:table-cell>
          <table:table-cell table:style-name="ce23" office:value-type="string" calcext:value-type="string">
            <text:p>Baja (Csávoly)</text:p>
          </table:table-cell>
          <table:table-cell table:style-name="ce23" office:value-type="float" office:value="145687.5" calcext:value-type="float">
            <text:p>145687.5</text:p>
          </table:table-cell>
          <table:table-cell table:style-name="ce23" office:value-type="float" office:value="145087.5" calcext:value-type="float">
            <text:p>145087.5</text:p>
          </table:table-cell>
          <table:table-cell table:style-name="ce23" office:value-type="string" calcext:value-type="string">
            <text:p>RV55</text:p>
          </table:table-cell>
          <table:table-cell table:style-name="ce23" office:value-type="string" calcext:value-type="string">
            <text:p>R3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JN96NE77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8rve.html" xlink:type="simple">HG8RVE</text:a></text:p>
          </table:table-cell>
          <table:table-cell table:style-name="ce23" office:value-type="string" calcext:value-type="string">
            <text:p>Gyula</text:p>
          </table:table-cell>
          <table:table-cell table:style-name="ce23" office:value-type="float" office:value="145787.5" calcext:value-type="float">
            <text:p>145787.5</text:p>
          </table:table-cell>
          <table:table-cell table:style-name="ce23" office:value-type="float" office:value="145187.5" calcext:value-type="float">
            <text:p>145187.5</text:p>
          </table:table-cell>
          <table:table-cell table:style-name="ce23" office:value-type="string" calcext:value-type="string">
            <text:p>RV63</text:p>
          </table:table-cell>
          <table:table-cell table:style-name="ce23" office:value-type="string" calcext:value-type="string">
            <text:p>R7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6"/>
          <table:table-cell table:style-name="ce23" office:value-type="string" calcext:value-type="string">
            <text:p>KN06PP25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9rua.html" xlink:type="simple">HG9RUA</text:a></text:p>
          </table:table-cell>
          <table:table-cell table:style-name="ce23" office:value-type="string" calcext:value-type="string">
            <text:p>Kis-kőhát (Bükk)</text:p>
          </table:table-cell>
          <table:table-cell table:style-name="ce23" office:value-type="float" office:value="438862.5" calcext:value-type="float">
            <text:p>438862.5</text:p>
          </table:table-cell>
          <table:table-cell table:style-name="ce23" office:value-type="float" office:value="431262.5" calcext:value-type="float">
            <text:p>431262.5</text:p>
          </table:table-cell>
          <table:table-cell table:style-name="ce23" office:value-type="string" calcext:value-type="string">
            <text:p>RU709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KN08FB85gw</text:p>
          </table:table-cell>
          <table:table-cell table:style-name="ce23" office:value-type="float" office:value="979" calcext:value-type="float">
            <text:p>979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9rud.html" xlink:type="simple">HG9RUD</text:a></text:p>
          </table:table-cell>
          <table:table-cell table:style-name="ce23" office:value-type="string" calcext:value-type="string">
            <text:p>Ózd</text:p>
          </table:table-cell>
          <table:table-cell table:style-name="ce23" office:value-type="float" office:value="438762.5" calcext:value-type="float">
            <text:p>438762.5</text:p>
          </table:table-cell>
          <table:table-cell table:style-name="ce23" office:value-type="float" office:value="431162.5" calcext:value-type="float">
            <text:p>431162.5</text:p>
          </table:table-cell>
          <table:table-cell table:style-name="ce23" office:value-type="string" calcext:value-type="string">
            <text:p>RU701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7600" calcext:value-type="float">
            <text:p>-7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6"/>
          <table:table-cell table:style-name="ce23" office:value-type="string" calcext:value-type="string">
            <text:p>KN08DF54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9rva.html" xlink:type="simple">HG9RVA</text:a></text:p>
          </table:table-cell>
          <table:table-cell table:style-name="ce23" office:value-type="string" calcext:value-type="string">
            <text:p>Kis-kőhát (Bükk)</text:p>
          </table:table-cell>
          <table:table-cell table:style-name="ce23" office:value-type="float" office:value="145725" calcext:value-type="float">
            <text:p>145725</text:p>
          </table:table-cell>
          <table:table-cell table:style-name="ce23" office:value-type="float" office:value="145125" calcext:value-type="float">
            <text:p>145125</text:p>
          </table:table-cell>
          <table:table-cell table:style-name="ce23" office:value-type="string" calcext:value-type="string">
            <text:p>RV58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382993" calcext:value-type="float">
            <text:p>382993</text:p>
          </table:table-cell>
          <table:table-cell table:style-name="ce23" office:value-type="string" calcext:value-type="string">
            <text:p>KN08FB85gw</text:p>
          </table:table-cell>
          <table:table-cell table:style-name="ce23" office:value-type="float" office:value="979" calcext:value-type="float">
            <text:p>979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3">
          <table:table-cell table:style-name="ce23" office:value-type="string" calcext:value-type="string">
            <text:p><text:a xlink:href="http://ha2to.orbel.hu/content/repeaters/hu/hg9rvb.html" xlink:type="simple">HG9RVB</text:a></text:p>
          </table:table-cell>
          <table:table-cell table:style-name="ce23" office:value-type="string" calcext:value-type="string">
            <text:p>Miskolc (Bükkszentkereszt)</text:p>
          </table:table-cell>
          <table:table-cell table:style-name="ce23" office:value-type="float" office:value="145687.5" calcext:value-type="float">
            <text:p>145687.5</text:p>
          </table:table-cell>
          <table:table-cell table:style-name="ce23" office:value-type="float" office:value="145087.5" calcext:value-type="float">
            <text:p>145087.5</text:p>
          </table:table-cell>
          <table:table-cell table:style-name="ce23" office:value-type="string" calcext:value-type="string">
            <text:p>RV55</text:p>
          </table:table-cell>
          <table:table-cell table:style-name="ce23" office:value-type="string" calcext:value-type="string">
            <text:p>R3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C4FM/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424421" calcext:value-type="float">
            <text:p>424421</text:p>
          </table:table-cell>
          <table:table-cell table:style-name="ce23" office:value-type="string" calcext:value-type="string">
            <text:p>KN08HB84xo</text:p>
          </table:table-cell>
          <table:table-cell table:style-name="ce23" office:value-type="float" office:value="732" calcext:value-type="float">
            <text:p>732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1">
          <table:table-cell table:style-name="ce23" office:value-type="string" calcext:value-type="string">
            <text:p><text:a xlink:href="http://ha2to.orbel.hu/content/repeaters/hu/hg9rvc.html" xlink:type="simple">HG9RVC</text:a></text:p>
          </table:table-cell>
          <table:table-cell table:style-name="ce23" office:value-type="string" calcext:value-type="string">
            <text:p>Sátoraljaújhely</text:p>
          </table:table-cell>
          <table:table-cell table:style-name="ce23" office:value-type="float" office:value="145775" calcext:value-type="float">
            <text:p>145775</text:p>
          </table:table-cell>
          <table:table-cell table:style-name="ce23" office:value-type="float" office:value="145175" calcext:value-type="float">
            <text:p>145175</text:p>
          </table:table-cell>
          <table:table-cell table:style-name="ce23" office:value-type="string" calcext:value-type="string">
            <text:p>RV62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number-columns-repeated="2" table:style-name="ce23" office:value-type="string" calcext:value-type="string">
            <text:p>114.8</text:p>
          </table:table-cell>
          <table:table-cell table:style-name="ce23" office:value-type="float" office:value="411830" calcext:value-type="float">
            <text:p>411830</text:p>
          </table:table-cell>
          <table:table-cell table:style-name="ce23" office:value-type="string" calcext:value-type="string">
            <text:p>KN08TJ56</text:p>
          </table:table-cell>
          <table:table-cell table:style-name="ce23" office:value-type="float" office:value="558" calcext:value-type="float">
            <text:p>558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>
          <table:table-cell table:style-name="ce23" office:value-type="string" calcext:value-type="string">
            <text:p><text:a xlink:href="http://ha2to.orbel.hu/content/repeaters/hu/hg9rvd.html" xlink:type="simple">HG9RVD</text:a></text:p>
          </table:table-cell>
          <table:table-cell table:style-name="ce23" office:value-type="string" calcext:value-type="string">
            <text:p>Ózd</text:p>
          </table:table-cell>
          <table:table-cell table:style-name="ce23" office:value-type="float" office:value="145762.5" calcext:value-type="float">
            <text:p>145762.5</text:p>
          </table:table-cell>
          <table:table-cell table:style-name="ce23" office:value-type="float" office:value="145162.5" calcext:value-type="float">
            <text:p>145162.5</text:p>
          </table:table-cell>
          <table:table-cell table:style-name="ce23" office:value-type="string" calcext:value-type="string">
            <text:p>RV61</text:p>
          </table:table-cell>
          <table:table-cell table:style-name="ce23" office:value-type="string" calcext:value-type="string">
            <text:p>R6x</text:p>
          </table:table-cell>
          <table:table-cell table:style-name="ce23" office:value-type="float" office:value="-600" calcext:value-type="float">
            <text:p>-600</text:p>
          </table:table-cell>
          <table:table-cell table:style-name="ce23" office:value-type="string" calcext:value-type="string">
            <text:p>FM</text:p>
          </table:table-cell>
          <table:table-cell table:style-name="ce23" office:value-type="string" calcext:value-type="string">
            <text:p>114.8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float" office:value="428776" calcext:value-type="float">
            <text:p>428776</text:p>
          </table:table-cell>
          <table:table-cell table:style-name="ce23" office:value-type="string" calcext:value-type="string">
            <text:p>KN08DF54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string" calcext:value-type="string">
            <text:p>aktív</text:p>
          </table:table-cell>
        </table:table-row>
        <table:table-row table:style-name="ro2" table:number-rows-repeated="10485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HIRP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default-cell-style-name="ce8"/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Duplex</text:p>
          </table:table-cell>
          <table:table-cell table:style-name="Default" office:value-type="string" calcext:value-type="string">
            <text:p>Offset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rToneFreq</text:p>
          </table:table-cell>
          <table:table-cell office:value-type="string" calcext:value-type="string">
            <text:p>cToneFreq</text:p>
          </table:table-cell>
          <table:table-cell office:value-type="string" calcext:value-type="string">
            <text:p>DtcsCode</text:p>
          </table:table-cell>
          <table:table-cell office:value-type="string" calcext:value-type="string">
            <text:p>DtcsPolarit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RCALL</text:p>
          </table:table-cell>
          <table:table-cell office:value-type="string" calcext:value-type="string">
            <text:p>RPT1CALL</text:p>
          </table:table-cell>
          <table:table-cell office:value-type="string" calcext:value-type="string">
            <text:p>RPT2CA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ha2to.orbel.hu'.A2]" office:value-type="string" office:string-value="HG0RUA" calcext:value-type="string">
            <text:p>HG0RUA</text:p>
          </table:table-cell>
          <table:table-cell table:formula="of:=(['ha2to.orbel.hu'.C2]/1000)" office:value-type="float" office:value="438.625" calcext:value-type="float">
            <text:p>438.625000</text:p>
          </table:table-cell>
          <table:table-cell table:formula="of:=IF(['ha2to.orbel.hu'.C2]=['ha2to.orbel.hu'.D2];&quot;&quot;;IF(['ha2to.orbel.hu'.C2]&gt;['ha2to.orbel.hu'.D2];&quot;-&quot;;&quot;+&quot;))" office:value-type="string" office:string-value="-" calcext:value-type="string">
            <text:p>-</text:p>
          </table:table-cell>
          <table:table-cell table:formula="of:=(['ha2to.orbel.hu'.G2]/-1000)" office:value-type="float" office:value="7.6" calcext:value-type="float">
            <text:p>7.600000</text:p>
          </table:table-cell>
          <table:table-cell table:formula="of:=IF(AND([.G2]=&quot;88.5&quot;;[.H2]=&quot;88.5&quot;);&quot;&quot;;IF([.G2]=[.H2];&quot;TSQL&quot;;IF([.G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];&quot;--&quot;;&quot;88.5&quot;)" office:value-type="string" office:string-value="131.8" calcext:value-type="string">
            <text:p>131.8</text:p>
          </table:table-cell>
          <table:table-cell table:formula="of:=SUBSTITUTE(['ha2to.orbel.hu'.J2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]" office:value-type="string" office:string-value="Debrecen" calcext:value-type="string">
            <text:p>Debrecen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ha2to.orbel.hu'.A3]" office:value-type="string" office:string-value="HG0RUB" calcext:value-type="string">
            <text:p>HG0RUB</text:p>
          </table:table-cell>
          <table:table-cell table:formula="of:=(['ha2to.orbel.hu'.C3]/1000)" office:value-type="float" office:value="438.725" calcext:value-type="float">
            <text:p>438.725000</text:p>
          </table:table-cell>
          <table:table-cell table:formula="of:=IF(['ha2to.orbel.hu'.C3]=['ha2to.orbel.hu'.D3];&quot;&quot;;IF(['ha2to.orbel.hu'.C3]&gt;['ha2to.orbel.hu'.D3];&quot;-&quot;;&quot;+&quot;))" office:value-type="string" office:string-value="-" calcext:value-type="string">
            <text:p>-</text:p>
          </table:table-cell>
          <table:table-cell table:formula="of:=(['ha2to.orbel.hu'.G3]/-1000)" office:value-type="float" office:value="7.6" calcext:value-type="float">
            <text:p>7.600000</text:p>
          </table:table-cell>
          <table:table-cell table:formula="of:=IF(AND([.G3]=&quot;88.5&quot;;[.H3]=&quot;88.5&quot;);&quot;&quot;;IF([.G3]=[.H3];&quot;TSQL&quot;;IF([.G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];&quot;--&quot;;&quot;88.5&quot;)" office:value-type="string" office:string-value="131.8" calcext:value-type="string">
            <text:p>131.8</text:p>
          </table:table-cell>
          <table:table-cell table:formula="of:=SUBSTITUTE(['ha2to.orbel.hu'.J3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]" office:value-type="string" office:string-value="Nyíregyháza" calcext:value-type="string">
            <text:p>Nyíregyháza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ha2to.orbel.hu'.A4]" office:value-type="string" office:string-value="HG0RUV" calcext:value-type="string">
            <text:p>HG0RUV</text:p>
          </table:table-cell>
          <table:table-cell table:formula="of:=(['ha2to.orbel.hu'.C4]/1000)" office:value-type="float" office:value="438.925" calcext:value-type="float">
            <text:p>438.925000</text:p>
          </table:table-cell>
          <table:table-cell table:formula="of:=IF(['ha2to.orbel.hu'.C4]=['ha2to.orbel.hu'.D4];&quot;&quot;;IF(['ha2to.orbel.hu'.C4]&gt;['ha2to.orbel.hu'.D4];&quot;-&quot;;&quot;+&quot;))" office:value-type="string" office:string-value="-" calcext:value-type="string">
            <text:p>-</text:p>
          </table:table-cell>
          <table:table-cell table:formula="of:=(['ha2to.orbel.hu'.G4]/-1000)" office:value-type="float" office:value="7.6" calcext:value-type="float">
            <text:p>7.600000</text:p>
          </table:table-cell>
          <table:table-cell table:formula="of:=IF(AND([.G4]=&quot;88.5&quot;;[.H4]=&quot;88.5&quot;);&quot;&quot;;IF([.G4]=[.H4];&quot;TSQL&quot;;IF([.G4]=&quot;88.5&quot;;&quot;Cross&quot;;&quot;Tone&quot;)))">
            <text:p/>
          </table:table-cell>
          <table:table-cell table:formula="of:=SUBSTITUTE(['ha2to.orbel.hu'.I4];&quot;--&quot;;&quot;88.5&quot;)" office:value-type="string" office:string-value="88.5" calcext:value-type="string">
            <text:p>88.5</text:p>
          </table:table-cell>
          <table:table-cell table:formula="of:=SUBSTITUTE(['ha2to.orbel.hu'.J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]" office:value-type="string" office:string-value="Vészhelyzeti átjátszó" calcext:value-type="string">
            <text:p>Vészhelyzeti átjátszó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ha2to.orbel.hu'.A5]" office:value-type="string" office:string-value="HG0RVA" calcext:value-type="string">
            <text:p>HG0RVA</text:p>
          </table:table-cell>
          <table:table-cell table:formula="of:=(['ha2to.orbel.hu'.C5]/1000)" office:value-type="float" office:value="145.6" calcext:value-type="float">
            <text:p>145.600000</text:p>
          </table:table-cell>
          <table:table-cell table:formula="of:=IF(['ha2to.orbel.hu'.C5]=['ha2to.orbel.hu'.D5];&quot;&quot;;IF(['ha2to.orbel.hu'.C5]&gt;['ha2to.orbel.hu'.D5];&quot;-&quot;;&quot;+&quot;))" office:value-type="string" office:string-value="-" calcext:value-type="string">
            <text:p>-</text:p>
          </table:table-cell>
          <table:table-cell table:formula="of:=(['ha2to.orbel.hu'.G5]/-1000)" office:value-type="float" office:value="0.6" calcext:value-type="float">
            <text:p>0.600000</text:p>
          </table:table-cell>
          <table:table-cell table:formula="of:=IF(AND([.G5]=&quot;88.5&quot;;[.H5]=&quot;88.5&quot;);&quot;&quot;;IF([.G5]=[.H5];&quot;TSQL&quot;;IF([.G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];&quot;--&quot;;&quot;88.5&quot;)" office:value-type="string" office:string-value="131.8" calcext:value-type="string">
            <text:p>131.8</text:p>
          </table:table-cell>
          <table:table-cell table:formula="of:=SUBSTITUTE(['ha2to.orbel.hu'.J5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]" office:value-type="string" office:string-value="Debrecen" calcext:value-type="string">
            <text:p>Debrecen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ha2to.orbel.hu'.A6]" office:value-type="string" office:string-value="HG1RUA" calcext:value-type="string">
            <text:p>HG1RUA</text:p>
          </table:table-cell>
          <table:table-cell table:formula="of:=(['ha2to.orbel.hu'.C6]/1000)" office:value-type="float" office:value="434.65" calcext:value-type="float">
            <text:p>434.650000</text:p>
          </table:table-cell>
          <table:table-cell table:formula="of:=IF(['ha2to.orbel.hu'.C6]=['ha2to.orbel.hu'.D6];&quot;&quot;;IF(['ha2to.orbel.hu'.C6]&gt;['ha2to.orbel.hu'.D6];&quot;-&quot;;&quot;+&quot;))" office:value-type="string" office:string-value="-" calcext:value-type="string">
            <text:p>-</text:p>
          </table:table-cell>
          <table:table-cell table:formula="of:=(['ha2to.orbel.hu'.G6]/-1000)" office:value-type="float" office:value="1.6" calcext:value-type="float">
            <text:p>1.600000</text:p>
          </table:table-cell>
          <table:table-cell table:formula="of:=IF(AND([.G6]=&quot;88.5&quot;;[.H6]=&quot;88.5&quot;);&quot;&quot;;IF([.G6]=[.H6];&quot;TSQL&quot;;IF([.G6]=&quot;88.5&quot;;&quot;Cross&quot;;&quot;Tone&quot;)))">
            <text:p/>
          </table:table-cell>
          <table:table-cell table:formula="of:=SUBSTITUTE(['ha2to.orbel.hu'.I6];&quot;--&quot;;&quot;88.5&quot;)" office:value-type="string" office:string-value="88.5" calcext:value-type="string">
            <text:p>88.5</text:p>
          </table:table-cell>
          <table:table-cell table:formula="of:=SUBSTITUTE(['ha2to.orbel.hu'.J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6]" office:value-type="string" office:string-value="Zalaegerszeg" calcext:value-type="string">
            <text:p>Zalaegerszeg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'ha2to.orbel.hu'.A7]" office:value-type="string" office:string-value="HG1RUB" calcext:value-type="string">
            <text:p>HG1RUB</text:p>
          </table:table-cell>
          <table:table-cell table:formula="of:=(['ha2to.orbel.hu'.C7]/1000)" office:value-type="float" office:value="439.375" calcext:value-type="float">
            <text:p>439.375000</text:p>
          </table:table-cell>
          <table:table-cell table:formula="of:=IF(['ha2to.orbel.hu'.C7]=['ha2to.orbel.hu'.D7];&quot;&quot;;IF(['ha2to.orbel.hu'.C7]&gt;['ha2to.orbel.hu'.D7];&quot;-&quot;;&quot;+&quot;))" office:value-type="string" office:string-value="-" calcext:value-type="string">
            <text:p>-</text:p>
          </table:table-cell>
          <table:table-cell table:formula="of:=(['ha2to.orbel.hu'.G7]/-1000)" office:value-type="float" office:value="7.6" calcext:value-type="float">
            <text:p>7.600000</text:p>
          </table:table-cell>
          <table:table-cell table:formula="of:=IF(AND([.G7]=&quot;88.5&quot;;[.H7]=&quot;88.5&quot;);&quot;&quot;;IF([.G7]=[.H7];&quot;TSQL&quot;;IF([.G7]=&quot;88.5&quot;;&quot;Cross&quot;;&quot;Tone&quot;)))">
            <text:p/>
          </table:table-cell>
          <table:table-cell table:formula="of:=SUBSTITUTE(['ha2to.orbel.hu'.I7];&quot;--&quot;;&quot;88.5&quot;)" office:value-type="string" office:string-value="88.5" calcext:value-type="string">
            <text:p>88.5</text:p>
          </table:table-cell>
          <table:table-cell table:formula="of:=SUBSTITUTE(['ha2to.orbel.hu'.J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7]" office:value-type="string" office:string-value="Sopron" calcext:value-type="string">
            <text:p>Sopron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ha2to.orbel.hu'.A8]" office:value-type="string" office:string-value="HG1RUC" calcext:value-type="string">
            <text:p>HG1RUC</text:p>
          </table:table-cell>
          <table:table-cell table:formula="of:=(['ha2to.orbel.hu'.C8]/1000)" office:value-type="float" office:value="439.125" calcext:value-type="float">
            <text:p>439.125000</text:p>
          </table:table-cell>
          <table:table-cell table:formula="of:=IF(['ha2to.orbel.hu'.C8]=['ha2to.orbel.hu'.D8];&quot;&quot;;IF(['ha2to.orbel.hu'.C8]&gt;['ha2to.orbel.hu'.D8];&quot;-&quot;;&quot;+&quot;))" office:value-type="string" office:string-value="-" calcext:value-type="string">
            <text:p>-</text:p>
          </table:table-cell>
          <table:table-cell table:formula="of:=(['ha2to.orbel.hu'.G8]/-1000)" office:value-type="float" office:value="7.6" calcext:value-type="float">
            <text:p>7.600000</text:p>
          </table:table-cell>
          <table:table-cell table:formula="of:=IF(AND([.G8]=&quot;88.5&quot;;[.H8]=&quot;88.5&quot;);&quot;&quot;;IF([.G8]=[.H8];&quot;TSQL&quot;;IF([.G8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8];&quot;--&quot;;&quot;88.5&quot;)" office:value-type="string" office:string-value="107.2" calcext:value-type="string">
            <text:p>107.2</text:p>
          </table:table-cell>
          <table:table-cell table:formula="of:=SUBSTITUTE(['ha2to.orbel.hu'.J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8]" office:value-type="string" office:string-value="Szombathely" calcext:value-type="string">
            <text:p>Szombathely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'ha2to.orbel.hu'.A9]" office:value-type="string" office:string-value="HG1RUD" calcext:value-type="string">
            <text:p>HG1RUD</text:p>
          </table:table-cell>
          <table:table-cell table:formula="of:=(['ha2to.orbel.hu'.C9]/1000)" office:value-type="float" office:value="438.9875" calcext:value-type="float">
            <text:p>438.987500</text:p>
          </table:table-cell>
          <table:table-cell table:formula="of:=IF(['ha2to.orbel.hu'.C9]=['ha2to.orbel.hu'.D9];&quot;&quot;;IF(['ha2to.orbel.hu'.C9]&gt;['ha2to.orbel.hu'.D9];&quot;-&quot;;&quot;+&quot;))" office:value-type="string" office:string-value="-" calcext:value-type="string">
            <text:p>-</text:p>
          </table:table-cell>
          <table:table-cell table:formula="of:=(['ha2to.orbel.hu'.G9]/-1000)" office:value-type="float" office:value="7.6" calcext:value-type="float">
            <text:p>7.600000</text:p>
          </table:table-cell>
          <table:table-cell table:formula="of:=IF(AND([.G9]=&quot;88.5&quot;;[.H9]=&quot;88.5&quot;);&quot;&quot;;IF([.G9]=[.H9];&quot;TSQL&quot;;IF([.G9]=&quot;88.5&quot;;&quot;Cross&quot;;&quot;Tone&quot;)))">
            <text:p/>
          </table:table-cell>
          <table:table-cell table:formula="of:=SUBSTITUTE(['ha2to.orbel.hu'.I9];&quot;--&quot;;&quot;88.5&quot;)" office:value-type="string" office:string-value="88.5" calcext:value-type="string">
            <text:p>88.5</text:p>
          </table:table-cell>
          <table:table-cell table:formula="of:=SUBSTITUTE(['ha2to.orbel.hu'.J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9]" office:value-type="string" office:string-value="Győr (Nyúl-hegy)" calcext:value-type="string">
            <text:p>Győr (Nyúl-hegy)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ha2to.orbel.hu'.A10]" office:value-type="string" office:string-value="HG1RVA" calcext:value-type="string">
            <text:p>HG1RVA</text:p>
          </table:table-cell>
          <table:table-cell table:formula="of:=(['ha2to.orbel.hu'.C10]/1000)" office:value-type="float" office:value="145.6625" calcext:value-type="float">
            <text:p>145.662500</text:p>
          </table:table-cell>
          <table:table-cell table:formula="of:=IF(['ha2to.orbel.hu'.C10]=['ha2to.orbel.hu'.D10];&quot;&quot;;IF(['ha2to.orbel.hu'.C10]&gt;['ha2to.orbel.hu'.D10];&quot;-&quot;;&quot;+&quot;))" office:value-type="string" office:string-value="-" calcext:value-type="string">
            <text:p>-</text:p>
          </table:table-cell>
          <table:table-cell table:formula="of:=(['ha2to.orbel.hu'.G10]/-1000)" office:value-type="float" office:value="0.6" calcext:value-type="float">
            <text:p>0.600000</text:p>
          </table:table-cell>
          <table:table-cell table:formula="of:=IF(AND([.G10]=&quot;88.5&quot;;[.H10]=&quot;88.5&quot;);&quot;&quot;;IF([.G10]=[.H10];&quot;TSQL&quot;;IF([.G10]=&quot;88.5&quot;;&quot;Cross&quot;;&quot;Tone&quot;)))">
            <text:p/>
          </table:table-cell>
          <table:table-cell table:formula="of:=SUBSTITUTE(['ha2to.orbel.hu'.I10];&quot;--&quot;;&quot;88.5&quot;)" office:value-type="string" office:string-value="88.5" calcext:value-type="string">
            <text:p>88.5</text:p>
          </table:table-cell>
          <table:table-cell table:formula="of:=SUBSTITUTE(['ha2to.orbel.hu'.J1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0]" office:value-type="string" office:string-value="Zalaegerszeg" calcext:value-type="string">
            <text:p>Zalaegerszeg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ha2to.orbel.hu'.A11]" office:value-type="string" office:string-value="HG1RVB" calcext:value-type="string">
            <text:p>HG1RVB</text:p>
          </table:table-cell>
          <table:table-cell table:formula="of:=(['ha2to.orbel.hu'.C11]/1000)" office:value-type="float" office:value="145.6875" calcext:value-type="float">
            <text:p>145.687500</text:p>
          </table:table-cell>
          <table:table-cell table:formula="of:=IF(['ha2to.orbel.hu'.C11]=['ha2to.orbel.hu'.D11];&quot;&quot;;IF(['ha2to.orbel.hu'.C11]&gt;['ha2to.orbel.hu'.D11];&quot;-&quot;;&quot;+&quot;))" office:value-type="string" office:string-value="-" calcext:value-type="string">
            <text:p>-</text:p>
          </table:table-cell>
          <table:table-cell table:formula="of:=(['ha2to.orbel.hu'.G11]/-1000)" office:value-type="float" office:value="0.6" calcext:value-type="float">
            <text:p>0.600000</text:p>
          </table:table-cell>
          <table:table-cell table:formula="of:=IF(AND([.G11]=&quot;88.5&quot;;[.H11]=&quot;88.5&quot;);&quot;&quot;;IF([.G11]=[.H11];&quot;TSQL&quot;;IF([.G11]=&quot;88.5&quot;;&quot;Cross&quot;;&quot;Tone&quot;)))">
            <text:p/>
          </table:table-cell>
          <table:table-cell table:formula="of:=SUBSTITUTE(['ha2to.orbel.hu'.I11];&quot;--&quot;;&quot;88.5&quot;)" office:value-type="string" office:string-value="88.5" calcext:value-type="string">
            <text:p>88.5</text:p>
          </table:table-cell>
          <table:table-cell table:formula="of:=SUBSTITUTE(['ha2to.orbel.hu'.J1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1]" office:value-type="string" office:string-value="Sopron" calcext:value-type="string">
            <text:p>Sopron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ha2to.orbel.hu'.A12]" office:value-type="string" office:string-value="HG1RVD" calcext:value-type="string">
            <text:p>HG1RVD</text:p>
          </table:table-cell>
          <table:table-cell table:formula="of:=(['ha2to.orbel.hu'.C12]/1000)" office:value-type="float" office:value="145.6375" calcext:value-type="float">
            <text:p>145.637500</text:p>
          </table:table-cell>
          <table:table-cell table:formula="of:=IF(['ha2to.orbel.hu'.C12]=['ha2to.orbel.hu'.D12];&quot;&quot;;IF(['ha2to.orbel.hu'.C12]&gt;['ha2to.orbel.hu'.D12];&quot;-&quot;;&quot;+&quot;))" office:value-type="string" office:string-value="-" calcext:value-type="string">
            <text:p>-</text:p>
          </table:table-cell>
          <table:table-cell table:formula="of:=(['ha2to.orbel.hu'.G12]/-1000)" office:value-type="float" office:value="0.6" calcext:value-type="float">
            <text:p>0.600000</text:p>
          </table:table-cell>
          <table:table-cell table:formula="of:=IF(AND([.G12]=&quot;88.5&quot;;[.H12]=&quot;88.5&quot;);&quot;&quot;;IF([.G12]=[.H12];&quot;TSQL&quot;;IF([.G1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2];&quot;--&quot;;&quot;88.5&quot;)" office:value-type="string" office:string-value="107.2" calcext:value-type="string">
            <text:p>107.2</text:p>
          </table:table-cell>
          <table:table-cell table:formula="of:=SUBSTITUTE(['ha2to.orbel.hu'.J12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2]" office:value-type="string" office:string-value="Győr (Nyúl-hegy)" calcext:value-type="string">
            <text:p>Győr (Nyúl-hegy)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ha2to.orbel.hu'.A13]" office:value-type="string" office:string-value="HG2RUB" calcext:value-type="string">
            <text:p>HG2RUB</text:p>
          </table:table-cell>
          <table:table-cell table:formula="of:=(['ha2to.orbel.hu'.C13]/1000)" office:value-type="float" office:value="439.425" calcext:value-type="float">
            <text:p>439.425000</text:p>
          </table:table-cell>
          <table:table-cell table:formula="of:=IF(['ha2to.orbel.hu'.C13]=['ha2to.orbel.hu'.D13];&quot;&quot;;IF(['ha2to.orbel.hu'.C13]&gt;['ha2to.orbel.hu'.D13];&quot;-&quot;;&quot;+&quot;))" office:value-type="string" office:string-value="-" calcext:value-type="string">
            <text:p>-</text:p>
          </table:table-cell>
          <table:table-cell table:formula="of:=(['ha2to.orbel.hu'.G13]/-1000)" office:value-type="float" office:value="7.6" calcext:value-type="float">
            <text:p>7.600000</text:p>
          </table:table-cell>
          <table:table-cell table:formula="of:=IF(AND([.G13]=&quot;88.5&quot;;[.H13]=&quot;88.5&quot;);&quot;&quot;;IF([.G13]=[.H13];&quot;TSQL&quot;;IF([.G1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3];&quot;--&quot;;&quot;88.5&quot;)" office:value-type="string" office:string-value="107.2" calcext:value-type="string">
            <text:p>107.2</text:p>
          </table:table-cell>
          <table:table-cell table:formula="of:=SUBSTITUTE(['ha2to.orbel.hu'.J13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3]" office:value-type="string" office:string-value="Esztergom (Vaskapu-hegy)" calcext:value-type="string">
            <text:p>Esztergom (Vaskapu-hegy)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'ha2to.orbel.hu'.A14]" office:value-type="string" office:string-value="HG2RUC" calcext:value-type="string">
            <text:p>HG2RUC</text:p>
          </table:table-cell>
          <table:table-cell table:formula="of:=(['ha2to.orbel.hu'.C14]/1000)" office:value-type="float" office:value="439.4" calcext:value-type="float">
            <text:p>439.400000</text:p>
          </table:table-cell>
          <table:table-cell table:formula="of:=IF(['ha2to.orbel.hu'.C14]=['ha2to.orbel.hu'.D14];&quot;&quot;;IF(['ha2to.orbel.hu'.C14]&gt;['ha2to.orbel.hu'.D14];&quot;-&quot;;&quot;+&quot;))" office:value-type="string" office:string-value="-" calcext:value-type="string">
            <text:p>-</text:p>
          </table:table-cell>
          <table:table-cell table:formula="of:=(['ha2to.orbel.hu'.G14]/-1000)" office:value-type="float" office:value="7.6" calcext:value-type="float">
            <text:p>7.600000</text:p>
          </table:table-cell>
          <table:table-cell table:formula="of:=IF(AND([.G14]=&quot;88.5&quot;;[.H14]=&quot;88.5&quot;);&quot;&quot;;IF([.G14]=[.H14];&quot;TSQL&quot;;IF([.G1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4];&quot;--&quot;;&quot;88.5&quot;)" office:value-type="string" office:string-value="107.2" calcext:value-type="string">
            <text:p>107.2</text:p>
          </table:table-cell>
          <table:table-cell table:formula="of:=SUBSTITUTE(['ha2to.orbel.hu'.J14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4]" office:value-type="string" office:string-value="Gerecse" calcext:value-type="string">
            <text:p>Gerecse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'ha2to.orbel.hu'.A15]" office:value-type="string" office:string-value="HG2RUD" calcext:value-type="string">
            <text:p>HG2RUD</text:p>
          </table:table-cell>
          <table:table-cell table:formula="of:=(['ha2to.orbel.hu'.C15]/1000)" office:value-type="float" office:value="439.45" calcext:value-type="float">
            <text:p>439.450000</text:p>
          </table:table-cell>
          <table:table-cell table:formula="of:=IF(['ha2to.orbel.hu'.C15]=['ha2to.orbel.hu'.D15];&quot;&quot;;IF(['ha2to.orbel.hu'.C15]&gt;['ha2to.orbel.hu'.D15];&quot;-&quot;;&quot;+&quot;))" office:value-type="string" office:string-value="-" calcext:value-type="string">
            <text:p>-</text:p>
          </table:table-cell>
          <table:table-cell table:formula="of:=(['ha2to.orbel.hu'.G15]/-1000)" office:value-type="float" office:value="7.6" calcext:value-type="float">
            <text:p>7.600000</text:p>
          </table:table-cell>
          <table:table-cell table:formula="of:=IF(AND([.G15]=&quot;88.5&quot;;[.H15]=&quot;88.5&quot;);&quot;&quot;;IF([.G15]=[.H15];&quot;TSQL&quot;;IF([.G1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5];&quot;--&quot;;&quot;88.5&quot;)" office:value-type="string" office:string-value="107.2" calcext:value-type="string">
            <text:p>107.2</text:p>
          </table:table-cell>
          <table:table-cell table:formula="of:=SUBSTITUTE(['ha2to.orbel.hu'.J15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5]" office:value-type="string" office:string-value="Kab-hegy" calcext:value-type="string">
            <text:p>Kab-hegy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'ha2to.orbel.hu'.A16]" office:value-type="string" office:string-value="HG2RVA" calcext:value-type="string">
            <text:p>HG2RVA</text:p>
          </table:table-cell>
          <table:table-cell table:formula="of:=(['ha2to.orbel.hu'.C16]/1000)" office:value-type="float" office:value="145.7125" calcext:value-type="float">
            <text:p>145.712500</text:p>
          </table:table-cell>
          <table:table-cell table:formula="of:=IF(['ha2to.orbel.hu'.C16]=['ha2to.orbel.hu'.D16];&quot;&quot;;IF(['ha2to.orbel.hu'.C16]&gt;['ha2to.orbel.hu'.D16];&quot;-&quot;;&quot;+&quot;))" office:value-type="string" office:string-value="-" calcext:value-type="string">
            <text:p>-</text:p>
          </table:table-cell>
          <table:table-cell table:formula="of:=(['ha2to.orbel.hu'.G16]/-1000)" office:value-type="float" office:value="0.6" calcext:value-type="float">
            <text:p>0.600000</text:p>
          </table:table-cell>
          <table:table-cell table:formula="of:=IF(AND([.G16]=&quot;88.5&quot;;[.H16]=&quot;88.5&quot;);&quot;&quot;;IF([.G16]=[.H16];&quot;TSQL&quot;;IF([.G16]=&quot;88.5&quot;;&quot;Cross&quot;;&quot;Tone&quot;)))">
            <text:p/>
          </table:table-cell>
          <table:table-cell table:formula="of:=SUBSTITUTE(['ha2to.orbel.hu'.I16];&quot;--&quot;;&quot;88.5&quot;)" office:value-type="string" office:string-value="88.5" calcext:value-type="string">
            <text:p>88.5</text:p>
          </table:table-cell>
          <table:table-cell table:formula="of:=SUBSTITUTE(['ha2to.orbel.hu'.J1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6]" office:value-type="string" office:string-value="Kőrishegy (Bakony)" calcext:value-type="string">
            <text:p>Kőrishegy (Bakony)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'ha2to.orbel.hu'.A17]" office:value-type="string" office:string-value="HG2RVC" calcext:value-type="string">
            <text:p>HG2RVC</text:p>
          </table:table-cell>
          <table:table-cell table:formula="of:=(['ha2to.orbel.hu'.C17]/1000)" office:value-type="float" office:value="145.6625" calcext:value-type="float">
            <text:p>145.662500</text:p>
          </table:table-cell>
          <table:table-cell table:formula="of:=IF(['ha2to.orbel.hu'.C17]=['ha2to.orbel.hu'.D17];&quot;&quot;;IF(['ha2to.orbel.hu'.C17]&gt;['ha2to.orbel.hu'.D17];&quot;-&quot;;&quot;+&quot;))" office:value-type="string" office:string-value="-" calcext:value-type="string">
            <text:p>-</text:p>
          </table:table-cell>
          <table:table-cell table:formula="of:=(['ha2to.orbel.hu'.G17]/-1000)" office:value-type="float" office:value="0.6" calcext:value-type="float">
            <text:p>0.600000</text:p>
          </table:table-cell>
          <table:table-cell table:formula="of:=IF(AND([.G17]=&quot;88.5&quot;;[.H17]=&quot;88.5&quot;);&quot;&quot;;IF([.G17]=[.H17];&quot;TSQL&quot;;IF([.G17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17];&quot;--&quot;;&quot;88.5&quot;)" office:value-type="string" office:string-value="88.5" calcext:value-type="string">
            <text:p>88.5</text:p>
          </table:table-cell>
          <table:table-cell table:formula="of:=SUBSTITUTE(['ha2to.orbel.hu'.J17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7]" office:value-type="string" office:string-value="Dorog" calcext:value-type="string">
            <text:p>Dorog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'ha2to.orbel.hu'.A18]" office:value-type="string" office:string-value="HG2RVD" calcext:value-type="string">
            <text:p>HG2RVD</text:p>
          </table:table-cell>
          <table:table-cell table:formula="of:=(['ha2to.orbel.hu'.C18]/1000)" office:value-type="float" office:value="145.7875" calcext:value-type="float">
            <text:p>145.787500</text:p>
          </table:table-cell>
          <table:table-cell table:formula="of:=IF(['ha2to.orbel.hu'.C18]=['ha2to.orbel.hu'.D18];&quot;&quot;;IF(['ha2to.orbel.hu'.C18]&gt;['ha2to.orbel.hu'.D18];&quot;-&quot;;&quot;+&quot;))" office:value-type="string" office:string-value="-" calcext:value-type="string">
            <text:p>-</text:p>
          </table:table-cell>
          <table:table-cell table:formula="of:=(['ha2to.orbel.hu'.G18]/-1000)" office:value-type="float" office:value="0.6" calcext:value-type="float">
            <text:p>0.600000</text:p>
          </table:table-cell>
          <table:table-cell table:formula="of:=IF(AND([.G18]=&quot;88.5&quot;;[.H18]=&quot;88.5&quot;);&quot;&quot;;IF([.G18]=[.H18];&quot;TSQL&quot;;IF([.G1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8];&quot;--&quot;;&quot;88.5&quot;)" office:value-type="string" office:string-value="107.2" calcext:value-type="string">
            <text:p>107.2</text:p>
          </table:table-cell>
          <table:table-cell table:formula="of:=SUBSTITUTE(['ha2to.orbel.hu'.J18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8]" office:value-type="string" office:string-value="Esztergom (Vaskapu-hegy)" calcext:value-type="string">
            <text:p>Esztergom (Vaskapu-hegy)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'ha2to.orbel.hu'.A19]" office:value-type="string" office:string-value="HG2RVG" calcext:value-type="string">
            <text:p>HG2RVG</text:p>
          </table:table-cell>
          <table:table-cell table:formula="of:=(['ha2to.orbel.hu'.C19]/1000)" office:value-type="float" office:value="145.75" calcext:value-type="float">
            <text:p>145.750000</text:p>
          </table:table-cell>
          <table:table-cell table:formula="of:=IF(['ha2to.orbel.hu'.C19]=['ha2to.orbel.hu'.D19];&quot;&quot;;IF(['ha2to.orbel.hu'.C19]&gt;['ha2to.orbel.hu'.D19];&quot;-&quot;;&quot;+&quot;))" office:value-type="string" office:string-value="-" calcext:value-type="string">
            <text:p>-</text:p>
          </table:table-cell>
          <table:table-cell table:formula="of:=(['ha2to.orbel.hu'.G19]/-1000)" office:value-type="float" office:value="0.6" calcext:value-type="float">
            <text:p>0.600000</text:p>
          </table:table-cell>
          <table:table-cell table:formula="of:=IF(AND([.G19]=&quot;88.5&quot;;[.H19]=&quot;88.5&quot;);&quot;&quot;;IF([.G19]=[.H19];&quot;TSQL&quot;;IF([.G19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19];&quot;--&quot;;&quot;88.5&quot;)" office:value-type="string" office:string-value="103.5" calcext:value-type="string">
            <text:p>103.5</text:p>
          </table:table-cell>
          <table:table-cell table:formula="of:=SUBSTITUTE(['ha2to.orbel.hu'.J1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9]" office:value-type="string" office:string-value="Tihany" calcext:value-type="string">
            <text:p>Tihany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'ha2to.orbel.hu'.A20]" office:value-type="string" office:string-value="HG2RVX" calcext:value-type="string">
            <text:p>HG2RVX</text:p>
          </table:table-cell>
          <table:table-cell table:formula="of:=(['ha2to.orbel.hu'.C20]/1000)" office:value-type="float" office:value="144.7" calcext:value-type="float">
            <text:p>144.700000</text:p>
          </table:table-cell>
          <table:table-cell table:formula="of:=IF(['ha2to.orbel.hu'.C20]=['ha2to.orbel.hu'.D20];&quot;&quot;;IF(['ha2to.orbel.hu'.C20]&gt;['ha2to.orbel.hu'.D20];&quot;-&quot;;&quot;+&quot;))" office:value-type="string" office:string-value="-" calcext:value-type="string">
            <text:p>-</text:p>
          </table:table-cell>
          <table:table-cell table:formula="of:=(['ha2to.orbel.hu'.G20]/-1000)" office:value-type="float" office:value="-0" calcext:value-type="float">
            <text:p>0.000000</text:p>
          </table:table-cell>
          <table:table-cell table:formula="of:=IF(AND([.G20]=&quot;88.5&quot;;[.H20]=&quot;88.5&quot;);&quot;&quot;;IF([.G20]=[.H20];&quot;TSQL&quot;;IF([.G20]=&quot;88.5&quot;;&quot;Cross&quot;;&quot;Tone&quot;)))">
            <text:p/>
          </table:table-cell>
          <table:table-cell table:formula="of:=SUBSTITUTE(['ha2to.orbel.hu'.I20];&quot;--&quot;;&quot;88.5&quot;)" office:value-type="string" office:string-value="88.5" calcext:value-type="string">
            <text:p>88.5</text:p>
          </table:table-cell>
          <table:table-cell table:formula="of:=SUBSTITUTE(['ha2to.orbel.hu'.J2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0]" office:value-type="string" office:string-value="Gerecse" calcext:value-type="string">
            <text:p>Gerecse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'ha2to.orbel.hu'.A21]" office:value-type="string" office:string-value="HG3RUA" calcext:value-type="string">
            <text:p>HG3RUA</text:p>
          </table:table-cell>
          <table:table-cell table:formula="of:=(['ha2to.orbel.hu'.C21]/1000)" office:value-type="float" office:value="439.15" calcext:value-type="float">
            <text:p>439.150000</text:p>
          </table:table-cell>
          <table:table-cell table:formula="of:=IF(['ha2to.orbel.hu'.C21]=['ha2to.orbel.hu'.D21];&quot;&quot;;IF(['ha2to.orbel.hu'.C21]&gt;['ha2to.orbel.hu'.D21];&quot;-&quot;;&quot;+&quot;))" office:value-type="string" office:string-value="-" calcext:value-type="string">
            <text:p>-</text:p>
          </table:table-cell>
          <table:table-cell table:formula="of:=(['ha2to.orbel.hu'.G21]/-1000)" office:value-type="float" office:value="7.6" calcext:value-type="float">
            <text:p>7.600000</text:p>
          </table:table-cell>
          <table:table-cell table:formula="of:=IF(AND([.G21]=&quot;88.5&quot;;[.H21]=&quot;88.5&quot;);&quot;&quot;;IF([.G21]=[.H21];&quot;TSQL&quot;;IF([.G21]=&quot;88.5&quot;;&quot;Cross&quot;;&quot;Tone&quot;)))">
            <text:p/>
          </table:table-cell>
          <table:table-cell table:formula="of:=SUBSTITUTE(['ha2to.orbel.hu'.I21];&quot;--&quot;;&quot;88.5&quot;)" office:value-type="string" office:string-value="88.5" calcext:value-type="string">
            <text:p>88.5</text:p>
          </table:table-cell>
          <table:table-cell table:formula="of:=SUBSTITUTE(['ha2to.orbel.hu'.J2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1]" office:value-type="string" office:string-value="Siófok (Ságvár)" calcext:value-type="string">
            <text:p>Siófok (Ságvár)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'ha2to.orbel.hu'.A22]" office:value-type="string" office:string-value="HG3RUB" calcext:value-type="string">
            <text:p>HG3RUB</text:p>
          </table:table-cell>
          <table:table-cell table:formula="of:=(['ha2to.orbel.hu'.C22]/1000)" office:value-type="float" office:value="439.3375" calcext:value-type="float">
            <text:p>439.337500</text:p>
          </table:table-cell>
          <table:table-cell table:formula="of:=IF(['ha2to.orbel.hu'.C22]=['ha2to.orbel.hu'.D22];&quot;&quot;;IF(['ha2to.orbel.hu'.C22]&gt;['ha2to.orbel.hu'.D22];&quot;-&quot;;&quot;+&quot;))" office:value-type="string" office:string-value="-" calcext:value-type="string">
            <text:p>-</text:p>
          </table:table-cell>
          <table:table-cell table:formula="of:=(['ha2to.orbel.hu'.G22]/-1000)" office:value-type="float" office:value="7.6" calcext:value-type="float">
            <text:p>7.600000</text:p>
          </table:table-cell>
          <table:table-cell table:formula="of:=IF(AND([.G22]=&quot;88.5&quot;;[.H22]=&quot;88.5&quot;);&quot;&quot;;IF([.G22]=[.H22];&quot;TSQL&quot;;IF([.G2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2];&quot;--&quot;;&quot;88.5&quot;)" office:value-type="string" office:string-value="186.2" calcext:value-type="string">
            <text:p>186.2</text:p>
          </table:table-cell>
          <table:table-cell table:formula="of:=SUBSTITUTE(['ha2to.orbel.hu'.J22];&quot;--&quot;;&quot;88.5&quot;)" office:value-type="string" office:string-value="186.2" calcext:value-type="string">
            <text:p>186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2]" office:value-type="string" office:string-value="Dombóvár" calcext:value-type="string">
            <text:p>Dombóvár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'ha2to.orbel.hu'.A23]" office:value-type="string" office:string-value="HG3RUC" calcext:value-type="string">
            <text:p>HG3RUC</text:p>
          </table:table-cell>
          <table:table-cell table:formula="of:=(['ha2to.orbel.hu'.C23]/1000)" office:value-type="float" office:value="438.9" calcext:value-type="float">
            <text:p>438.900000</text:p>
          </table:table-cell>
          <table:table-cell table:formula="of:=IF(['ha2to.orbel.hu'.C23]=['ha2to.orbel.hu'.D23];&quot;&quot;;IF(['ha2to.orbel.hu'.C23]&gt;['ha2to.orbel.hu'.D23];&quot;-&quot;;&quot;+&quot;))" office:value-type="string" office:string-value="-" calcext:value-type="string">
            <text:p>-</text:p>
          </table:table-cell>
          <table:table-cell table:formula="of:=(['ha2to.orbel.hu'.G23]/-1000)" office:value-type="float" office:value="7.6" calcext:value-type="float">
            <text:p>7.600000</text:p>
          </table:table-cell>
          <table:table-cell table:formula="of:=IF(AND([.G23]=&quot;88.5&quot;;[.H23]=&quot;88.5&quot;);&quot;&quot;;IF([.G23]=[.H23];&quot;TSQL&quot;;IF([.G2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3];&quot;--&quot;;&quot;88.5&quot;)" office:value-type="string" office:string-value="103.5" calcext:value-type="string">
            <text:p>103.5</text:p>
          </table:table-cell>
          <table:table-cell table:formula="of:=SUBSTITUTE(['ha2to.orbel.hu'.J23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3]" office:value-type="string" office:string-value="Pécs (Misina-tető)" calcext:value-type="string">
            <text:p>Pécs (Misina-tető)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'ha2to.orbel.hu'.A24]" office:value-type="string" office:string-value="HG3RUF" calcext:value-type="string">
            <text:p>HG3RUF</text:p>
          </table:table-cell>
          <table:table-cell table:formula="of:=(['ha2to.orbel.hu'.C24]/1000)" office:value-type="float" office:value="439.25" calcext:value-type="float">
            <text:p>439.250000</text:p>
          </table:table-cell>
          <table:table-cell table:formula="of:=IF(['ha2to.orbel.hu'.C24]=['ha2to.orbel.hu'.D24];&quot;&quot;;IF(['ha2to.orbel.hu'.C24]&gt;['ha2to.orbel.hu'.D24];&quot;-&quot;;&quot;+&quot;))" office:value-type="string" office:string-value="-" calcext:value-type="string">
            <text:p>-</text:p>
          </table:table-cell>
          <table:table-cell table:formula="of:=(['ha2to.orbel.hu'.G24]/-1000)" office:value-type="float" office:value="7.6" calcext:value-type="float">
            <text:p>7.600000</text:p>
          </table:table-cell>
          <table:table-cell table:formula="of:=IF(AND([.G24]=&quot;88.5&quot;;[.H24]=&quot;88.5&quot;);&quot;&quot;;IF([.G24]=[.H24];&quot;TSQL&quot;;IF([.G24]=&quot;88.5&quot;;&quot;Cross&quot;;&quot;Tone&quot;)))">
            <text:p/>
          </table:table-cell>
          <table:table-cell table:formula="of:=SUBSTITUTE(['ha2to.orbel.hu'.I24];&quot;--&quot;;&quot;88.5&quot;)" office:value-type="string" office:string-value="88.5" calcext:value-type="string">
            <text:p>88.5</text:p>
          </table:table-cell>
          <table:table-cell table:formula="of:=SUBSTITUTE(['ha2to.orbel.hu'.J2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4]" office:value-type="string" office:string-value="Kaposvár 2. (Igal)" calcext:value-type="string">
            <text:p>Kaposvár 2. (Igal)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'ha2to.orbel.hu'.A25]" office:value-type="string" office:string-value="HG3RVA" calcext:value-type="string">
            <text:p>HG3RVA</text:p>
          </table:table-cell>
          <table:table-cell table:formula="of:=(['ha2to.orbel.hu'.C25]/1000)" office:value-type="float" office:value="145.775" calcext:value-type="float">
            <text:p>145.775000</text:p>
          </table:table-cell>
          <table:table-cell table:formula="of:=IF(['ha2to.orbel.hu'.C25]=['ha2to.orbel.hu'.D25];&quot;&quot;;IF(['ha2to.orbel.hu'.C25]&gt;['ha2to.orbel.hu'.D25];&quot;-&quot;;&quot;+&quot;))" office:value-type="string" office:string-value="-" calcext:value-type="string">
            <text:p>-</text:p>
          </table:table-cell>
          <table:table-cell table:formula="of:=(['ha2to.orbel.hu'.G25]/-1000)" office:value-type="float" office:value="0.6" calcext:value-type="float">
            <text:p>0.600000</text:p>
          </table:table-cell>
          <table:table-cell table:formula="of:=IF(AND([.G25]=&quot;88.5&quot;;[.H25]=&quot;88.5&quot;);&quot;&quot;;IF([.G25]=[.H25];&quot;TSQL&quot;;IF([.G2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5];&quot;--&quot;;&quot;88.5&quot;)" office:value-type="string" office:string-value="103.5" calcext:value-type="string">
            <text:p>103.5</text:p>
          </table:table-cell>
          <table:table-cell table:formula="of:=SUBSTITUTE(['ha2to.orbel.hu'.J25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5]" office:value-type="string" office:string-value="Pécs (Misina-tető)" calcext:value-type="string">
            <text:p>Pécs (Misina-tető)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'ha2to.orbel.hu'.A26]" office:value-type="string" office:string-value="HG3RVB" calcext:value-type="string">
            <text:p>HG3RVB</text:p>
          </table:table-cell>
          <table:table-cell table:formula="of:=(['ha2to.orbel.hu'.C26]/1000)" office:value-type="float" office:value="145.6125" calcext:value-type="float">
            <text:p>145.612500</text:p>
          </table:table-cell>
          <table:table-cell table:formula="of:=IF(['ha2to.orbel.hu'.C26]=['ha2to.orbel.hu'.D26];&quot;&quot;;IF(['ha2to.orbel.hu'.C26]&gt;['ha2to.orbel.hu'.D26];&quot;-&quot;;&quot;+&quot;))" office:value-type="string" office:string-value="-" calcext:value-type="string">
            <text:p>-</text:p>
          </table:table-cell>
          <table:table-cell table:formula="of:=(['ha2to.orbel.hu'.G26]/-1000)" office:value-type="float" office:value="0.6" calcext:value-type="float">
            <text:p>0.600000</text:p>
          </table:table-cell>
          <table:table-cell table:formula="of:=IF(AND([.G26]=&quot;88.5&quot;;[.H26]=&quot;88.5&quot;);&quot;&quot;;IF([.G26]=[.H26];&quot;TSQL&quot;;IF([.G26]=&quot;88.5&quot;;&quot;Cross&quot;;&quot;Tone&quot;)))">
            <text:p/>
          </table:table-cell>
          <table:table-cell table:formula="of:=SUBSTITUTE(['ha2to.orbel.hu'.I26];&quot;--&quot;;&quot;88.5&quot;)" office:value-type="string" office:string-value="88.5" calcext:value-type="string">
            <text:p>88.5</text:p>
          </table:table-cell>
          <table:table-cell table:formula="of:=SUBSTITUTE(['ha2to.orbel.hu'.J2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6]" office:value-type="string" office:string-value="Fonyód (Balaton)" calcext:value-type="string">
            <text:p>Fonyód (Balaton)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'ha2to.orbel.hu'.A27]" office:value-type="string" office:string-value="HG3RVC" calcext:value-type="string">
            <text:p>HG3RVC</text:p>
          </table:table-cell>
          <table:table-cell table:formula="of:=(['ha2to.orbel.hu'.C27]/1000)" office:value-type="float" office:value="145.7375" calcext:value-type="float">
            <text:p>145.737500</text:p>
          </table:table-cell>
          <table:table-cell table:formula="of:=IF(['ha2to.orbel.hu'.C27]=['ha2to.orbel.hu'.D27];&quot;&quot;;IF(['ha2to.orbel.hu'.C27]&gt;['ha2to.orbel.hu'.D27];&quot;-&quot;;&quot;+&quot;))" office:value-type="string" office:string-value="-" calcext:value-type="string">
            <text:p>-</text:p>
          </table:table-cell>
          <table:table-cell table:formula="of:=(['ha2to.orbel.hu'.G27]/-1000)" office:value-type="float" office:value="0.6" calcext:value-type="float">
            <text:p>0.600000</text:p>
          </table:table-cell>
          <table:table-cell table:formula="of:=IF(AND([.G27]=&quot;88.5&quot;;[.H27]=&quot;88.5&quot;);&quot;&quot;;IF([.G27]=[.H27];&quot;TSQL&quot;;IF([.G27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27];&quot;--&quot;;&quot;88.5&quot;)" office:value-type="string" office:string-value="74.4" calcext:value-type="string">
            <text:p>74.4</text:p>
          </table:table-cell>
          <table:table-cell table:formula="of:=SUBSTITUTE(['ha2to.orbel.hu'.J2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7]" office:value-type="string" office:string-value="Szekszárd" calcext:value-type="string">
            <text:p>Szekszárd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'ha2to.orbel.hu'.A28]" office:value-type="string" office:string-value="HG3RVF" calcext:value-type="string">
            <text:p>HG3RVF</text:p>
          </table:table-cell>
          <table:table-cell table:formula="of:=(['ha2to.orbel.hu'.C28]/1000)" office:value-type="float" office:value="145.7" calcext:value-type="float">
            <text:p>145.700000</text:p>
          </table:table-cell>
          <table:table-cell table:formula="of:=IF(['ha2to.orbel.hu'.C28]=['ha2to.orbel.hu'.D28];&quot;&quot;;IF(['ha2to.orbel.hu'.C28]&gt;['ha2to.orbel.hu'.D28];&quot;-&quot;;&quot;+&quot;))" office:value-type="string" office:string-value="-" calcext:value-type="string">
            <text:p>-</text:p>
          </table:table-cell>
          <table:table-cell table:formula="of:=(['ha2to.orbel.hu'.G28]/-1000)" office:value-type="float" office:value="0.6" calcext:value-type="float">
            <text:p>0.600000</text:p>
          </table:table-cell>
          <table:table-cell table:formula="of:=IF(AND([.G28]=&quot;88.5&quot;;[.H28]=&quot;88.5&quot;);&quot;&quot;;IF([.G28]=[.H28];&quot;TSQL&quot;;IF([.G2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8];&quot;--&quot;;&quot;88.5&quot;)" office:value-type="string" office:string-value="74.4" calcext:value-type="string">
            <text:p>74.4</text:p>
          </table:table-cell>
          <table:table-cell table:formula="of:=SUBSTITUTE(['ha2to.orbel.hu'.J28];&quot;--&quot;;&quot;88.5&quot;)" office:value-type="string" office:string-value="74.4" calcext:value-type="string">
            <text:p>74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8]" office:value-type="string" office:string-value="Kaposvár 2. (Igal)" calcext:value-type="string">
            <text:p>Kaposvár 2. (Igal)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'ha2to.orbel.hu'.A29]" office:value-type="string" office:string-value="HG4RUA" calcext:value-type="string">
            <text:p>HG4RUA</text:p>
          </table:table-cell>
          <table:table-cell table:formula="of:=(['ha2to.orbel.hu'.C29]/1000)" office:value-type="float" office:value="438.7" calcext:value-type="float">
            <text:p>438.700000</text:p>
          </table:table-cell>
          <table:table-cell table:formula="of:=IF(['ha2to.orbel.hu'.C29]=['ha2to.orbel.hu'.D29];&quot;&quot;;IF(['ha2to.orbel.hu'.C29]&gt;['ha2to.orbel.hu'.D29];&quot;-&quot;;&quot;+&quot;))" office:value-type="string" office:string-value="-" calcext:value-type="string">
            <text:p>-</text:p>
          </table:table-cell>
          <table:table-cell table:formula="of:=(['ha2to.orbel.hu'.G29]/-1000)" office:value-type="float" office:value="7.6" calcext:value-type="float">
            <text:p>7.600000</text:p>
          </table:table-cell>
          <table:table-cell table:formula="of:=IF(AND([.G29]=&quot;88.5&quot;;[.H29]=&quot;88.5&quot;);&quot;&quot;;IF([.G29]=[.H29];&quot;TSQL&quot;;IF([.G2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9];&quot;--&quot;;&quot;88.5&quot;)" office:value-type="string" office:string-value="107.2" calcext:value-type="string">
            <text:p>107.2</text:p>
          </table:table-cell>
          <table:table-cell table:formula="of:=SUBSTITUTE(['ha2to.orbel.hu'.J29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9]" office:value-type="string" office:string-value="Kőszárhegy (Polgárdi)" calcext:value-type="string">
            <text:p>Kőszárhegy (Polgárdi)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'ha2to.orbel.hu'.A30]" office:value-type="string" office:string-value="HG4RUB" calcext:value-type="string">
            <text:p>HG4RUB</text:p>
          </table:table-cell>
          <table:table-cell table:formula="of:=(['ha2to.orbel.hu'.C30]/1000)" office:value-type="float" office:value="438.725" calcext:value-type="float">
            <text:p>438.725000</text:p>
          </table:table-cell>
          <table:table-cell table:formula="of:=IF(['ha2to.orbel.hu'.C30]=['ha2to.orbel.hu'.D30];&quot;&quot;;IF(['ha2to.orbel.hu'.C30]&gt;['ha2to.orbel.hu'.D30];&quot;-&quot;;&quot;+&quot;))" office:value-type="string" office:string-value="-" calcext:value-type="string">
            <text:p>-</text:p>
          </table:table-cell>
          <table:table-cell table:formula="of:=(['ha2to.orbel.hu'.G30]/-1000)" office:value-type="float" office:value="7.6" calcext:value-type="float">
            <text:p>7.600000</text:p>
          </table:table-cell>
          <table:table-cell table:formula="of:=IF(AND([.G30]=&quot;88.5&quot;;[.H30]=&quot;88.5&quot;);&quot;&quot;;IF([.G30]=[.H30];&quot;TSQL&quot;;IF([.G30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0];&quot;--&quot;;&quot;88.5&quot;)" office:value-type="string" office:string-value="107.2" calcext:value-type="string">
            <text:p>107.2</text:p>
          </table:table-cell>
          <table:table-cell table:formula="of:=SUBSTITUTE(['ha2to.orbel.hu'.J3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0]" office:value-type="string" office:string-value="Székesfehérvár" calcext:value-type="string">
            <text:p>Székesfehérvár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'ha2to.orbel.hu'.A31]" office:value-type="string" office:string-value="HG4RUC" calcext:value-type="string">
            <text:p>HG4RUC</text:p>
          </table:table-cell>
          <table:table-cell table:formula="of:=(['ha2to.orbel.hu'.C31]/1000)" office:value-type="float" office:value="438.75" calcext:value-type="float">
            <text:p>438.750000</text:p>
          </table:table-cell>
          <table:table-cell table:formula="of:=IF(['ha2to.orbel.hu'.C31]=['ha2to.orbel.hu'.D31];&quot;&quot;;IF(['ha2to.orbel.hu'.C31]&gt;['ha2to.orbel.hu'.D31];&quot;-&quot;;&quot;+&quot;))" office:value-type="string" office:string-value="-" calcext:value-type="string">
            <text:p>-</text:p>
          </table:table-cell>
          <table:table-cell table:formula="of:=(['ha2to.orbel.hu'.G31]/-1000)" office:value-type="float" office:value="7.6" calcext:value-type="float">
            <text:p>7.600000</text:p>
          </table:table-cell>
          <table:table-cell table:formula="of:=IF(AND([.G31]=&quot;88.5&quot;;[.H31]=&quot;88.5&quot;);&quot;&quot;;IF([.G31]=[.H31];&quot;TSQL&quot;;IF([.G3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1];&quot;--&quot;;&quot;88.5&quot;)" office:value-type="string" office:string-value="107.2" calcext:value-type="string">
            <text:p>107.2</text:p>
          </table:table-cell>
          <table:table-cell table:formula="of:=SUBSTITUTE(['ha2to.orbel.hu'.J31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1]" office:value-type="string" office:string-value="Székesfehérvár" calcext:value-type="string">
            <text:p>Székesfehérvár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'ha2to.orbel.hu'.A32]" office:value-type="string" office:string-value="HG5RHA" calcext:value-type="string">
            <text:p>HG5RHA</text:p>
          </table:table-cell>
          <table:table-cell table:formula="of:=(['ha2to.orbel.hu'.C32]/1000)" office:value-type="float" office:value="29.67" calcext:value-type="float">
            <text:p>29.670000</text:p>
          </table:table-cell>
          <table:table-cell table:formula="of:=IF(['ha2to.orbel.hu'.C32]=['ha2to.orbel.hu'.D32];&quot;&quot;;IF(['ha2to.orbel.hu'.C32]&gt;['ha2to.orbel.hu'.D32];&quot;-&quot;;&quot;+&quot;))" office:value-type="string" office:string-value="-" calcext:value-type="string">
            <text:p>-</text:p>
          </table:table-cell>
          <table:table-cell table:formula="of:=(['ha2to.orbel.hu'.G32]/-1000)" office:value-type="float" office:value="0.1" calcext:value-type="float">
            <text:p>0.100000</text:p>
          </table:table-cell>
          <table:table-cell table:formula="of:=IF(AND([.G32]=&quot;88.5&quot;;[.H32]=&quot;88.5&quot;);&quot;&quot;;IF([.G32]=[.H32];&quot;TSQL&quot;;IF([.G32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2];&quot;--&quot;;&quot;88.5&quot;)" office:value-type="string" office:string-value="103.5" calcext:value-type="string">
            <text:p>103.5</text:p>
          </table:table-cell>
          <table:table-cell table:formula="of:=SUBSTITUTE(['ha2to.orbel.hu'.J3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2]" office:value-type="string" office:string-value="Budapest" calcext:value-type="string">
            <text:p>Budapes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'ha2to.orbel.hu'.A33]" office:value-type="string" office:string-value="HG5RUG" calcext:value-type="string">
            <text:p>HG5RUG</text:p>
          </table:table-cell>
          <table:table-cell table:formula="of:=(['ha2to.orbel.hu'.C33]/1000)" office:value-type="float" office:value="439.2" calcext:value-type="float">
            <text:p>439.200000</text:p>
          </table:table-cell>
          <table:table-cell table:formula="of:=IF(['ha2to.orbel.hu'.C33]=['ha2to.orbel.hu'.D33];&quot;&quot;;IF(['ha2to.orbel.hu'.C33]&gt;['ha2to.orbel.hu'.D33];&quot;-&quot;;&quot;+&quot;))" office:value-type="string" office:string-value="-" calcext:value-type="string">
            <text:p>-</text:p>
          </table:table-cell>
          <table:table-cell table:formula="of:=(['ha2to.orbel.hu'.G33]/-1000)" office:value-type="float" office:value="7.6" calcext:value-type="float">
            <text:p>7.600000</text:p>
          </table:table-cell>
          <table:table-cell table:formula="of:=IF(AND([.G33]=&quot;88.5&quot;;[.H33]=&quot;88.5&quot;);&quot;&quot;;IF([.G33]=[.H33];&quot;TSQL&quot;;IF([.G3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3];&quot;--&quot;;&quot;88.5&quot;)" office:value-type="string" office:string-value="114.8" calcext:value-type="string">
            <text:p>114.8</text:p>
          </table:table-cell>
          <table:table-cell table:formula="of:=SUBSTITUTE(['ha2to.orbel.hu'.J3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3]" office:value-type="string" office:string-value="Budapest (Hármashatár-hegy)" calcext:value-type="string">
            <text:p>Budapest (Hármashatár-hegy)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'ha2to.orbel.hu'.A34]" office:value-type="string" office:string-value="HG5RUX" calcext:value-type="string">
            <text:p>HG5RUX</text:p>
          </table:table-cell>
          <table:table-cell table:formula="of:=(['ha2to.orbel.hu'.C34]/1000)" office:value-type="float" office:value="433.7" calcext:value-type="float">
            <text:p>433.700000</text:p>
          </table:table-cell>
          <table:table-cell table:formula="of:=IF(['ha2to.orbel.hu'.C34]=['ha2to.orbel.hu'.D34];&quot;&quot;;IF(['ha2to.orbel.hu'.C34]&gt;['ha2to.orbel.hu'.D34];&quot;-&quot;;&quot;+&quot;))" office:value-type="string" office:string-value="-" calcext:value-type="string">
            <text:p>-</text:p>
          </table:table-cell>
          <table:table-cell table:formula="of:=(['ha2to.orbel.hu'.G34]/-1000)" office:value-type="float" office:value="-0" calcext:value-type="float">
            <text:p>0.000000</text:p>
          </table:table-cell>
          <table:table-cell table:formula="of:=IF(AND([.G34]=&quot;88.5&quot;;[.H34]=&quot;88.5&quot;);&quot;&quot;;IF([.G34]=[.H34];&quot;TSQL&quot;;IF([.G3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4];&quot;--&quot;;&quot;88.5&quot;)" office:value-type="string" office:string-value="114.8" calcext:value-type="string">
            <text:p>114.8</text:p>
          </table:table-cell>
          <table:table-cell table:formula="of:=SUBSTITUTE(['ha2to.orbel.hu'.J3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4]" office:value-type="string" office:string-value="Budapest" calcext:value-type="string">
            <text:p>Budapest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'ha2to.orbel.hu'.A35]" office:value-type="string" office:string-value="HG5RVA" calcext:value-type="string">
            <text:p>HG5RVA</text:p>
          </table:table-cell>
          <table:table-cell table:formula="of:=(['ha2to.orbel.hu'.C35]/1000)" office:value-type="float" office:value="145.675" calcext:value-type="float">
            <text:p>145.675000</text:p>
          </table:table-cell>
          <table:table-cell table:formula="of:=IF(['ha2to.orbel.hu'.C35]=['ha2to.orbel.hu'.D35];&quot;&quot;;IF(['ha2to.orbel.hu'.C35]&gt;['ha2to.orbel.hu'.D35];&quot;-&quot;;&quot;+&quot;))" office:value-type="string" office:string-value="-" calcext:value-type="string">
            <text:p>-</text:p>
          </table:table-cell>
          <table:table-cell table:formula="of:=(['ha2to.orbel.hu'.G35]/-1000)" office:value-type="float" office:value="0.6" calcext:value-type="float">
            <text:p>0.600000</text:p>
          </table:table-cell>
          <table:table-cell table:formula="of:=IF(AND([.G35]=&quot;88.5&quot;;[.H35]=&quot;88.5&quot;);&quot;&quot;;IF([.G35]=[.H35];&quot;TSQL&quot;;IF([.G3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5];&quot;--&quot;;&quot;88.5&quot;)" office:value-type="string" office:string-value="114.8" calcext:value-type="string">
            <text:p>114.8</text:p>
          </table:table-cell>
          <table:table-cell table:formula="of:=SUBSTITUTE(['ha2to.orbel.hu'.J3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5]" office:value-type="string" office:string-value="Budapest (Hármashatár-hegy)" calcext:value-type="string">
            <text:p>Budapest (Hármashatár-hegy)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'ha2to.orbel.hu'.A36]" office:value-type="string" office:string-value="HG5RVB" calcext:value-type="string">
            <text:p>HG5RVB</text:p>
          </table:table-cell>
          <table:table-cell table:formula="of:=(['ha2to.orbel.hu'.C36]/1000)" office:value-type="float" office:value="145.6" calcext:value-type="float">
            <text:p>145.600000</text:p>
          </table:table-cell>
          <table:table-cell table:formula="of:=IF(['ha2to.orbel.hu'.C36]=['ha2to.orbel.hu'.D36];&quot;&quot;;IF(['ha2to.orbel.hu'.C36]&gt;['ha2to.orbel.hu'.D36];&quot;-&quot;;&quot;+&quot;))" office:value-type="string" office:string-value="-" calcext:value-type="string">
            <text:p>-</text:p>
          </table:table-cell>
          <table:table-cell table:formula="of:=(['ha2to.orbel.hu'.G36]/-1000)" office:value-type="float" office:value="0.6" calcext:value-type="float">
            <text:p>0.600000</text:p>
          </table:table-cell>
          <table:table-cell table:formula="of:=IF(AND([.G36]=&quot;88.5&quot;;[.H36]=&quot;88.5&quot;);&quot;&quot;;IF([.G36]=[.H36];&quot;TSQL&quot;;IF([.G3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6];&quot;--&quot;;&quot;88.5&quot;)" office:value-type="string" office:string-value="114.8" calcext:value-type="string">
            <text:p>114.8</text:p>
          </table:table-cell>
          <table:table-cell table:formula="of:=SUBSTITUTE(['ha2to.orbel.hu'.J3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6]" office:value-type="string" office:string-value="Budapest (Svábhegy)" calcext:value-type="string">
            <text:p>Budapest (Svábhegy)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'ha2to.orbel.hu'.A37]" office:value-type="string" office:string-value="HG6RUA" calcext:value-type="string">
            <text:p>HG6RUA</text:p>
          </table:table-cell>
          <table:table-cell table:formula="of:=(['ha2to.orbel.hu'.C37]/1000)" office:value-type="float" office:value="439.375" calcext:value-type="float">
            <text:p>439.375000</text:p>
          </table:table-cell>
          <table:table-cell table:formula="of:=IF(['ha2to.orbel.hu'.C37]=['ha2to.orbel.hu'.D37];&quot;&quot;;IF(['ha2to.orbel.hu'.C37]&gt;['ha2to.orbel.hu'.D37];&quot;-&quot;;&quot;+&quot;))" office:value-type="string" office:string-value="-" calcext:value-type="string">
            <text:p>-</text:p>
          </table:table-cell>
          <table:table-cell table:formula="of:=(['ha2to.orbel.hu'.G37]/-1000)" office:value-type="float" office:value="7.6" calcext:value-type="float">
            <text:p>7.600000</text:p>
          </table:table-cell>
          <table:table-cell table:formula="of:=IF(AND([.G37]=&quot;88.5&quot;;[.H37]=&quot;88.5&quot;);&quot;&quot;;IF([.G37]=[.H37];&quot;TSQL&quot;;IF([.G3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7];&quot;--&quot;;&quot;88.5&quot;)" office:value-type="string" office:string-value="114.8" calcext:value-type="string">
            <text:p>114.8</text:p>
          </table:table-cell>
          <table:table-cell table:formula="of:=SUBSTITUTE(['ha2to.orbel.hu'.J3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7]" office:value-type="string" office:string-value="Galyatető (Mátra)" calcext:value-type="string">
            <text:p>Galyatető (Mátra)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'ha2to.orbel.hu'.A38]" office:value-type="string" office:string-value="HG6RVA" calcext:value-type="string">
            <text:p>HG6RVA</text:p>
          </table:table-cell>
          <table:table-cell table:formula="of:=(['ha2to.orbel.hu'.C38]/1000)" office:value-type="float" office:value="145.625" calcext:value-type="float">
            <text:p>145.625000</text:p>
          </table:table-cell>
          <table:table-cell table:formula="of:=IF(['ha2to.orbel.hu'.C38]=['ha2to.orbel.hu'.D38];&quot;&quot;;IF(['ha2to.orbel.hu'.C38]&gt;['ha2to.orbel.hu'.D38];&quot;-&quot;;&quot;+&quot;))" office:value-type="string" office:string-value="-" calcext:value-type="string">
            <text:p>-</text:p>
          </table:table-cell>
          <table:table-cell table:formula="of:=(['ha2to.orbel.hu'.G38]/-1000)" office:value-type="float" office:value="0.6" calcext:value-type="float">
            <text:p>0.600000</text:p>
          </table:table-cell>
          <table:table-cell table:formula="of:=IF(AND([.G38]=&quot;88.5&quot;;[.H38]=&quot;88.5&quot;);&quot;&quot;;IF([.G38]=[.H38];&quot;TSQL&quot;;IF([.G38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8];&quot;--&quot;;&quot;88.5&quot;)" office:value-type="string" office:string-value="114.8" calcext:value-type="string">
            <text:p>114.8</text:p>
          </table:table-cell>
          <table:table-cell table:formula="of:=SUBSTITUTE(['ha2to.orbel.hu'.J3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8]" office:value-type="string" office:string-value="Galyatető (Mátra)" calcext:value-type="string">
            <text:p>Galyatető (Mátra)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'ha2to.orbel.hu'.A39]" office:value-type="string" office:string-value="HG6RVX" calcext:value-type="string">
            <text:p>HG6RVX</text:p>
          </table:table-cell>
          <table:table-cell table:formula="of:=(['ha2to.orbel.hu'.C39]/1000)" office:value-type="float" office:value="144.5625" calcext:value-type="float">
            <text:p>144.562500</text:p>
          </table:table-cell>
          <table:table-cell table:formula="of:=IF(['ha2to.orbel.hu'.C39]=['ha2to.orbel.hu'.D39];&quot;&quot;;IF(['ha2to.orbel.hu'.C39]&gt;['ha2to.orbel.hu'.D39];&quot;-&quot;;&quot;+&quot;))" office:value-type="string" office:string-value="-" calcext:value-type="string">
            <text:p>-</text:p>
          </table:table-cell>
          <table:table-cell table:formula="of:=(['ha2to.orbel.hu'.G39]/-1000)" office:value-type="float" office:value="-0" calcext:value-type="float">
            <text:p>0.000000</text:p>
          </table:table-cell>
          <table:table-cell table:formula="of:=IF(AND([.G39]=&quot;88.5&quot;;[.H39]=&quot;88.5&quot;);&quot;&quot;;IF([.G39]=[.H39];&quot;TSQL&quot;;IF([.G3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9];&quot;--&quot;;&quot;88.5&quot;)" office:value-type="string" office:string-value="114.8" calcext:value-type="string">
            <text:p>114.8</text:p>
          </table:table-cell>
          <table:table-cell table:formula="of:=SUBSTITUTE(['ha2to.orbel.hu'.J39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9]" office:value-type="string" office:string-value="Galyatető (Mátra)" calcext:value-type="string">
            <text:p>Galyatető (Mátra)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'ha2to.orbel.hu'.A40]" office:value-type="string" office:string-value="HG7RUA" calcext:value-type="string">
            <text:p>HG7RUA</text:p>
          </table:table-cell>
          <table:table-cell table:formula="of:=(['ha2to.orbel.hu'.C40]/1000)" office:value-type="float" office:value="438.675" calcext:value-type="float">
            <text:p>438.675000</text:p>
          </table:table-cell>
          <table:table-cell table:formula="of:=IF(['ha2to.orbel.hu'.C40]=['ha2to.orbel.hu'.D40];&quot;&quot;;IF(['ha2to.orbel.hu'.C40]&gt;['ha2to.orbel.hu'.D40];&quot;-&quot;;&quot;+&quot;))" office:value-type="string" office:string-value="-" calcext:value-type="string">
            <text:p>-</text:p>
          </table:table-cell>
          <table:table-cell table:formula="of:=(['ha2to.orbel.hu'.G40]/-1000)" office:value-type="float" office:value="7.6" calcext:value-type="float">
            <text:p>7.600000</text:p>
          </table:table-cell>
          <table:table-cell table:formula="of:=IF(AND([.G40]=&quot;88.5&quot;;[.H40]=&quot;88.5&quot;);&quot;&quot;;IF([.G40]=[.H40];&quot;TSQL&quot;;IF([.G4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0];&quot;--&quot;;&quot;88.5&quot;)" office:value-type="string" office:string-value="114.8" calcext:value-type="string">
            <text:p>114.8</text:p>
          </table:table-cell>
          <table:table-cell table:formula="of:=SUBSTITUTE(['ha2to.orbel.hu'.J40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0]" office:value-type="string" office:string-value="Érd" calcext:value-type="string">
            <text:p>Érd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'ha2to.orbel.hu'.A41]" office:value-type="string" office:string-value="HG7RUB" calcext:value-type="string">
            <text:p>HG7RUB</text:p>
          </table:table-cell>
          <table:table-cell table:formula="of:=(['ha2to.orbel.hu'.C41]/1000)" office:value-type="float" office:value="438.8" calcext:value-type="float">
            <text:p>438.800000</text:p>
          </table:table-cell>
          <table:table-cell table:formula="of:=IF(['ha2to.orbel.hu'.C41]=['ha2to.orbel.hu'.D41];&quot;&quot;;IF(['ha2to.orbel.hu'.C41]&gt;['ha2to.orbel.hu'.D41];&quot;-&quot;;&quot;+&quot;))" office:value-type="string" office:string-value="-" calcext:value-type="string">
            <text:p>-</text:p>
          </table:table-cell>
          <table:table-cell table:formula="of:=(['ha2to.orbel.hu'.G41]/-1000)" office:value-type="float" office:value="7.6" calcext:value-type="float">
            <text:p>7.600000</text:p>
          </table:table-cell>
          <table:table-cell table:formula="of:=IF(AND([.G41]=&quot;88.5&quot;;[.H41]=&quot;88.5&quot;);&quot;&quot;;IF([.G41]=[.H41];&quot;TSQL&quot;;IF([.G4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1];&quot;--&quot;;&quot;88.5&quot;)" office:value-type="string" office:string-value="114.8" calcext:value-type="string">
            <text:p>114.8</text:p>
          </table:table-cell>
          <table:table-cell table:formula="of:=SUBSTITUTE(['ha2to.orbel.hu'.J41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1]" office:value-type="string" office:string-value="Cegléd" calcext:value-type="string">
            <text:p>Cegléd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'ha2to.orbel.hu'.A42]" office:value-type="string" office:string-value="HG7RUC" calcext:value-type="string">
            <text:p>HG7RUC</text:p>
          </table:table-cell>
          <table:table-cell table:formula="of:=(['ha2to.orbel.hu'.C42]/1000)" office:value-type="float" office:value="439.35" calcext:value-type="float">
            <text:p>439.350000</text:p>
          </table:table-cell>
          <table:table-cell table:formula="of:=IF(['ha2to.orbel.hu'.C42]=['ha2to.orbel.hu'.D42];&quot;&quot;;IF(['ha2to.orbel.hu'.C42]&gt;['ha2to.orbel.hu'.D42];&quot;-&quot;;&quot;+&quot;))" office:value-type="string" office:string-value="-" calcext:value-type="string">
            <text:p>-</text:p>
          </table:table-cell>
          <table:table-cell table:formula="of:=(['ha2to.orbel.hu'.G42]/-1000)" office:value-type="float" office:value="7.6" calcext:value-type="float">
            <text:p>7.600000</text:p>
          </table:table-cell>
          <table:table-cell table:formula="of:=IF(AND([.G42]=&quot;88.5&quot;;[.H42]=&quot;88.5&quot;);&quot;&quot;;IF([.G42]=[.H42];&quot;TSQL&quot;;IF([.G4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2];&quot;--&quot;;&quot;88.5&quot;)" office:value-type="string" office:string-value="114.8" calcext:value-type="string">
            <text:p>114.8</text:p>
          </table:table-cell>
          <table:table-cell table:formula="of:=SUBSTITUTE(['ha2to.orbel.hu'.J42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2]" office:value-type="string" office:string-value="Dobogókő" calcext:value-type="string">
            <text:p>Dobogókő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'ha2to.orbel.hu'.A43]" office:value-type="string" office:string-value="HG7RUE" calcext:value-type="string">
            <text:p>HG7RUE</text:p>
          </table:table-cell>
          <table:table-cell table:formula="of:=(['ha2to.orbel.hu'.C43]/1000)" office:value-type="float" office:value="438.775" calcext:value-type="float">
            <text:p>438.775000</text:p>
          </table:table-cell>
          <table:table-cell table:formula="of:=IF(['ha2to.orbel.hu'.C43]=['ha2to.orbel.hu'.D43];&quot;&quot;;IF(['ha2to.orbel.hu'.C43]&gt;['ha2to.orbel.hu'.D43];&quot;-&quot;;&quot;+&quot;))" office:value-type="string" office:string-value="-" calcext:value-type="string">
            <text:p>-</text:p>
          </table:table-cell>
          <table:table-cell table:formula="of:=(['ha2to.orbel.hu'.G43]/-1000)" office:value-type="float" office:value="7.6" calcext:value-type="float">
            <text:p>7.600000</text:p>
          </table:table-cell>
          <table:table-cell table:formula="of:=IF(AND([.G43]=&quot;88.5&quot;;[.H43]=&quot;88.5&quot;);&quot;&quot;;IF([.G43]=[.H43];&quot;TSQL&quot;;IF([.G4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3];&quot;--&quot;;&quot;88.5&quot;)" office:value-type="string" office:string-value="114.8" calcext:value-type="string">
            <text:p>114.8</text:p>
          </table:table-cell>
          <table:table-cell table:formula="of:=SUBSTITUTE(['ha2to.orbel.hu'.J4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3]" office:value-type="string" office:string-value="Budapest (Széchenyi-hegy, TV-torony)" calcext:value-type="string">
            <text:p>Budapest (Széchenyi-hegy, TV-torony)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'ha2to.orbel.hu'.A44]" office:value-type="string" office:string-value="HG7RVA" calcext:value-type="string">
            <text:p>HG7RVA</text:p>
          </table:table-cell>
          <table:table-cell table:formula="of:=(['ha2to.orbel.hu'.C44]/1000)" office:value-type="float" office:value="145.65" calcext:value-type="float">
            <text:p>145.650000</text:p>
          </table:table-cell>
          <table:table-cell table:formula="of:=IF(['ha2to.orbel.hu'.C44]=['ha2to.orbel.hu'.D44];&quot;&quot;;IF(['ha2to.orbel.hu'.C44]&gt;['ha2to.orbel.hu'.D44];&quot;-&quot;;&quot;+&quot;))" office:value-type="string" office:string-value="-" calcext:value-type="string">
            <text:p>-</text:p>
          </table:table-cell>
          <table:table-cell table:formula="of:=(['ha2to.orbel.hu'.G44]/-1000)" office:value-type="float" office:value="0.6" calcext:value-type="float">
            <text:p>0.600000</text:p>
          </table:table-cell>
          <table:table-cell table:formula="of:=IF(AND([.G44]=&quot;88.5&quot;;[.H44]=&quot;88.5&quot;);&quot;&quot;;IF([.G44]=[.H44];&quot;TSQL&quot;;IF([.G44]=&quot;88.5&quot;;&quot;Cross&quot;;&quot;Tone&quot;)))">
            <text:p/>
          </table:table-cell>
          <table:table-cell table:formula="of:=SUBSTITUTE(['ha2to.orbel.hu'.I44];&quot;--&quot;;&quot;88.5&quot;)" office:value-type="string" office:string-value="88.5" calcext:value-type="string">
            <text:p>88.5</text:p>
          </table:table-cell>
          <table:table-cell table:formula="of:=SUBSTITUTE(['ha2to.orbel.hu'.J4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4]" office:value-type="string" office:string-value="Érd" calcext:value-type="string">
            <text:p>Érd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'ha2to.orbel.hu'.A45]" office:value-type="string" office:string-value="HG7RVC" calcext:value-type="string">
            <text:p>HG7RVC</text:p>
          </table:table-cell>
          <table:table-cell table:formula="of:=(['ha2to.orbel.hu'.C45]/1000)" office:value-type="float" office:value="145.7875" calcext:value-type="float">
            <text:p>145.787500</text:p>
          </table:table-cell>
          <table:table-cell table:formula="of:=IF(['ha2to.orbel.hu'.C45]=['ha2to.orbel.hu'.D45];&quot;&quot;;IF(['ha2to.orbel.hu'.C45]&gt;['ha2to.orbel.hu'.D45];&quot;-&quot;;&quot;+&quot;))" office:value-type="string" office:string-value="-" calcext:value-type="string">
            <text:p>-</text:p>
          </table:table-cell>
          <table:table-cell table:formula="of:=(['ha2to.orbel.hu'.G45]/-1000)" office:value-type="float" office:value="0.6" calcext:value-type="float">
            <text:p>0.600000</text:p>
          </table:table-cell>
          <table:table-cell table:formula="of:=IF(AND([.G45]=&quot;88.5&quot;;[.H45]=&quot;88.5&quot;);&quot;&quot;;IF([.G45]=[.H45];&quot;TSQL&quot;;IF([.G4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5];&quot;--&quot;;&quot;88.5&quot;)" office:value-type="string" office:string-value="114.8" calcext:value-type="string">
            <text:p>114.8</text:p>
          </table:table-cell>
          <table:table-cell table:formula="of:=SUBSTITUTE(['ha2to.orbel.hu'.J4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5]" office:value-type="string" office:string-value="Cegléd" calcext:value-type="string">
            <text:p>Cegléd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'ha2to.orbel.hu'.A46]" office:value-type="string" office:string-value="HG8RUA" calcext:value-type="string">
            <text:p>HG8RUA</text:p>
          </table:table-cell>
          <table:table-cell table:formula="of:=(['ha2to.orbel.hu'.C46]/1000)" office:value-type="float" office:value="438.6625" calcext:value-type="float">
            <text:p>438.662500</text:p>
          </table:table-cell>
          <table:table-cell table:formula="of:=IF(['ha2to.orbel.hu'.C46]=['ha2to.orbel.hu'.D46];&quot;&quot;;IF(['ha2to.orbel.hu'.C46]&gt;['ha2to.orbel.hu'.D46];&quot;-&quot;;&quot;+&quot;))" office:value-type="string" office:string-value="-" calcext:value-type="string">
            <text:p>-</text:p>
          </table:table-cell>
          <table:table-cell table:formula="of:=(['ha2to.orbel.hu'.G46]/-1000)" office:value-type="float" office:value="7.6" calcext:value-type="float">
            <text:p>7.600000</text:p>
          </table:table-cell>
          <table:table-cell table:formula="of:=IF(AND([.G46]=&quot;88.5&quot;;[.H46]=&quot;88.5&quot;);&quot;&quot;;IF([.G46]=[.H46];&quot;TSQL&quot;;IF([.G4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6];&quot;--&quot;;&quot;88.5&quot;)" office:value-type="string" office:string-value="131.8" calcext:value-type="string">
            <text:p>131.8</text:p>
          </table:table-cell>
          <table:table-cell table:formula="of:=SUBSTITUTE(['ha2to.orbel.hu'.J46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6]" office:value-type="string" office:string-value="Szeged" calcext:value-type="string">
            <text:p>Szeged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'ha2to.orbel.hu'.A47]" office:value-type="string" office:string-value="HG8RUB" calcext:value-type="string">
            <text:p>HG8RUB</text:p>
          </table:table-cell>
          <table:table-cell table:formula="of:=(['ha2to.orbel.hu'.C47]/1000)" office:value-type="float" office:value="439" calcext:value-type="float">
            <text:p>439.000000</text:p>
          </table:table-cell>
          <table:table-cell table:formula="of:=IF(['ha2to.orbel.hu'.C47]=['ha2to.orbel.hu'.D47];&quot;&quot;;IF(['ha2to.orbel.hu'.C47]&gt;['ha2to.orbel.hu'.D47];&quot;-&quot;;&quot;+&quot;))" office:value-type="string" office:string-value="-" calcext:value-type="string">
            <text:p>-</text:p>
          </table:table-cell>
          <table:table-cell table:formula="of:=(['ha2to.orbel.hu'.G47]/-1000)" office:value-type="float" office:value="7.6" calcext:value-type="float">
            <text:p>7.600000</text:p>
          </table:table-cell>
          <table:table-cell table:formula="of:=IF(AND([.G47]=&quot;88.5&quot;;[.H47]=&quot;88.5&quot;);&quot;&quot;;IF([.G47]=[.H47];&quot;TSQL&quot;;IF([.G47]=&quot;88.5&quot;;&quot;Cross&quot;;&quot;Tone&quot;)))">
            <text:p/>
          </table:table-cell>
          <table:table-cell table:formula="of:=SUBSTITUTE(['ha2to.orbel.hu'.I47];&quot;--&quot;;&quot;88.5&quot;)" office:value-type="string" office:string-value="88.5" calcext:value-type="string">
            <text:p>88.5</text:p>
          </table:table-cell>
          <table:table-cell table:formula="of:=SUBSTITUTE(['ha2to.orbel.hu'.J4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7]" office:value-type="string" office:string-value="Békéscsaba" calcext:value-type="string">
            <text:p>Békéscsaba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'ha2to.orbel.hu'.A48]" office:value-type="string" office:string-value="HG8RUC" calcext:value-type="string">
            <text:p>HG8RUC</text:p>
          </table:table-cell>
          <table:table-cell table:formula="of:=(['ha2to.orbel.hu'.C48]/1000)" office:value-type="float" office:value="438.95" calcext:value-type="float">
            <text:p>438.950000</text:p>
          </table:table-cell>
          <table:table-cell table:formula="of:=IF(['ha2to.orbel.hu'.C48]=['ha2to.orbel.hu'.D48];&quot;&quot;;IF(['ha2to.orbel.hu'.C48]&gt;['ha2to.orbel.hu'.D48];&quot;-&quot;;&quot;+&quot;))" office:value-type="string" office:string-value="-" calcext:value-type="string">
            <text:p>-</text:p>
          </table:table-cell>
          <table:table-cell table:formula="of:=(['ha2to.orbel.hu'.G48]/-1000)" office:value-type="float" office:value="7.6" calcext:value-type="float">
            <text:p>7.600000</text:p>
          </table:table-cell>
          <table:table-cell table:formula="of:=IF(AND([.G48]=&quot;88.5&quot;;[.H48]=&quot;88.5&quot;);&quot;&quot;;IF([.G48]=[.H48];&quot;TSQL&quot;;IF([.G4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8];&quot;--&quot;;&quot;88.5&quot;)" office:value-type="string" office:string-value="131.8" calcext:value-type="string">
            <text:p>131.8</text:p>
          </table:table-cell>
          <table:table-cell table:formula="of:=SUBSTITUTE(['ha2to.orbel.hu'.J48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8]" office:value-type="string" office:string-value="Kiskunfélegyháza" calcext:value-type="string">
            <text:p>Kiskunfélegyháza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'ha2to.orbel.hu'.A49]" office:value-type="string" office:string-value="HG8RVA" calcext:value-type="string">
            <text:p>HG8RVA</text:p>
          </table:table-cell>
          <table:table-cell table:formula="of:=(['ha2to.orbel.hu'.C49]/1000)" office:value-type="float" office:value="145.7625" calcext:value-type="float">
            <text:p>145.762500</text:p>
          </table:table-cell>
          <table:table-cell table:formula="of:=IF(['ha2to.orbel.hu'.C49]=['ha2to.orbel.hu'.D49];&quot;&quot;;IF(['ha2to.orbel.hu'.C49]&gt;['ha2to.orbel.hu'.D49];&quot;-&quot;;&quot;+&quot;))" office:value-type="string" office:string-value="-" calcext:value-type="string">
            <text:p>-</text:p>
          </table:table-cell>
          <table:table-cell table:formula="of:=(['ha2to.orbel.hu'.G49]/-1000)" office:value-type="float" office:value="0.6" calcext:value-type="float">
            <text:p>0.600000</text:p>
          </table:table-cell>
          <table:table-cell table:formula="of:=IF(AND([.G49]=&quot;88.5&quot;;[.H49]=&quot;88.5&quot;);&quot;&quot;;IF([.G49]=[.H49];&quot;TSQL&quot;;IF([.G4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9];&quot;--&quot;;&quot;88.5&quot;)" office:value-type="string" office:string-value="131.8" calcext:value-type="string">
            <text:p>131.8</text:p>
          </table:table-cell>
          <table:table-cell table:formula="of:=SUBSTITUTE(['ha2to.orbel.hu'.J49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9]" office:value-type="string" office:string-value="Kiskunfélegyháza" calcext:value-type="string">
            <text:p>Kiskunfélegyháza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'ha2to.orbel.hu'.A50]" office:value-type="string" office:string-value="HG8RVB" calcext:value-type="string">
            <text:p>HG8RVB</text:p>
          </table:table-cell>
          <table:table-cell table:formula="of:=(['ha2to.orbel.hu'.C50]/1000)" office:value-type="float" office:value="145.7" calcext:value-type="float">
            <text:p>145.700000</text:p>
          </table:table-cell>
          <table:table-cell table:formula="of:=IF(['ha2to.orbel.hu'.C50]=['ha2to.orbel.hu'.D50];&quot;&quot;;IF(['ha2to.orbel.hu'.C50]&gt;['ha2to.orbel.hu'.D50];&quot;-&quot;;&quot;+&quot;))" office:value-type="string" office:string-value="-" calcext:value-type="string">
            <text:p>-</text:p>
          </table:table-cell>
          <table:table-cell table:formula="of:=(['ha2to.orbel.hu'.G50]/-1000)" office:value-type="float" office:value="0.6" calcext:value-type="float">
            <text:p>0.600000</text:p>
          </table:table-cell>
          <table:table-cell table:formula="of:=IF(AND([.G50]=&quot;88.5&quot;;[.H50]=&quot;88.5&quot;);&quot;&quot;;IF([.G50]=[.H50];&quot;TSQL&quot;;IF([.G50]=&quot;88.5&quot;;&quot;Cross&quot;;&quot;Tone&quot;)))">
            <text:p/>
          </table:table-cell>
          <table:table-cell table:formula="of:=SUBSTITUTE(['ha2to.orbel.hu'.I50];&quot;--&quot;;&quot;88.5&quot;)" office:value-type="string" office:string-value="88.5" calcext:value-type="string">
            <text:p>88.5</text:p>
          </table:table-cell>
          <table:table-cell table:formula="of:=SUBSTITUTE(['ha2to.orbel.hu'.J5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0]" office:value-type="string" office:string-value="Békéscsaba" calcext:value-type="string">
            <text:p>Békéscsaba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'ha2to.orbel.hu'.A51]" office:value-type="string" office:string-value="HG8RVC" calcext:value-type="string">
            <text:p>HG8RVC</text:p>
          </table:table-cell>
          <table:table-cell table:formula="of:=(['ha2to.orbel.hu'.C51]/1000)" office:value-type="float" office:value="145.6625" calcext:value-type="float">
            <text:p>145.662500</text:p>
          </table:table-cell>
          <table:table-cell table:formula="of:=IF(['ha2to.orbel.hu'.C51]=['ha2to.orbel.hu'.D51];&quot;&quot;;IF(['ha2to.orbel.hu'.C51]&gt;['ha2to.orbel.hu'.D51];&quot;-&quot;;&quot;+&quot;))" office:value-type="string" office:string-value="-" calcext:value-type="string">
            <text:p>-</text:p>
          </table:table-cell>
          <table:table-cell table:formula="of:=(['ha2to.orbel.hu'.G51]/-1000)" office:value-type="float" office:value="0.6" calcext:value-type="float">
            <text:p>0.600000</text:p>
          </table:table-cell>
          <table:table-cell table:formula="of:=IF(AND([.G51]=&quot;88.5&quot;;[.H51]=&quot;88.5&quot;);&quot;&quot;;IF([.G51]=[.H51];&quot;TSQL&quot;;IF([.G51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51];&quot;--&quot;;&quot;88.5&quot;)" office:value-type="string" office:string-value="88.5" calcext:value-type="string">
            <text:p>88.5</text:p>
          </table:table-cell>
          <table:table-cell table:formula="of:=SUBSTITUTE(['ha2to.orbel.hu'.J51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1]" office:value-type="string" office:string-value="Szeged" calcext:value-type="string">
            <text:p>Szeged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'ha2to.orbel.hu'.A52]" office:value-type="string" office:string-value="HG8RVD" calcext:value-type="string">
            <text:p>HG8RVD</text:p>
          </table:table-cell>
          <table:table-cell table:formula="of:=(['ha2to.orbel.hu'.C52]/1000)" office:value-type="float" office:value="145.6875" calcext:value-type="float">
            <text:p>145.687500</text:p>
          </table:table-cell>
          <table:table-cell table:formula="of:=IF(['ha2to.orbel.hu'.C52]=['ha2to.orbel.hu'.D52];&quot;&quot;;IF(['ha2to.orbel.hu'.C52]&gt;['ha2to.orbel.hu'.D52];&quot;-&quot;;&quot;+&quot;))" office:value-type="string" office:string-value="-" calcext:value-type="string">
            <text:p>-</text:p>
          </table:table-cell>
          <table:table-cell table:formula="of:=(['ha2to.orbel.hu'.G52]/-1000)" office:value-type="float" office:value="0.6" calcext:value-type="float">
            <text:p>0.600000</text:p>
          </table:table-cell>
          <table:table-cell table:formula="of:=IF(AND([.G52]=&quot;88.5&quot;;[.H52]=&quot;88.5&quot;);&quot;&quot;;IF([.G52]=[.H52];&quot;TSQL&quot;;IF([.G52]=&quot;88.5&quot;;&quot;Cross&quot;;&quot;Tone&quot;)))">
            <text:p/>
          </table:table-cell>
          <table:table-cell table:formula="of:=SUBSTITUTE(['ha2to.orbel.hu'.I52];&quot;--&quot;;&quot;88.5&quot;)" office:value-type="string" office:string-value="88.5" calcext:value-type="string">
            <text:p>88.5</text:p>
          </table:table-cell>
          <table:table-cell table:formula="of:=SUBSTITUTE(['ha2to.orbel.hu'.J5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2]" office:value-type="string" office:string-value="Baja (Csávoly)" calcext:value-type="string">
            <text:p>Baja (Csávoly)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'ha2to.orbel.hu'.A53]" office:value-type="string" office:string-value="HG8RVE" calcext:value-type="string">
            <text:p>HG8RVE</text:p>
          </table:table-cell>
          <table:table-cell table:formula="of:=(['ha2to.orbel.hu'.C53]/1000)" office:value-type="float" office:value="145.7875" calcext:value-type="float">
            <text:p>145.787500</text:p>
          </table:table-cell>
          <table:table-cell table:formula="of:=IF(['ha2to.orbel.hu'.C53]=['ha2to.orbel.hu'.D53];&quot;&quot;;IF(['ha2to.orbel.hu'.C53]&gt;['ha2to.orbel.hu'.D53];&quot;-&quot;;&quot;+&quot;))" office:value-type="string" office:string-value="-" calcext:value-type="string">
            <text:p>-</text:p>
          </table:table-cell>
          <table:table-cell table:formula="of:=(['ha2to.orbel.hu'.G53]/-1000)" office:value-type="float" office:value="0.6" calcext:value-type="float">
            <text:p>0.600000</text:p>
          </table:table-cell>
          <table:table-cell table:formula="of:=IF(AND([.G53]=&quot;88.5&quot;;[.H53]=&quot;88.5&quot;);&quot;&quot;;IF([.G53]=[.H53];&quot;TSQL&quot;;IF([.G53]=&quot;88.5&quot;;&quot;Cross&quot;;&quot;Tone&quot;)))">
            <text:p/>
          </table:table-cell>
          <table:table-cell table:formula="of:=SUBSTITUTE(['ha2to.orbel.hu'.I53];&quot;--&quot;;&quot;88.5&quot;)" office:value-type="string" office:string-value="88.5" calcext:value-type="string">
            <text:p>88.5</text:p>
          </table:table-cell>
          <table:table-cell table:formula="of:=SUBSTITUTE(['ha2to.orbel.hu'.J53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3]" office:value-type="string" office:string-value="Gyula" calcext:value-type="string">
            <text:p>Gyula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'ha2to.orbel.hu'.A54]" office:value-type="string" office:string-value="HG9RUA" calcext:value-type="string">
            <text:p>HG9RUA</text:p>
          </table:table-cell>
          <table:table-cell table:formula="of:=(['ha2to.orbel.hu'.C54]/1000)" office:value-type="float" office:value="438.8625" calcext:value-type="float">
            <text:p>438.862500</text:p>
          </table:table-cell>
          <table:table-cell table:formula="of:=IF(['ha2to.orbel.hu'.C54]=['ha2to.orbel.hu'.D54];&quot;&quot;;IF(['ha2to.orbel.hu'.C54]&gt;['ha2to.orbel.hu'.D54];&quot;-&quot;;&quot;+&quot;))" office:value-type="string" office:string-value="-" calcext:value-type="string">
            <text:p>-</text:p>
          </table:table-cell>
          <table:table-cell table:formula="of:=(['ha2to.orbel.hu'.G54]/-1000)" office:value-type="float" office:value="7.6" calcext:value-type="float">
            <text:p>7.600000</text:p>
          </table:table-cell>
          <table:table-cell table:formula="of:=IF(AND([.G54]=&quot;88.5&quot;;[.H54]=&quot;88.5&quot;);&quot;&quot;;IF([.G54]=[.H54];&quot;TSQL&quot;;IF([.G5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4];&quot;--&quot;;&quot;88.5&quot;)" office:value-type="string" office:string-value="114.8" calcext:value-type="string">
            <text:p>114.8</text:p>
          </table:table-cell>
          <table:table-cell table:formula="of:=SUBSTITUTE(['ha2to.orbel.hu'.J5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4]" office:value-type="string" office:string-value="Kis-kőhát (Bükk)" calcext:value-type="string">
            <text:p>Kis-kőhát (Bükk)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'ha2to.orbel.hu'.A55]" office:value-type="string" office:string-value="HG9RUD" calcext:value-type="string">
            <text:p>HG9RUD</text:p>
          </table:table-cell>
          <table:table-cell table:formula="of:=(['ha2to.orbel.hu'.C55]/1000)" office:value-type="float" office:value="438.7625" calcext:value-type="float">
            <text:p>438.762500</text:p>
          </table:table-cell>
          <table:table-cell table:formula="of:=IF(['ha2to.orbel.hu'.C55]=['ha2to.orbel.hu'.D55];&quot;&quot;;IF(['ha2to.orbel.hu'.C55]&gt;['ha2to.orbel.hu'.D55];&quot;-&quot;;&quot;+&quot;))" office:value-type="string" office:string-value="-" calcext:value-type="string">
            <text:p>-</text:p>
          </table:table-cell>
          <table:table-cell table:formula="of:=(['ha2to.orbel.hu'.G55]/-1000)" office:value-type="float" office:value="7.6" calcext:value-type="float">
            <text:p>7.600000</text:p>
          </table:table-cell>
          <table:table-cell table:formula="of:=IF(AND([.G55]=&quot;88.5&quot;;[.H55]=&quot;88.5&quot;);&quot;&quot;;IF([.G55]=[.H55];&quot;TSQL&quot;;IF([.G5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5];&quot;--&quot;;&quot;88.5&quot;)" office:value-type="string" office:string-value="114.8" calcext:value-type="string">
            <text:p>114.8</text:p>
          </table:table-cell>
          <table:table-cell table:formula="of:=SUBSTITUTE(['ha2to.orbel.hu'.J5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5]" office:value-type="string" office:string-value="Ózd" calcext:value-type="string">
            <text:p>Ózd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'ha2to.orbel.hu'.A56]" office:value-type="string" office:string-value="HG9RVA" calcext:value-type="string">
            <text:p>HG9RVA</text:p>
          </table:table-cell>
          <table:table-cell table:formula="of:=(['ha2to.orbel.hu'.C56]/1000)" office:value-type="float" office:value="145.725" calcext:value-type="float">
            <text:p>145.725000</text:p>
          </table:table-cell>
          <table:table-cell table:formula="of:=IF(['ha2to.orbel.hu'.C56]=['ha2to.orbel.hu'.D56];&quot;&quot;;IF(['ha2to.orbel.hu'.C56]&gt;['ha2to.orbel.hu'.D56];&quot;-&quot;;&quot;+&quot;))" office:value-type="string" office:string-value="-" calcext:value-type="string">
            <text:p>-</text:p>
          </table:table-cell>
          <table:table-cell table:formula="of:=(['ha2to.orbel.hu'.G56]/-1000)" office:value-type="float" office:value="0.6" calcext:value-type="float">
            <text:p>0.600000</text:p>
          </table:table-cell>
          <table:table-cell table:formula="of:=IF(AND([.G56]=&quot;88.5&quot;;[.H56]=&quot;88.5&quot;);&quot;&quot;;IF([.G56]=[.H56];&quot;TSQL&quot;;IF([.G5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6];&quot;--&quot;;&quot;88.5&quot;)" office:value-type="string" office:string-value="114.8" calcext:value-type="string">
            <text:p>114.8</text:p>
          </table:table-cell>
          <table:table-cell table:formula="of:=SUBSTITUTE(['ha2to.orbel.hu'.J5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6]" office:value-type="string" office:string-value="Kis-kőhát (Bükk)" calcext:value-type="string">
            <text:p>Kis-kőhát (Bükk)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'ha2to.orbel.hu'.A57]" office:value-type="string" office:string-value="HG9RVB" calcext:value-type="string">
            <text:p>HG9RVB</text:p>
          </table:table-cell>
          <table:table-cell table:formula="of:=(['ha2to.orbel.hu'.C57]/1000)" office:value-type="float" office:value="145.6875" calcext:value-type="float">
            <text:p>145.687500</text:p>
          </table:table-cell>
          <table:table-cell table:formula="of:=IF(['ha2to.orbel.hu'.C57]=['ha2to.orbel.hu'.D57];&quot;&quot;;IF(['ha2to.orbel.hu'.C57]&gt;['ha2to.orbel.hu'.D57];&quot;-&quot;;&quot;+&quot;))" office:value-type="string" office:string-value="-" calcext:value-type="string">
            <text:p>-</text:p>
          </table:table-cell>
          <table:table-cell table:formula="of:=(['ha2to.orbel.hu'.G57]/-1000)" office:value-type="float" office:value="0.6" calcext:value-type="float">
            <text:p>0.600000</text:p>
          </table:table-cell>
          <table:table-cell table:formula="of:=IF(AND([.G57]=&quot;88.5&quot;;[.H57]=&quot;88.5&quot;);&quot;&quot;;IF([.G57]=[.H57];&quot;TSQL&quot;;IF([.G5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7];&quot;--&quot;;&quot;88.5&quot;)" office:value-type="string" office:string-value="114.8" calcext:value-type="string">
            <text:p>114.8</text:p>
          </table:table-cell>
          <table:table-cell table:formula="of:=SUBSTITUTE(['ha2to.orbel.hu'.J5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7]" office:value-type="string" office:string-value="Miskolc (Bükkszentkereszt)" calcext:value-type="string">
            <text:p>Miskolc (Bükkszentkereszt)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'ha2to.orbel.hu'.A58]" office:value-type="string" office:string-value="HG9RVC" calcext:value-type="string">
            <text:p>HG9RVC</text:p>
          </table:table-cell>
          <table:table-cell table:formula="of:=(['ha2to.orbel.hu'.C58]/1000)" office:value-type="float" office:value="145.775" calcext:value-type="float">
            <text:p>145.775000</text:p>
          </table:table-cell>
          <table:table-cell table:formula="of:=IF(['ha2to.orbel.hu'.C58]=['ha2to.orbel.hu'.D58];&quot;&quot;;IF(['ha2to.orbel.hu'.C58]&gt;['ha2to.orbel.hu'.D58];&quot;-&quot;;&quot;+&quot;))" office:value-type="string" office:string-value="-" calcext:value-type="string">
            <text:p>-</text:p>
          </table:table-cell>
          <table:table-cell table:formula="of:=(['ha2to.orbel.hu'.G58]/-1000)" office:value-type="float" office:value="0.6" calcext:value-type="float">
            <text:p>0.600000</text:p>
          </table:table-cell>
          <table:table-cell table:formula="of:=IF(AND([.G58]=&quot;88.5&quot;;[.H58]=&quot;88.5&quot;);&quot;&quot;;IF([.G58]=[.H58];&quot;TSQL&quot;;IF([.G5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8];&quot;--&quot;;&quot;88.5&quot;)" office:value-type="string" office:string-value="114.8" calcext:value-type="string">
            <text:p>114.8</text:p>
          </table:table-cell>
          <table:table-cell table:formula="of:=SUBSTITUTE(['ha2to.orbel.hu'.J58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8]" office:value-type="string" office:string-value="Sátoraljaújhely" calcext:value-type="string">
            <text:p>Sátoraljaújhely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'ha2to.orbel.hu'.A59]" office:value-type="string" office:string-value="HG9RVD" calcext:value-type="string">
            <text:p>HG9RVD</text:p>
          </table:table-cell>
          <table:table-cell table:formula="of:=(['ha2to.orbel.hu'.C59]/1000)" office:value-type="float" office:value="145.7625" calcext:value-type="float">
            <text:p>145.762500</text:p>
          </table:table-cell>
          <table:table-cell table:formula="of:=IF(['ha2to.orbel.hu'.C59]=['ha2to.orbel.hu'.D59];&quot;&quot;;IF(['ha2to.orbel.hu'.C59]&gt;['ha2to.orbel.hu'.D59];&quot;-&quot;;&quot;+&quot;))" office:value-type="string" office:string-value="-" calcext:value-type="string">
            <text:p>-</text:p>
          </table:table-cell>
          <table:table-cell table:formula="of:=(['ha2to.orbel.hu'.G59]/-1000)" office:value-type="float" office:value="0.6" calcext:value-type="float">
            <text:p>0.600000</text:p>
          </table:table-cell>
          <table:table-cell table:formula="of:=IF(AND([.G59]=&quot;88.5&quot;;[.H59]=&quot;88.5&quot;);&quot;&quot;;IF([.G59]=[.H59];&quot;TSQL&quot;;IF([.G59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59];&quot;--&quot;;&quot;88.5&quot;)" office:value-type="string" office:string-value="114.8" calcext:value-type="string">
            <text:p>114.8</text:p>
          </table:table-cell>
          <table:table-cell table:formula="of:=SUBSTITUTE(['ha2to.orbel.hu'.J5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9]" office:value-type="string" office:string-value="Ózd" calcext:value-type="string">
            <text:p>Ózd</text:p>
          </table:table-cell>
          <table:table-cell table:number-columns-repeated="3"/>
        </table:table-row>
      </table:table>
      <table:table table:name="CHIRP Települések szerint" table:style-name="ta1">
        <table:table-column table:style-name="co1" table:default-cell-style-name="Default"/>
        <table:table-column table:style-name="co4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number-columns-repeated="3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Frequency</text:p>
          </table:table-cell>
          <table:table-cell table:style-name="Default" office:value-type="string" calcext:value-type="string">
            <text:p>Duplex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Tone</text:p>
          </table:table-cell>
          <table:table-cell table:style-name="Default" office:value-type="string" calcext:value-type="string">
            <text:p>rToneFreq</text:p>
          </table:table-cell>
          <table:table-cell table:style-name="Default" office:value-type="string" calcext:value-type="string">
            <text:p>cToneFreq</text:p>
          </table:table-cell>
          <table:table-cell office:value-type="string" calcext:value-type="string">
            <text:p>DtcsCode</text:p>
          </table:table-cell>
          <table:table-cell office:value-type="string" calcext:value-type="string">
            <text:p>DtcsPolarity</text:p>
          </table:table-cell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Skip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URCALL</text:p>
          </table:table-cell>
          <table:table-cell office:value-type="string" calcext:value-type="string">
            <text:p>RPT1CALL</text:p>
          </table:table-cell>
          <table:table-cell office:value-type="string" calcext:value-type="string">
            <text:p>RPT2CA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aja (C" calcext:value-type="string">
            <text:p>Baja (C</text:p>
          </table:table-cell>
          <table:table-cell table:formula="of:=(['ha2to.orbel.hu'.C52]/1000)" office:value-type="float" office:value="145.6875" calcext:value-type="float">
            <text:p>145.687500</text:p>
          </table:table-cell>
          <table:table-cell table:formula="of:=IF(['ha2to.orbel.hu'.C52]=['ha2to.orbel.hu'.D52];&quot;&quot;;IF(['ha2to.orbel.hu'.C52]&gt;['ha2to.orbel.hu'.D52];&quot;-&quot;;&quot;+&quot;))" office:value-type="string" office:string-value="-" calcext:value-type="string">
            <text:p>-</text:p>
          </table:table-cell>
          <table:table-cell table:formula="of:=(['ha2to.orbel.hu'.G52]/-1000)" office:value-type="float" office:value="0.6" calcext:value-type="float">
            <text:p>0.600000</text:p>
          </table:table-cell>
          <table:table-cell table:formula="of:=IF(AND([.G2]=&quot;88.5&quot;;[.H2]=&quot;88.5&quot;);&quot;&quot;;IF([.G2]=[.H2];&quot;TSQL&quot;;IF([.G2]=&quot;88.5&quot;;&quot;Cross&quot;;&quot;Tone&quot;)))">
            <text:p/>
          </table:table-cell>
          <table:table-cell table:formula="of:=SUBSTITUTE(['ha2to.orbel.hu'.I52];&quot;--&quot;;&quot;88.5&quot;)" office:value-type="string" office:string-value="88.5" calcext:value-type="string">
            <text:p>88.5</text:p>
          </table:table-cell>
          <table:table-cell table:formula="of:=SUBSTITUTE(['ha2to.orbel.hu'.J5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2]" office:value-type="string" office:string-value="HG8RVD" calcext:value-type="string">
            <text:p>HG8RVD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ekescs" calcext:value-type="string">
            <text:p>Bekescs</text:p>
          </table:table-cell>
          <table:table-cell table:formula="of:=(['ha2to.orbel.hu'.C47]/1000)" office:value-type="float" office:value="439" calcext:value-type="float">
            <text:p>439.000000</text:p>
          </table:table-cell>
          <table:table-cell table:formula="of:=IF(['ha2to.orbel.hu'.C47]=['ha2to.orbel.hu'.D47];&quot;&quot;;IF(['ha2to.orbel.hu'.C47]&gt;['ha2to.orbel.hu'.D47];&quot;-&quot;;&quot;+&quot;))" office:value-type="string" office:string-value="-" calcext:value-type="string">
            <text:p>-</text:p>
          </table:table-cell>
          <table:table-cell table:formula="of:=(['ha2to.orbel.hu'.G47]/-1000)" office:value-type="float" office:value="7.6" calcext:value-type="float">
            <text:p>7.600000</text:p>
          </table:table-cell>
          <table:table-cell table:formula="of:=IF(AND([.G3]=&quot;88.5&quot;;[.H3]=&quot;88.5&quot;);&quot;&quot;;IF([.G3]=[.H3];&quot;TSQL&quot;;IF([.G3]=&quot;88.5&quot;;&quot;Cross&quot;;&quot;Tone&quot;)))">
            <text:p/>
          </table:table-cell>
          <table:table-cell table:formula="of:=SUBSTITUTE(['ha2to.orbel.hu'.I47];&quot;--&quot;;&quot;88.5&quot;)" office:value-type="string" office:string-value="88.5" calcext:value-type="string">
            <text:p>88.5</text:p>
          </table:table-cell>
          <table:table-cell table:formula="of:=SUBSTITUTE(['ha2to.orbel.hu'.J4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7]" office:value-type="string" office:string-value="HG8RUB" calcext:value-type="string">
            <text:p>HG8RUB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ekescs" calcext:value-type="string">
            <text:p>Bekescs</text:p>
          </table:table-cell>
          <table:table-cell table:formula="of:=(['ha2to.orbel.hu'.C50]/1000)" office:value-type="float" office:value="145.7" calcext:value-type="float">
            <text:p>145.700000</text:p>
          </table:table-cell>
          <table:table-cell table:formula="of:=IF(['ha2to.orbel.hu'.C50]=['ha2to.orbel.hu'.D50];&quot;&quot;;IF(['ha2to.orbel.hu'.C50]&gt;['ha2to.orbel.hu'.D50];&quot;-&quot;;&quot;+&quot;))" office:value-type="string" office:string-value="-" calcext:value-type="string">
            <text:p>-</text:p>
          </table:table-cell>
          <table:table-cell table:formula="of:=(['ha2to.orbel.hu'.G50]/-1000)" office:value-type="float" office:value="0.6" calcext:value-type="float">
            <text:p>0.600000</text:p>
          </table:table-cell>
          <table:table-cell table:formula="of:=IF(AND([.G4]=&quot;88.5&quot;;[.H4]=&quot;88.5&quot;);&quot;&quot;;IF([.G4]=[.H4];&quot;TSQL&quot;;IF([.G4]=&quot;88.5&quot;;&quot;Cross&quot;;&quot;Tone&quot;)))">
            <text:p/>
          </table:table-cell>
          <table:table-cell table:formula="of:=SUBSTITUTE(['ha2to.orbel.hu'.I50];&quot;--&quot;;&quot;88.5&quot;)" office:value-type="string" office:string-value="88.5" calcext:value-type="string">
            <text:p>88.5</text:p>
          </table:table-cell>
          <table:table-cell table:formula="of:=SUBSTITUTE(['ha2to.orbel.hu'.J5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0]" office:value-type="string" office:string-value="HG8RVB" calcext:value-type="string">
            <text:p>HG8RVB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2]/1000)" office:value-type="float" office:value="29.67" calcext:value-type="float">
            <text:p>29.670000</text:p>
          </table:table-cell>
          <table:table-cell table:formula="of:=IF(['ha2to.orbel.hu'.C32]=['ha2to.orbel.hu'.D32];&quot;&quot;;IF(['ha2to.orbel.hu'.C32]&gt;['ha2to.orbel.hu'.D32];&quot;-&quot;;&quot;+&quot;))" office:value-type="string" office:string-value="-" calcext:value-type="string">
            <text:p>-</text:p>
          </table:table-cell>
          <table:table-cell table:formula="of:=(['ha2to.orbel.hu'.G32]/-1000)" office:value-type="float" office:value="0.1" calcext:value-type="float">
            <text:p>0.100000</text:p>
          </table:table-cell>
          <table:table-cell table:formula="of:=IF(AND([.G5]=&quot;88.5&quot;;[.H5]=&quot;88.5&quot;);&quot;&quot;;IF([.G5]=[.H5];&quot;TSQL&quot;;IF([.G5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2];&quot;--&quot;;&quot;88.5&quot;)" office:value-type="string" office:string-value="103.5" calcext:value-type="string">
            <text:p>103.5</text:p>
          </table:table-cell>
          <table:table-cell table:formula="of:=SUBSTITUTE(['ha2to.orbel.hu'.J3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2]" office:value-type="string" office:string-value="HG5RHA" calcext:value-type="string">
            <text:p>HG5RHA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3]/1000)" office:value-type="float" office:value="439.2" calcext:value-type="float">
            <text:p>439.200000</text:p>
          </table:table-cell>
          <table:table-cell table:formula="of:=IF(['ha2to.orbel.hu'.C33]=['ha2to.orbel.hu'.D33];&quot;&quot;;IF(['ha2to.orbel.hu'.C33]&gt;['ha2to.orbel.hu'.D33];&quot;-&quot;;&quot;+&quot;))" office:value-type="string" office:string-value="-" calcext:value-type="string">
            <text:p>-</text:p>
          </table:table-cell>
          <table:table-cell table:formula="of:=(['ha2to.orbel.hu'.G33]/-1000)" office:value-type="float" office:value="7.6" calcext:value-type="float">
            <text:p>7.600000</text:p>
          </table:table-cell>
          <table:table-cell table:formula="of:=IF(AND([.G6]=&quot;88.5&quot;;[.H6]=&quot;88.5&quot;);&quot;&quot;;IF([.G6]=[.H6];&quot;TSQL&quot;;IF([.G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3];&quot;--&quot;;&quot;88.5&quot;)" office:value-type="string" office:string-value="114.8" calcext:value-type="string">
            <text:p>114.8</text:p>
          </table:table-cell>
          <table:table-cell table:formula="of:=SUBSTITUTE(['ha2to.orbel.hu'.J3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3]" office:value-type="string" office:string-value="HG5RUG" calcext:value-type="string">
            <text:p>HG5RUG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4]/1000)" office:value-type="float" office:value="433.7" calcext:value-type="float">
            <text:p>433.700000</text:p>
          </table:table-cell>
          <table:table-cell table:formula="of:=IF(['ha2to.orbel.hu'.C34]=['ha2to.orbel.hu'.D34];&quot;&quot;;IF(['ha2to.orbel.hu'.C34]&gt;['ha2to.orbel.hu'.D34];&quot;-&quot;;&quot;+&quot;))" office:value-type="string" office:string-value="-" calcext:value-type="string">
            <text:p>-</text:p>
          </table:table-cell>
          <table:table-cell table:formula="of:=(['ha2to.orbel.hu'.G34]/-1000)" office:value-type="float" office:value="-0" calcext:value-type="float">
            <text:p>0.000000</text:p>
          </table:table-cell>
          <table:table-cell table:formula="of:=IF(AND([.G7]=&quot;88.5&quot;;[.H7]=&quot;88.5&quot;);&quot;&quot;;IF([.G7]=[.H7];&quot;TSQL&quot;;IF([.G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4];&quot;--&quot;;&quot;88.5&quot;)" office:value-type="string" office:string-value="114.8" calcext:value-type="string">
            <text:p>114.8</text:p>
          </table:table-cell>
          <table:table-cell table:formula="of:=SUBSTITUTE(['ha2to.orbel.hu'.J3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4]" office:value-type="string" office:string-value="HG5RUX" calcext:value-type="string">
            <text:p>HG5RUX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5]/1000)" office:value-type="float" office:value="145.675" calcext:value-type="float">
            <text:p>145.675000</text:p>
          </table:table-cell>
          <table:table-cell table:formula="of:=IF(['ha2to.orbel.hu'.C35]=['ha2to.orbel.hu'.D35];&quot;&quot;;IF(['ha2to.orbel.hu'.C35]&gt;['ha2to.orbel.hu'.D35];&quot;-&quot;;&quot;+&quot;))" office:value-type="string" office:string-value="-" calcext:value-type="string">
            <text:p>-</text:p>
          </table:table-cell>
          <table:table-cell table:formula="of:=(['ha2to.orbel.hu'.G35]/-1000)" office:value-type="float" office:value="0.6" calcext:value-type="float">
            <text:p>0.600000</text:p>
          </table:table-cell>
          <table:table-cell table:formula="of:=IF(AND([.G8]=&quot;88.5&quot;;[.H8]=&quot;88.5&quot;);&quot;&quot;;IF([.G8]=[.H8];&quot;TSQL&quot;;IF([.G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5];&quot;--&quot;;&quot;88.5&quot;)" office:value-type="string" office:string-value="114.8" calcext:value-type="string">
            <text:p>114.8</text:p>
          </table:table-cell>
          <table:table-cell table:formula="of:=SUBSTITUTE(['ha2to.orbel.hu'.J3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5]" office:value-type="string" office:string-value="HG5RVA" calcext:value-type="string">
            <text:p>HG5RVA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6]/1000)" office:value-type="float" office:value="145.6" calcext:value-type="float">
            <text:p>145.600000</text:p>
          </table:table-cell>
          <table:table-cell table:formula="of:=IF(['ha2to.orbel.hu'.C36]=['ha2to.orbel.hu'.D36];&quot;&quot;;IF(['ha2to.orbel.hu'.C36]&gt;['ha2to.orbel.hu'.D36];&quot;-&quot;;&quot;+&quot;))" office:value-type="string" office:string-value="-" calcext:value-type="string">
            <text:p>-</text:p>
          </table:table-cell>
          <table:table-cell table:formula="of:=(['ha2to.orbel.hu'.G36]/-1000)" office:value-type="float" office:value="0.6" calcext:value-type="float">
            <text:p>0.600000</text:p>
          </table:table-cell>
          <table:table-cell table:formula="of:=IF(AND([.G9]=&quot;88.5&quot;;[.H9]=&quot;88.5&quot;);&quot;&quot;;IF([.G9]=[.H9];&quot;TSQL&quot;;IF([.G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6];&quot;--&quot;;&quot;88.5&quot;)" office:value-type="string" office:string-value="114.8" calcext:value-type="string">
            <text:p>114.8</text:p>
          </table:table-cell>
          <table:table-cell table:formula="of:=SUBSTITUTE(['ha2to.orbel.hu'.J3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6]" office:value-type="string" office:string-value="HG5RVB" calcext:value-type="string">
            <text:p>HG5RVB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43]/1000)" office:value-type="float" office:value="438.775" calcext:value-type="float">
            <text:p>438.775000</text:p>
          </table:table-cell>
          <table:table-cell table:formula="of:=IF(['ha2to.orbel.hu'.C43]=['ha2to.orbel.hu'.D43];&quot;&quot;;IF(['ha2to.orbel.hu'.C43]&gt;['ha2to.orbel.hu'.D43];&quot;-&quot;;&quot;+&quot;))" office:value-type="string" office:string-value="-" calcext:value-type="string">
            <text:p>-</text:p>
          </table:table-cell>
          <table:table-cell table:formula="of:=(['ha2to.orbel.hu'.G43]/-1000)" office:value-type="float" office:value="7.6" calcext:value-type="float">
            <text:p>7.600000</text:p>
          </table:table-cell>
          <table:table-cell table:formula="of:=IF(AND([.G10]=&quot;88.5&quot;;[.H10]=&quot;88.5&quot;);&quot;&quot;;IF([.G10]=[.H10];&quot;TSQL&quot;;IF([.G1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3];&quot;--&quot;;&quot;88.5&quot;)" office:value-type="string" office:string-value="114.8" calcext:value-type="string">
            <text:p>114.8</text:p>
          </table:table-cell>
          <table:table-cell table:formula="of:=SUBSTITUTE(['ha2to.orbel.hu'.J4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3]" office:value-type="string" office:string-value="HG7RUE" calcext:value-type="string">
            <text:p>HG7RUE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Cegled" calcext:value-type="string">
            <text:p>Cegled</text:p>
          </table:table-cell>
          <table:table-cell table:formula="of:=(['ha2to.orbel.hu'.C41]/1000)" office:value-type="float" office:value="438.8" calcext:value-type="float">
            <text:p>438.800000</text:p>
          </table:table-cell>
          <table:table-cell table:formula="of:=IF(['ha2to.orbel.hu'.C41]=['ha2to.orbel.hu'.D41];&quot;&quot;;IF(['ha2to.orbel.hu'.C41]&gt;['ha2to.orbel.hu'.D41];&quot;-&quot;;&quot;+&quot;))" office:value-type="string" office:string-value="-" calcext:value-type="string">
            <text:p>-</text:p>
          </table:table-cell>
          <table:table-cell table:formula="of:=(['ha2to.orbel.hu'.G41]/-1000)" office:value-type="float" office:value="7.6" calcext:value-type="float">
            <text:p>7.600000</text:p>
          </table:table-cell>
          <table:table-cell table:formula="of:=IF(AND([.G11]=&quot;88.5&quot;;[.H11]=&quot;88.5&quot;);&quot;&quot;;IF([.G11]=[.H11];&quot;TSQL&quot;;IF([.G1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1];&quot;--&quot;;&quot;88.5&quot;)" office:value-type="string" office:string-value="114.8" calcext:value-type="string">
            <text:p>114.8</text:p>
          </table:table-cell>
          <table:table-cell table:formula="of:=SUBSTITUTE(['ha2to.orbel.hu'.J41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1]" office:value-type="string" office:string-value="HG7RUB" calcext:value-type="string">
            <text:p>HG7RUB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Cegled" calcext:value-type="string">
            <text:p>Cegled</text:p>
          </table:table-cell>
          <table:table-cell table:formula="of:=(['ha2to.orbel.hu'.C45]/1000)" office:value-type="float" office:value="145.7875" calcext:value-type="float">
            <text:p>145.787500</text:p>
          </table:table-cell>
          <table:table-cell table:formula="of:=IF(['ha2to.orbel.hu'.C45]=['ha2to.orbel.hu'.D45];&quot;&quot;;IF(['ha2to.orbel.hu'.C45]&gt;['ha2to.orbel.hu'.D45];&quot;-&quot;;&quot;+&quot;))" office:value-type="string" office:string-value="-" calcext:value-type="string">
            <text:p>-</text:p>
          </table:table-cell>
          <table:table-cell table:formula="of:=(['ha2to.orbel.hu'.G45]/-1000)" office:value-type="float" office:value="0.6" calcext:value-type="float">
            <text:p>0.600000</text:p>
          </table:table-cell>
          <table:table-cell table:formula="of:=IF(AND([.G12]=&quot;88.5&quot;;[.H12]=&quot;88.5&quot;);&quot;&quot;;IF([.G12]=[.H12];&quot;TSQL&quot;;IF([.G1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5];&quot;--&quot;;&quot;88.5&quot;)" office:value-type="string" office:string-value="114.8" calcext:value-type="string">
            <text:p>114.8</text:p>
          </table:table-cell>
          <table:table-cell table:formula="of:=SUBSTITUTE(['ha2to.orbel.hu'.J4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5]" office:value-type="string" office:string-value="HG7RVC" calcext:value-type="string">
            <text:p>HG7RVC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ebrece" calcext:value-type="string">
            <text:p>Debrece</text:p>
          </table:table-cell>
          <table:table-cell table:formula="of:=(['ha2to.orbel.hu'.C2]/1000)" office:value-type="float" office:value="438.625" calcext:value-type="float">
            <text:p>438.625000</text:p>
          </table:table-cell>
          <table:table-cell table:formula="of:=IF(['ha2to.orbel.hu'.C2]=['ha2to.orbel.hu'.D2];&quot;&quot;;IF(['ha2to.orbel.hu'.C2]&gt;['ha2to.orbel.hu'.D2];&quot;-&quot;;&quot;+&quot;))" office:value-type="string" office:string-value="-" calcext:value-type="string">
            <text:p>-</text:p>
          </table:table-cell>
          <table:table-cell table:formula="of:=(['ha2to.orbel.hu'.G2]/-1000)" office:value-type="float" office:value="7.6" calcext:value-type="float">
            <text:p>7.600000</text:p>
          </table:table-cell>
          <table:table-cell table:formula="of:=IF(AND([.G13]=&quot;88.5&quot;;[.H13]=&quot;88.5&quot;);&quot;&quot;;IF([.G13]=[.H13];&quot;TSQL&quot;;IF([.G1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];&quot;--&quot;;&quot;88.5&quot;)" office:value-type="string" office:string-value="131.8" calcext:value-type="string">
            <text:p>131.8</text:p>
          </table:table-cell>
          <table:table-cell table:formula="of:=SUBSTITUTE(['ha2to.orbel.hu'.J2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]" office:value-type="string" office:string-value="HG0RUA" calcext:value-type="string">
            <text:p>HG0RUA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ebrece" calcext:value-type="string">
            <text:p>Debrece</text:p>
          </table:table-cell>
          <table:table-cell table:formula="of:=(['ha2to.orbel.hu'.C5]/1000)" office:value-type="float" office:value="145.6" calcext:value-type="float">
            <text:p>145.600000</text:p>
          </table:table-cell>
          <table:table-cell table:formula="of:=IF(['ha2to.orbel.hu'.C5]=['ha2to.orbel.hu'.D5];&quot;&quot;;IF(['ha2to.orbel.hu'.C5]&gt;['ha2to.orbel.hu'.D5];&quot;-&quot;;&quot;+&quot;))" office:value-type="string" office:string-value="-" calcext:value-type="string">
            <text:p>-</text:p>
          </table:table-cell>
          <table:table-cell table:formula="of:=(['ha2to.orbel.hu'.G5]/-1000)" office:value-type="float" office:value="0.6" calcext:value-type="float">
            <text:p>0.600000</text:p>
          </table:table-cell>
          <table:table-cell table:formula="of:=IF(AND([.G14]=&quot;88.5&quot;;[.H14]=&quot;88.5&quot;);&quot;&quot;;IF([.G14]=[.H14];&quot;TSQL&quot;;IF([.G1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];&quot;--&quot;;&quot;88.5&quot;)" office:value-type="string" office:string-value="131.8" calcext:value-type="string">
            <text:p>131.8</text:p>
          </table:table-cell>
          <table:table-cell table:formula="of:=SUBSTITUTE(['ha2to.orbel.hu'.J5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]" office:value-type="string" office:string-value="HG0RVA" calcext:value-type="string">
            <text:p>HG0RVA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obogok" calcext:value-type="string">
            <text:p>Dobogok</text:p>
          </table:table-cell>
          <table:table-cell table:formula="of:=(['ha2to.orbel.hu'.C42]/1000)" office:value-type="float" office:value="439.35" calcext:value-type="float">
            <text:p>439.350000</text:p>
          </table:table-cell>
          <table:table-cell table:formula="of:=IF(['ha2to.orbel.hu'.C42]=['ha2to.orbel.hu'.D42];&quot;&quot;;IF(['ha2to.orbel.hu'.C42]&gt;['ha2to.orbel.hu'.D42];&quot;-&quot;;&quot;+&quot;))" office:value-type="string" office:string-value="-" calcext:value-type="string">
            <text:p>-</text:p>
          </table:table-cell>
          <table:table-cell table:formula="of:=(['ha2to.orbel.hu'.G42]/-1000)" office:value-type="float" office:value="7.6" calcext:value-type="float">
            <text:p>7.600000</text:p>
          </table:table-cell>
          <table:table-cell table:formula="of:=IF(AND([.G15]=&quot;88.5&quot;;[.H15]=&quot;88.5&quot;);&quot;&quot;;IF([.G15]=[.H15];&quot;TSQL&quot;;IF([.G1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2];&quot;--&quot;;&quot;88.5&quot;)" office:value-type="string" office:string-value="114.8" calcext:value-type="string">
            <text:p>114.8</text:p>
          </table:table-cell>
          <table:table-cell table:formula="of:=SUBSTITUTE(['ha2to.orbel.hu'.J42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2]" office:value-type="string" office:string-value="HG7RUC" calcext:value-type="string">
            <text:p>HG7RUC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ombova" calcext:value-type="string">
            <text:p>Dombova</text:p>
          </table:table-cell>
          <table:table-cell table:formula="of:=(['ha2to.orbel.hu'.C22]/1000)" office:value-type="float" office:value="439.3375" calcext:value-type="float">
            <text:p>439.337500</text:p>
          </table:table-cell>
          <table:table-cell table:formula="of:=IF(['ha2to.orbel.hu'.C22]=['ha2to.orbel.hu'.D22];&quot;&quot;;IF(['ha2to.orbel.hu'.C22]&gt;['ha2to.orbel.hu'.D22];&quot;-&quot;;&quot;+&quot;))" office:value-type="string" office:string-value="-" calcext:value-type="string">
            <text:p>-</text:p>
          </table:table-cell>
          <table:table-cell table:formula="of:=(['ha2to.orbel.hu'.G22]/-1000)" office:value-type="float" office:value="7.6" calcext:value-type="float">
            <text:p>7.600000</text:p>
          </table:table-cell>
          <table:table-cell table:formula="of:=IF(AND([.G16]=&quot;88.5&quot;;[.H16]=&quot;88.5&quot;);&quot;&quot;;IF([.G16]=[.H16];&quot;TSQL&quot;;IF([.G1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2];&quot;--&quot;;&quot;88.5&quot;)" office:value-type="string" office:string-value="186.2" calcext:value-type="string">
            <text:p>186.2</text:p>
          </table:table-cell>
          <table:table-cell table:formula="of:=SUBSTITUTE(['ha2to.orbel.hu'.J22];&quot;--&quot;;&quot;88.5&quot;)" office:value-type="string" office:string-value="186.2" calcext:value-type="string">
            <text:p>186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2]" office:value-type="string" office:string-value="HG3RUB" calcext:value-type="string">
            <text:p>HG3RUB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orog" calcext:value-type="string">
            <text:p>Dorog</text:p>
          </table:table-cell>
          <table:table-cell table:formula="of:=(['ha2to.orbel.hu'.C17]/1000)" office:value-type="float" office:value="145.6625" calcext:value-type="float">
            <text:p>145.662500</text:p>
          </table:table-cell>
          <table:table-cell table:formula="of:=IF(['ha2to.orbel.hu'.C17]=['ha2to.orbel.hu'.D17];&quot;&quot;;IF(['ha2to.orbel.hu'.C17]&gt;['ha2to.orbel.hu'.D17];&quot;-&quot;;&quot;+&quot;))" office:value-type="string" office:string-value="-" calcext:value-type="string">
            <text:p>-</text:p>
          </table:table-cell>
          <table:table-cell table:formula="of:=(['ha2to.orbel.hu'.G17]/-1000)" office:value-type="float" office:value="0.6" calcext:value-type="float">
            <text:p>0.600000</text:p>
          </table:table-cell>
          <table:table-cell table:formula="of:=IF(AND([.G17]=&quot;88.5&quot;;[.H17]=&quot;88.5&quot;);&quot;&quot;;IF([.G17]=[.H17];&quot;TSQL&quot;;IF([.G17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17];&quot;--&quot;;&quot;88.5&quot;)" office:value-type="string" office:string-value="88.5" calcext:value-type="string">
            <text:p>88.5</text:p>
          </table:table-cell>
          <table:table-cell table:formula="of:=SUBSTITUTE(['ha2to.orbel.hu'.J17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7]" office:value-type="string" office:string-value="HG2RVC" calcext:value-type="string">
            <text:p>HG2RVC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rd" calcext:value-type="string">
            <text:p>Erd</text:p>
          </table:table-cell>
          <table:table-cell table:formula="of:=(['ha2to.orbel.hu'.C40]/1000)" office:value-type="float" office:value="438.675" calcext:value-type="float">
            <text:p>438.675000</text:p>
          </table:table-cell>
          <table:table-cell table:formula="of:=IF(['ha2to.orbel.hu'.C40]=['ha2to.orbel.hu'.D40];&quot;&quot;;IF(['ha2to.orbel.hu'.C40]&gt;['ha2to.orbel.hu'.D40];&quot;-&quot;;&quot;+&quot;))" office:value-type="string" office:string-value="-" calcext:value-type="string">
            <text:p>-</text:p>
          </table:table-cell>
          <table:table-cell table:formula="of:=(['ha2to.orbel.hu'.G40]/-1000)" office:value-type="float" office:value="7.6" calcext:value-type="float">
            <text:p>7.600000</text:p>
          </table:table-cell>
          <table:table-cell table:formula="of:=IF(AND([.G18]=&quot;88.5&quot;;[.H18]=&quot;88.5&quot;);&quot;&quot;;IF([.G18]=[.H18];&quot;TSQL&quot;;IF([.G1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0];&quot;--&quot;;&quot;88.5&quot;)" office:value-type="string" office:string-value="114.8" calcext:value-type="string">
            <text:p>114.8</text:p>
          </table:table-cell>
          <table:table-cell table:formula="of:=SUBSTITUTE(['ha2to.orbel.hu'.J40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0]" office:value-type="string" office:string-value="HG7RUA" calcext:value-type="string">
            <text:p>HG7RUA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rd" calcext:value-type="string">
            <text:p>Erd</text:p>
          </table:table-cell>
          <table:table-cell table:formula="of:=(['ha2to.orbel.hu'.C44]/1000)" office:value-type="float" office:value="145.65" calcext:value-type="float">
            <text:p>145.650000</text:p>
          </table:table-cell>
          <table:table-cell table:formula="of:=IF(['ha2to.orbel.hu'.C44]=['ha2to.orbel.hu'.D44];&quot;&quot;;IF(['ha2to.orbel.hu'.C44]&gt;['ha2to.orbel.hu'.D44];&quot;-&quot;;&quot;+&quot;))" office:value-type="string" office:string-value="-" calcext:value-type="string">
            <text:p>-</text:p>
          </table:table-cell>
          <table:table-cell table:formula="of:=(['ha2to.orbel.hu'.G44]/-1000)" office:value-type="float" office:value="0.6" calcext:value-type="float">
            <text:p>0.600000</text:p>
          </table:table-cell>
          <table:table-cell table:formula="of:=IF(AND([.G19]=&quot;88.5&quot;;[.H19]=&quot;88.5&quot;);&quot;&quot;;IF([.G19]=[.H19];&quot;TSQL&quot;;IF([.G19]=&quot;88.5&quot;;&quot;Cross&quot;;&quot;Tone&quot;)))">
            <text:p/>
          </table:table-cell>
          <table:table-cell table:formula="of:=SUBSTITUTE(['ha2to.orbel.hu'.I44];&quot;--&quot;;&quot;88.5&quot;)" office:value-type="string" office:string-value="88.5" calcext:value-type="string">
            <text:p>88.5</text:p>
          </table:table-cell>
          <table:table-cell table:formula="of:=SUBSTITUTE(['ha2to.orbel.hu'.J4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4]" office:value-type="string" office:string-value="HG7RVA" calcext:value-type="string">
            <text:p>HG7RVA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szterg" calcext:value-type="string">
            <text:p>Eszterg</text:p>
          </table:table-cell>
          <table:table-cell table:formula="of:=(['ha2to.orbel.hu'.C13]/1000)" office:value-type="float" office:value="439.425" calcext:value-type="float">
            <text:p>439.425000</text:p>
          </table:table-cell>
          <table:table-cell table:formula="of:=IF(['ha2to.orbel.hu'.C13]=['ha2to.orbel.hu'.D13];&quot;&quot;;IF(['ha2to.orbel.hu'.C13]&gt;['ha2to.orbel.hu'.D13];&quot;-&quot;;&quot;+&quot;))" office:value-type="string" office:string-value="-" calcext:value-type="string">
            <text:p>-</text:p>
          </table:table-cell>
          <table:table-cell table:formula="of:=(['ha2to.orbel.hu'.G13]/-1000)" office:value-type="float" office:value="7.6" calcext:value-type="float">
            <text:p>7.600000</text:p>
          </table:table-cell>
          <table:table-cell table:formula="of:=IF(AND([.G20]=&quot;88.5&quot;;[.H20]=&quot;88.5&quot;);&quot;&quot;;IF([.G20]=[.H20];&quot;TSQL&quot;;IF([.G2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3];&quot;--&quot;;&quot;88.5&quot;)" office:value-type="string" office:string-value="107.2" calcext:value-type="string">
            <text:p>107.2</text:p>
          </table:table-cell>
          <table:table-cell table:formula="of:=SUBSTITUTE(['ha2to.orbel.hu'.J13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3]" office:value-type="string" office:string-value="HG2RUB" calcext:value-type="string">
            <text:p>HG2RUB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szterg" calcext:value-type="string">
            <text:p>Eszterg</text:p>
          </table:table-cell>
          <table:table-cell table:formula="of:=(['ha2to.orbel.hu'.C18]/1000)" office:value-type="float" office:value="145.7875" calcext:value-type="float">
            <text:p>145.787500</text:p>
          </table:table-cell>
          <table:table-cell table:formula="of:=IF(['ha2to.orbel.hu'.C18]=['ha2to.orbel.hu'.D18];&quot;&quot;;IF(['ha2to.orbel.hu'.C18]&gt;['ha2to.orbel.hu'.D18];&quot;-&quot;;&quot;+&quot;))" office:value-type="string" office:string-value="-" calcext:value-type="string">
            <text:p>-</text:p>
          </table:table-cell>
          <table:table-cell table:formula="of:=(['ha2to.orbel.hu'.G18]/-1000)" office:value-type="float" office:value="0.6" calcext:value-type="float">
            <text:p>0.600000</text:p>
          </table:table-cell>
          <table:table-cell table:formula="of:=IF(AND([.G21]=&quot;88.5&quot;;[.H21]=&quot;88.5&quot;);&quot;&quot;;IF([.G21]=[.H21];&quot;TSQL&quot;;IF([.G2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8];&quot;--&quot;;&quot;88.5&quot;)" office:value-type="string" office:string-value="107.2" calcext:value-type="string">
            <text:p>107.2</text:p>
          </table:table-cell>
          <table:table-cell table:formula="of:=SUBSTITUTE(['ha2to.orbel.hu'.J18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8]" office:value-type="string" office:string-value="HG2RVD" calcext:value-type="string">
            <text:p>HG2RVD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Fonyod " calcext:value-type="string">
            <text:p>Fonyod </text:p>
          </table:table-cell>
          <table:table-cell table:formula="of:=(['ha2to.orbel.hu'.C26]/1000)" office:value-type="float" office:value="145.6125" calcext:value-type="float">
            <text:p>145.612500</text:p>
          </table:table-cell>
          <table:table-cell table:formula="of:=IF(['ha2to.orbel.hu'.C26]=['ha2to.orbel.hu'.D26];&quot;&quot;;IF(['ha2to.orbel.hu'.C26]&gt;['ha2to.orbel.hu'.D26];&quot;-&quot;;&quot;+&quot;))" office:value-type="string" office:string-value="-" calcext:value-type="string">
            <text:p>-</text:p>
          </table:table-cell>
          <table:table-cell table:formula="of:=(['ha2to.orbel.hu'.G26]/-1000)" office:value-type="float" office:value="0.6" calcext:value-type="float">
            <text:p>0.600000</text:p>
          </table:table-cell>
          <table:table-cell table:formula="of:=IF(AND([.G22]=&quot;88.5&quot;;[.H22]=&quot;88.5&quot;);&quot;&quot;;IF([.G22]=[.H22];&quot;TSQL&quot;;IF([.G22]=&quot;88.5&quot;;&quot;Cross&quot;;&quot;Tone&quot;)))">
            <text:p/>
          </table:table-cell>
          <table:table-cell table:formula="of:=SUBSTITUTE(['ha2to.orbel.hu'.I26];&quot;--&quot;;&quot;88.5&quot;)" office:value-type="string" office:string-value="88.5" calcext:value-type="string">
            <text:p>88.5</text:p>
          </table:table-cell>
          <table:table-cell table:formula="of:=SUBSTITUTE(['ha2to.orbel.hu'.J2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6]" office:value-type="string" office:string-value="HG3RVB" calcext:value-type="string">
            <text:p>HG3RVB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alyate" calcext:value-type="string">
            <text:p>Galyate</text:p>
          </table:table-cell>
          <table:table-cell table:formula="of:=(['ha2to.orbel.hu'.C37]/1000)" office:value-type="float" office:value="439.375" calcext:value-type="float">
            <text:p>439.375000</text:p>
          </table:table-cell>
          <table:table-cell table:formula="of:=IF(['ha2to.orbel.hu'.C37]=['ha2to.orbel.hu'.D37];&quot;&quot;;IF(['ha2to.orbel.hu'.C37]&gt;['ha2to.orbel.hu'.D37];&quot;-&quot;;&quot;+&quot;))" office:value-type="string" office:string-value="-" calcext:value-type="string">
            <text:p>-</text:p>
          </table:table-cell>
          <table:table-cell table:formula="of:=(['ha2to.orbel.hu'.G37]/-1000)" office:value-type="float" office:value="7.6" calcext:value-type="float">
            <text:p>7.600000</text:p>
          </table:table-cell>
          <table:table-cell table:formula="of:=IF(AND([.G23]=&quot;88.5&quot;;[.H23]=&quot;88.5&quot;);&quot;&quot;;IF([.G23]=[.H23];&quot;TSQL&quot;;IF([.G2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7];&quot;--&quot;;&quot;88.5&quot;)" office:value-type="string" office:string-value="114.8" calcext:value-type="string">
            <text:p>114.8</text:p>
          </table:table-cell>
          <table:table-cell table:formula="of:=SUBSTITUTE(['ha2to.orbel.hu'.J3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7]" office:value-type="string" office:string-value="HG6RUA" calcext:value-type="string">
            <text:p>HG6RUA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alyate" calcext:value-type="string">
            <text:p>Galyate</text:p>
          </table:table-cell>
          <table:table-cell table:formula="of:=(['ha2to.orbel.hu'.C38]/1000)" office:value-type="float" office:value="145.625" calcext:value-type="float">
            <text:p>145.625000</text:p>
          </table:table-cell>
          <table:table-cell table:formula="of:=IF(['ha2to.orbel.hu'.C38]=['ha2to.orbel.hu'.D38];&quot;&quot;;IF(['ha2to.orbel.hu'.C38]&gt;['ha2to.orbel.hu'.D38];&quot;-&quot;;&quot;+&quot;))" office:value-type="string" office:string-value="-" calcext:value-type="string">
            <text:p>-</text:p>
          </table:table-cell>
          <table:table-cell table:formula="of:=(['ha2to.orbel.hu'.G38]/-1000)" office:value-type="float" office:value="0.6" calcext:value-type="float">
            <text:p>0.600000</text:p>
          </table:table-cell>
          <table:table-cell table:formula="of:=IF(AND([.G24]=&quot;88.5&quot;;[.H24]=&quot;88.5&quot;);&quot;&quot;;IF([.G24]=[.H24];&quot;TSQL&quot;;IF([.G24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8];&quot;--&quot;;&quot;88.5&quot;)" office:value-type="string" office:string-value="114.8" calcext:value-type="string">
            <text:p>114.8</text:p>
          </table:table-cell>
          <table:table-cell table:formula="of:=SUBSTITUTE(['ha2to.orbel.hu'.J3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8]" office:value-type="string" office:string-value="HG6RVA" calcext:value-type="string">
            <text:p>HG6RVA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alyate" calcext:value-type="string">
            <text:p>Galyate</text:p>
          </table:table-cell>
          <table:table-cell table:formula="of:=(['ha2to.orbel.hu'.C39]/1000)" office:value-type="float" office:value="144.5625" calcext:value-type="float">
            <text:p>144.562500</text:p>
          </table:table-cell>
          <table:table-cell table:formula="of:=IF(['ha2to.orbel.hu'.C39]=['ha2to.orbel.hu'.D39];&quot;&quot;;IF(['ha2to.orbel.hu'.C39]&gt;['ha2to.orbel.hu'.D39];&quot;-&quot;;&quot;+&quot;))" office:value-type="string" office:string-value="-" calcext:value-type="string">
            <text:p>-</text:p>
          </table:table-cell>
          <table:table-cell table:formula="of:=(['ha2to.orbel.hu'.G39]/-1000)" office:value-type="float" office:value="-0" calcext:value-type="float">
            <text:p>0.000000</text:p>
          </table:table-cell>
          <table:table-cell table:formula="of:=IF(AND([.G25]=&quot;88.5&quot;;[.H25]=&quot;88.5&quot;);&quot;&quot;;IF([.G25]=[.H25];&quot;TSQL&quot;;IF([.G2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9];&quot;--&quot;;&quot;88.5&quot;)" office:value-type="string" office:string-value="114.8" calcext:value-type="string">
            <text:p>114.8</text:p>
          </table:table-cell>
          <table:table-cell table:formula="of:=SUBSTITUTE(['ha2to.orbel.hu'.J39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9]" office:value-type="string" office:string-value="HG6RVX" calcext:value-type="string">
            <text:p>HG6RVX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erecse" calcext:value-type="string">
            <text:p>Gerecse</text:p>
          </table:table-cell>
          <table:table-cell table:formula="of:=(['ha2to.orbel.hu'.C14]/1000)" office:value-type="float" office:value="439.4" calcext:value-type="float">
            <text:p>439.400000</text:p>
          </table:table-cell>
          <table:table-cell table:formula="of:=IF(['ha2to.orbel.hu'.C14]=['ha2to.orbel.hu'.D14];&quot;&quot;;IF(['ha2to.orbel.hu'.C14]&gt;['ha2to.orbel.hu'.D14];&quot;-&quot;;&quot;+&quot;))" office:value-type="string" office:string-value="-" calcext:value-type="string">
            <text:p>-</text:p>
          </table:table-cell>
          <table:table-cell table:formula="of:=(['ha2to.orbel.hu'.G14]/-1000)" office:value-type="float" office:value="7.6" calcext:value-type="float">
            <text:p>7.600000</text:p>
          </table:table-cell>
          <table:table-cell table:formula="of:=IF(AND([.G26]=&quot;88.5&quot;;[.H26]=&quot;88.5&quot;);&quot;&quot;;IF([.G26]=[.H26];&quot;TSQL&quot;;IF([.G2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4];&quot;--&quot;;&quot;88.5&quot;)" office:value-type="string" office:string-value="107.2" calcext:value-type="string">
            <text:p>107.2</text:p>
          </table:table-cell>
          <table:table-cell table:formula="of:=SUBSTITUTE(['ha2to.orbel.hu'.J14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4]" office:value-type="string" office:string-value="HG2RUC" calcext:value-type="string">
            <text:p>HG2RUC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erecse" calcext:value-type="string">
            <text:p>Gerecse</text:p>
          </table:table-cell>
          <table:table-cell table:formula="of:=(['ha2to.orbel.hu'.C20]/1000)" office:value-type="float" office:value="144.7" calcext:value-type="float">
            <text:p>144.700000</text:p>
          </table:table-cell>
          <table:table-cell table:formula="of:=IF(['ha2to.orbel.hu'.C20]=['ha2to.orbel.hu'.D20];&quot;&quot;;IF(['ha2to.orbel.hu'.C20]&gt;['ha2to.orbel.hu'.D20];&quot;-&quot;;&quot;+&quot;))" office:value-type="string" office:string-value="-" calcext:value-type="string">
            <text:p>-</text:p>
          </table:table-cell>
          <table:table-cell table:formula="of:=(['ha2to.orbel.hu'.G20]/-1000)" office:value-type="float" office:value="-0" calcext:value-type="float">
            <text:p>0.000000</text:p>
          </table:table-cell>
          <table:table-cell table:formula="of:=IF(AND([.G27]=&quot;88.5&quot;;[.H27]=&quot;88.5&quot;);&quot;&quot;;IF([.G27]=[.H27];&quot;TSQL&quot;;IF([.G27]=&quot;88.5&quot;;&quot;Cross&quot;;&quot;Tone&quot;)))">
            <text:p/>
          </table:table-cell>
          <table:table-cell table:formula="of:=SUBSTITUTE(['ha2to.orbel.hu'.I20];&quot;--&quot;;&quot;88.5&quot;)" office:value-type="string" office:string-value="88.5" calcext:value-type="string">
            <text:p>88.5</text:p>
          </table:table-cell>
          <table:table-cell table:formula="of:=SUBSTITUTE(['ha2to.orbel.hu'.J2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0]" office:value-type="string" office:string-value="HG2RVX" calcext:value-type="string">
            <text:p>HG2RVX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yor (N" calcext:value-type="string">
            <text:p>Gyor (N</text:p>
          </table:table-cell>
          <table:table-cell table:formula="of:=(['ha2to.orbel.hu'.C9]/1000)" office:value-type="float" office:value="438.9875" calcext:value-type="float">
            <text:p>438.987500</text:p>
          </table:table-cell>
          <table:table-cell table:formula="of:=IF(['ha2to.orbel.hu'.C9]=['ha2to.orbel.hu'.D9];&quot;&quot;;IF(['ha2to.orbel.hu'.C9]&gt;['ha2to.orbel.hu'.D9];&quot;-&quot;;&quot;+&quot;))" office:value-type="string" office:string-value="-" calcext:value-type="string">
            <text:p>-</text:p>
          </table:table-cell>
          <table:table-cell table:formula="of:=(['ha2to.orbel.hu'.G9]/-1000)" office:value-type="float" office:value="7.6" calcext:value-type="float">
            <text:p>7.600000</text:p>
          </table:table-cell>
          <table:table-cell table:formula="of:=IF(AND([.G28]=&quot;88.5&quot;;[.H28]=&quot;88.5&quot;);&quot;&quot;;IF([.G28]=[.H28];&quot;TSQL&quot;;IF([.G28]=&quot;88.5&quot;;&quot;Cross&quot;;&quot;Tone&quot;)))">
            <text:p/>
          </table:table-cell>
          <table:table-cell table:formula="of:=SUBSTITUTE(['ha2to.orbel.hu'.I9];&quot;--&quot;;&quot;88.5&quot;)" office:value-type="string" office:string-value="88.5" calcext:value-type="string">
            <text:p>88.5</text:p>
          </table:table-cell>
          <table:table-cell table:formula="of:=SUBSTITUTE(['ha2to.orbel.hu'.J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9]" office:value-type="string" office:string-value="HG1RUD" calcext:value-type="string">
            <text:p>HG1RUD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yor (N" calcext:value-type="string">
            <text:p>Gyor (N</text:p>
          </table:table-cell>
          <table:table-cell table:formula="of:=(['ha2to.orbel.hu'.C12]/1000)" office:value-type="float" office:value="145.6375" calcext:value-type="float">
            <text:p>145.637500</text:p>
          </table:table-cell>
          <table:table-cell table:formula="of:=IF(['ha2to.orbel.hu'.C12]=['ha2to.orbel.hu'.D12];&quot;&quot;;IF(['ha2to.orbel.hu'.C12]&gt;['ha2to.orbel.hu'.D12];&quot;-&quot;;&quot;+&quot;))" office:value-type="string" office:string-value="-" calcext:value-type="string">
            <text:p>-</text:p>
          </table:table-cell>
          <table:table-cell table:formula="of:=(['ha2to.orbel.hu'.G12]/-1000)" office:value-type="float" office:value="0.6" calcext:value-type="float">
            <text:p>0.600000</text:p>
          </table:table-cell>
          <table:table-cell table:formula="of:=IF(AND([.G29]=&quot;88.5&quot;;[.H29]=&quot;88.5&quot;);&quot;&quot;;IF([.G29]=[.H29];&quot;TSQL&quot;;IF([.G2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2];&quot;--&quot;;&quot;88.5&quot;)" office:value-type="string" office:string-value="107.2" calcext:value-type="string">
            <text:p>107.2</text:p>
          </table:table-cell>
          <table:table-cell table:formula="of:=SUBSTITUTE(['ha2to.orbel.hu'.J12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2]" office:value-type="string" office:string-value="HG1RVD" calcext:value-type="string">
            <text:p>HG1RVD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yula" calcext:value-type="string">
            <text:p>Gyula</text:p>
          </table:table-cell>
          <table:table-cell table:formula="of:=(['ha2to.orbel.hu'.C53]/1000)" office:value-type="float" office:value="145.7875" calcext:value-type="float">
            <text:p>145.787500</text:p>
          </table:table-cell>
          <table:table-cell table:formula="of:=IF(['ha2to.orbel.hu'.C53]=['ha2to.orbel.hu'.D53];&quot;&quot;;IF(['ha2to.orbel.hu'.C53]&gt;['ha2to.orbel.hu'.D53];&quot;-&quot;;&quot;+&quot;))" office:value-type="string" office:string-value="-" calcext:value-type="string">
            <text:p>-</text:p>
          </table:table-cell>
          <table:table-cell table:formula="of:=(['ha2to.orbel.hu'.G53]/-1000)" office:value-type="float" office:value="0.6" calcext:value-type="float">
            <text:p>0.600000</text:p>
          </table:table-cell>
          <table:table-cell table:formula="of:=IF(AND([.G30]=&quot;88.5&quot;;[.H30]=&quot;88.5&quot;);&quot;&quot;;IF([.G30]=[.H30];&quot;TSQL&quot;;IF([.G30]=&quot;88.5&quot;;&quot;Cross&quot;;&quot;Tone&quot;)))">
            <text:p/>
          </table:table-cell>
          <table:table-cell table:formula="of:=SUBSTITUTE(['ha2to.orbel.hu'.I53];&quot;--&quot;;&quot;88.5&quot;)" office:value-type="string" office:string-value="88.5" calcext:value-type="string">
            <text:p>88.5</text:p>
          </table:table-cell>
          <table:table-cell table:formula="of:=SUBSTITUTE(['ha2to.orbel.hu'.J53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3]" office:value-type="string" office:string-value="HG8RVE" calcext:value-type="string">
            <text:p>HG8RVE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ab-heg" calcext:value-type="string">
            <text:p>Kab-heg</text:p>
          </table:table-cell>
          <table:table-cell table:formula="of:=(['ha2to.orbel.hu'.C15]/1000)" office:value-type="float" office:value="439.45" calcext:value-type="float">
            <text:p>439.450000</text:p>
          </table:table-cell>
          <table:table-cell table:formula="of:=IF(['ha2to.orbel.hu'.C15]=['ha2to.orbel.hu'.D15];&quot;&quot;;IF(['ha2to.orbel.hu'.C15]&gt;['ha2to.orbel.hu'.D15];&quot;-&quot;;&quot;+&quot;))" office:value-type="string" office:string-value="-" calcext:value-type="string">
            <text:p>-</text:p>
          </table:table-cell>
          <table:table-cell table:formula="of:=(['ha2to.orbel.hu'.G15]/-1000)" office:value-type="float" office:value="7.6" calcext:value-type="float">
            <text:p>7.600000</text:p>
          </table:table-cell>
          <table:table-cell table:formula="of:=IF(AND([.G31]=&quot;88.5&quot;;[.H31]=&quot;88.5&quot;);&quot;&quot;;IF([.G31]=[.H31];&quot;TSQL&quot;;IF([.G3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5];&quot;--&quot;;&quot;88.5&quot;)" office:value-type="string" office:string-value="107.2" calcext:value-type="string">
            <text:p>107.2</text:p>
          </table:table-cell>
          <table:table-cell table:formula="of:=SUBSTITUTE(['ha2to.orbel.hu'.J15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5]" office:value-type="string" office:string-value="HG2RUD" calcext:value-type="string">
            <text:p>HG2RUD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aposva" calcext:value-type="string">
            <text:p>Kaposva</text:p>
          </table:table-cell>
          <table:table-cell table:formula="of:=(['ha2to.orbel.hu'.C24]/1000)" office:value-type="float" office:value="439.25" calcext:value-type="float">
            <text:p>439.250000</text:p>
          </table:table-cell>
          <table:table-cell table:formula="of:=IF(['ha2to.orbel.hu'.C24]=['ha2to.orbel.hu'.D24];&quot;&quot;;IF(['ha2to.orbel.hu'.C24]&gt;['ha2to.orbel.hu'.D24];&quot;-&quot;;&quot;+&quot;))" office:value-type="string" office:string-value="-" calcext:value-type="string">
            <text:p>-</text:p>
          </table:table-cell>
          <table:table-cell table:formula="of:=(['ha2to.orbel.hu'.G24]/-1000)" office:value-type="float" office:value="7.6" calcext:value-type="float">
            <text:p>7.600000</text:p>
          </table:table-cell>
          <table:table-cell table:formula="of:=IF(AND([.G32]=&quot;88.5&quot;;[.H32]=&quot;88.5&quot;);&quot;&quot;;IF([.G32]=[.H32];&quot;TSQL&quot;;IF([.G32]=&quot;88.5&quot;;&quot;Cross&quot;;&quot;Tone&quot;)))">
            <text:p/>
          </table:table-cell>
          <table:table-cell table:formula="of:=SUBSTITUTE(['ha2to.orbel.hu'.I24];&quot;--&quot;;&quot;88.5&quot;)" office:value-type="string" office:string-value="88.5" calcext:value-type="string">
            <text:p>88.5</text:p>
          </table:table-cell>
          <table:table-cell table:formula="of:=SUBSTITUTE(['ha2to.orbel.hu'.J2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4]" office:value-type="string" office:string-value="HG3RUF" calcext:value-type="string">
            <text:p>HG3RUF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aposva" calcext:value-type="string">
            <text:p>Kaposva</text:p>
          </table:table-cell>
          <table:table-cell table:formula="of:=(['ha2to.orbel.hu'.C28]/1000)" office:value-type="float" office:value="145.7" calcext:value-type="float">
            <text:p>145.700000</text:p>
          </table:table-cell>
          <table:table-cell table:formula="of:=IF(['ha2to.orbel.hu'.C28]=['ha2to.orbel.hu'.D28];&quot;&quot;;IF(['ha2to.orbel.hu'.C28]&gt;['ha2to.orbel.hu'.D28];&quot;-&quot;;&quot;+&quot;))" office:value-type="string" office:string-value="-" calcext:value-type="string">
            <text:p>-</text:p>
          </table:table-cell>
          <table:table-cell table:formula="of:=(['ha2to.orbel.hu'.G28]/-1000)" office:value-type="float" office:value="0.6" calcext:value-type="float">
            <text:p>0.600000</text:p>
          </table:table-cell>
          <table:table-cell table:formula="of:=IF(AND([.G33]=&quot;88.5&quot;;[.H33]=&quot;88.5&quot;);&quot;&quot;;IF([.G33]=[.H33];&quot;TSQL&quot;;IF([.G3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8];&quot;--&quot;;&quot;88.5&quot;)" office:value-type="string" office:string-value="74.4" calcext:value-type="string">
            <text:p>74.4</text:p>
          </table:table-cell>
          <table:table-cell table:formula="of:=SUBSTITUTE(['ha2to.orbel.hu'.J28];&quot;--&quot;;&quot;88.5&quot;)" office:value-type="string" office:string-value="74.4" calcext:value-type="string">
            <text:p>74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8]" office:value-type="string" office:string-value="HG3RVF" calcext:value-type="string">
            <text:p>HG3RVF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-koh" calcext:value-type="string">
            <text:p>Kis-koh</text:p>
          </table:table-cell>
          <table:table-cell table:formula="of:=(['ha2to.orbel.hu'.C54]/1000)" office:value-type="float" office:value="438.8625" calcext:value-type="float">
            <text:p>438.862500</text:p>
          </table:table-cell>
          <table:table-cell table:formula="of:=IF(['ha2to.orbel.hu'.C54]=['ha2to.orbel.hu'.D54];&quot;&quot;;IF(['ha2to.orbel.hu'.C54]&gt;['ha2to.orbel.hu'.D54];&quot;-&quot;;&quot;+&quot;))" office:value-type="string" office:string-value="-" calcext:value-type="string">
            <text:p>-</text:p>
          </table:table-cell>
          <table:table-cell table:formula="of:=(['ha2to.orbel.hu'.G54]/-1000)" office:value-type="float" office:value="7.6" calcext:value-type="float">
            <text:p>7.600000</text:p>
          </table:table-cell>
          <table:table-cell table:formula="of:=IF(AND([.G34]=&quot;88.5&quot;;[.H34]=&quot;88.5&quot;);&quot;&quot;;IF([.G34]=[.H34];&quot;TSQL&quot;;IF([.G3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4];&quot;--&quot;;&quot;88.5&quot;)" office:value-type="string" office:string-value="114.8" calcext:value-type="string">
            <text:p>114.8</text:p>
          </table:table-cell>
          <table:table-cell table:formula="of:=SUBSTITUTE(['ha2to.orbel.hu'.J5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4]" office:value-type="string" office:string-value="HG9RUA" calcext:value-type="string">
            <text:p>HG9RUA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-koh" calcext:value-type="string">
            <text:p>Kis-koh</text:p>
          </table:table-cell>
          <table:table-cell table:formula="of:=(['ha2to.orbel.hu'.C56]/1000)" office:value-type="float" office:value="145.725" calcext:value-type="float">
            <text:p>145.725000</text:p>
          </table:table-cell>
          <table:table-cell table:formula="of:=IF(['ha2to.orbel.hu'.C56]=['ha2to.orbel.hu'.D56];&quot;&quot;;IF(['ha2to.orbel.hu'.C56]&gt;['ha2to.orbel.hu'.D56];&quot;-&quot;;&quot;+&quot;))" office:value-type="string" office:string-value="-" calcext:value-type="string">
            <text:p>-</text:p>
          </table:table-cell>
          <table:table-cell table:formula="of:=(['ha2to.orbel.hu'.G56]/-1000)" office:value-type="float" office:value="0.6" calcext:value-type="float">
            <text:p>0.600000</text:p>
          </table:table-cell>
          <table:table-cell table:formula="of:=IF(AND([.G35]=&quot;88.5&quot;;[.H35]=&quot;88.5&quot;);&quot;&quot;;IF([.G35]=[.H35];&quot;TSQL&quot;;IF([.G3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6];&quot;--&quot;;&quot;88.5&quot;)" office:value-type="string" office:string-value="114.8" calcext:value-type="string">
            <text:p>114.8</text:p>
          </table:table-cell>
          <table:table-cell table:formula="of:=SUBSTITUTE(['ha2to.orbel.hu'.J5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6]" office:value-type="string" office:string-value="HG9RVA" calcext:value-type="string">
            <text:p>HG9RVA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kunf" calcext:value-type="string">
            <text:p>Kiskunf</text:p>
          </table:table-cell>
          <table:table-cell table:formula="of:=(['ha2to.orbel.hu'.C48]/1000)" office:value-type="float" office:value="438.95" calcext:value-type="float">
            <text:p>438.950000</text:p>
          </table:table-cell>
          <table:table-cell table:formula="of:=IF(['ha2to.orbel.hu'.C48]=['ha2to.orbel.hu'.D48];&quot;&quot;;IF(['ha2to.orbel.hu'.C48]&gt;['ha2to.orbel.hu'.D48];&quot;-&quot;;&quot;+&quot;))" office:value-type="string" office:string-value="-" calcext:value-type="string">
            <text:p>-</text:p>
          </table:table-cell>
          <table:table-cell table:formula="of:=(['ha2to.orbel.hu'.G48]/-1000)" office:value-type="float" office:value="7.6" calcext:value-type="float">
            <text:p>7.600000</text:p>
          </table:table-cell>
          <table:table-cell table:formula="of:=IF(AND([.G36]=&quot;88.5&quot;;[.H36]=&quot;88.5&quot;);&quot;&quot;;IF([.G36]=[.H36];&quot;TSQL&quot;;IF([.G3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8];&quot;--&quot;;&quot;88.5&quot;)" office:value-type="string" office:string-value="131.8" calcext:value-type="string">
            <text:p>131.8</text:p>
          </table:table-cell>
          <table:table-cell table:formula="of:=SUBSTITUTE(['ha2to.orbel.hu'.J48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8]" office:value-type="string" office:string-value="HG8RUC" calcext:value-type="string">
            <text:p>HG8RUC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kunf" calcext:value-type="string">
            <text:p>Kiskunf</text:p>
          </table:table-cell>
          <table:table-cell table:formula="of:=(['ha2to.orbel.hu'.C49]/1000)" office:value-type="float" office:value="145.7625" calcext:value-type="float">
            <text:p>145.762500</text:p>
          </table:table-cell>
          <table:table-cell table:formula="of:=IF(['ha2to.orbel.hu'.C49]=['ha2to.orbel.hu'.D49];&quot;&quot;;IF(['ha2to.orbel.hu'.C49]&gt;['ha2to.orbel.hu'.D49];&quot;-&quot;;&quot;+&quot;))" office:value-type="string" office:string-value="-" calcext:value-type="string">
            <text:p>-</text:p>
          </table:table-cell>
          <table:table-cell table:formula="of:=(['ha2to.orbel.hu'.G49]/-1000)" office:value-type="float" office:value="0.6" calcext:value-type="float">
            <text:p>0.600000</text:p>
          </table:table-cell>
          <table:table-cell table:formula="of:=IF(AND([.G37]=&quot;88.5&quot;;[.H37]=&quot;88.5&quot;);&quot;&quot;;IF([.G37]=[.H37];&quot;TSQL&quot;;IF([.G3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9];&quot;--&quot;;&quot;88.5&quot;)" office:value-type="string" office:string-value="131.8" calcext:value-type="string">
            <text:p>131.8</text:p>
          </table:table-cell>
          <table:table-cell table:formula="of:=SUBSTITUTE(['ha2to.orbel.hu'.J49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9]" office:value-type="string" office:string-value="HG8RVA" calcext:value-type="string">
            <text:p>HG8RVA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orishe" calcext:value-type="string">
            <text:p>Korishe</text:p>
          </table:table-cell>
          <table:table-cell table:formula="of:=(['ha2to.orbel.hu'.C16]/1000)" office:value-type="float" office:value="145.7125" calcext:value-type="float">
            <text:p>145.712500</text:p>
          </table:table-cell>
          <table:table-cell table:formula="of:=IF(['ha2to.orbel.hu'.C16]=['ha2to.orbel.hu'.D16];&quot;&quot;;IF(['ha2to.orbel.hu'.C16]&gt;['ha2to.orbel.hu'.D16];&quot;-&quot;;&quot;+&quot;))" office:value-type="string" office:string-value="-" calcext:value-type="string">
            <text:p>-</text:p>
          </table:table-cell>
          <table:table-cell table:formula="of:=(['ha2to.orbel.hu'.G16]/-1000)" office:value-type="float" office:value="0.6" calcext:value-type="float">
            <text:p>0.600000</text:p>
          </table:table-cell>
          <table:table-cell table:formula="of:=IF(AND([.G38]=&quot;88.5&quot;;[.H38]=&quot;88.5&quot;);&quot;&quot;;IF([.G38]=[.H38];&quot;TSQL&quot;;IF([.G38]=&quot;88.5&quot;;&quot;Cross&quot;;&quot;Tone&quot;)))">
            <text:p/>
          </table:table-cell>
          <table:table-cell table:formula="of:=SUBSTITUTE(['ha2to.orbel.hu'.I16];&quot;--&quot;;&quot;88.5&quot;)" office:value-type="string" office:string-value="88.5" calcext:value-type="string">
            <text:p>88.5</text:p>
          </table:table-cell>
          <table:table-cell table:formula="of:=SUBSTITUTE(['ha2to.orbel.hu'.J1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6]" office:value-type="string" office:string-value="HG2RVA" calcext:value-type="string">
            <text:p>HG2RVA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oszarh" calcext:value-type="string">
            <text:p>Koszarh</text:p>
          </table:table-cell>
          <table:table-cell table:formula="of:=(['ha2to.orbel.hu'.C29]/1000)" office:value-type="float" office:value="438.7" calcext:value-type="float">
            <text:p>438.700000</text:p>
          </table:table-cell>
          <table:table-cell table:formula="of:=IF(['ha2to.orbel.hu'.C29]=['ha2to.orbel.hu'.D29];&quot;&quot;;IF(['ha2to.orbel.hu'.C29]&gt;['ha2to.orbel.hu'.D29];&quot;-&quot;;&quot;+&quot;))" office:value-type="string" office:string-value="-" calcext:value-type="string">
            <text:p>-</text:p>
          </table:table-cell>
          <table:table-cell table:formula="of:=(['ha2to.orbel.hu'.G29]/-1000)" office:value-type="float" office:value="7.6" calcext:value-type="float">
            <text:p>7.600000</text:p>
          </table:table-cell>
          <table:table-cell table:formula="of:=IF(AND([.G39]=&quot;88.5&quot;;[.H39]=&quot;88.5&quot;);&quot;&quot;;IF([.G39]=[.H39];&quot;TSQL&quot;;IF([.G3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9];&quot;--&quot;;&quot;88.5&quot;)" office:value-type="string" office:string-value="107.2" calcext:value-type="string">
            <text:p>107.2</text:p>
          </table:table-cell>
          <table:table-cell table:formula="of:=SUBSTITUTE(['ha2to.orbel.hu'.J29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9]" office:value-type="string" office:string-value="HG4RUA" calcext:value-type="string">
            <text:p>HG4RUA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Miskolc" calcext:value-type="string">
            <text:p>Miskolc</text:p>
          </table:table-cell>
          <table:table-cell table:formula="of:=(['ha2to.orbel.hu'.C57]/1000)" office:value-type="float" office:value="145.6875" calcext:value-type="float">
            <text:p>145.687500</text:p>
          </table:table-cell>
          <table:table-cell table:formula="of:=IF(['ha2to.orbel.hu'.C57]=['ha2to.orbel.hu'.D57];&quot;&quot;;IF(['ha2to.orbel.hu'.C57]&gt;['ha2to.orbel.hu'.D57];&quot;-&quot;;&quot;+&quot;))" office:value-type="string" office:string-value="-" calcext:value-type="string">
            <text:p>-</text:p>
          </table:table-cell>
          <table:table-cell table:formula="of:=(['ha2to.orbel.hu'.G57]/-1000)" office:value-type="float" office:value="0.6" calcext:value-type="float">
            <text:p>0.600000</text:p>
          </table:table-cell>
          <table:table-cell table:formula="of:=IF(AND([.G40]=&quot;88.5&quot;;[.H40]=&quot;88.5&quot;);&quot;&quot;;IF([.G40]=[.H40];&quot;TSQL&quot;;IF([.G4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7];&quot;--&quot;;&quot;88.5&quot;)" office:value-type="string" office:string-value="114.8" calcext:value-type="string">
            <text:p>114.8</text:p>
          </table:table-cell>
          <table:table-cell table:formula="of:=SUBSTITUTE(['ha2to.orbel.hu'.J5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7]" office:value-type="string" office:string-value="HG9RVB" calcext:value-type="string">
            <text:p>HG9RVB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Nyiregy" calcext:value-type="string">
            <text:p>Nyiregy</text:p>
          </table:table-cell>
          <table:table-cell table:formula="of:=(['ha2to.orbel.hu'.C3]/1000)" office:value-type="float" office:value="438.725" calcext:value-type="float">
            <text:p>438.725000</text:p>
          </table:table-cell>
          <table:table-cell table:formula="of:=IF(['ha2to.orbel.hu'.C3]=['ha2to.orbel.hu'.D3];&quot;&quot;;IF(['ha2to.orbel.hu'.C3]&gt;['ha2to.orbel.hu'.D3];&quot;-&quot;;&quot;+&quot;))" office:value-type="string" office:string-value="-" calcext:value-type="string">
            <text:p>-</text:p>
          </table:table-cell>
          <table:table-cell table:formula="of:=(['ha2to.orbel.hu'.G3]/-1000)" office:value-type="float" office:value="7.6" calcext:value-type="float">
            <text:p>7.600000</text:p>
          </table:table-cell>
          <table:table-cell table:formula="of:=IF(AND([.G41]=&quot;88.5&quot;;[.H41]=&quot;88.5&quot;);&quot;&quot;;IF([.G41]=[.H41];&quot;TSQL&quot;;IF([.G4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];&quot;--&quot;;&quot;88.5&quot;)" office:value-type="string" office:string-value="131.8" calcext:value-type="string">
            <text:p>131.8</text:p>
          </table:table-cell>
          <table:table-cell table:formula="of:=SUBSTITUTE(['ha2to.orbel.hu'.J3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]" office:value-type="string" office:string-value="HG0RUB" calcext:value-type="string">
            <text:p>HG0RUB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Ozd" calcext:value-type="string">
            <text:p>Ozd</text:p>
          </table:table-cell>
          <table:table-cell table:formula="of:=(['ha2to.orbel.hu'.C55]/1000)" office:value-type="float" office:value="438.7625" calcext:value-type="float">
            <text:p>438.762500</text:p>
          </table:table-cell>
          <table:table-cell table:formula="of:=IF(['ha2to.orbel.hu'.C55]=['ha2to.orbel.hu'.D55];&quot;&quot;;IF(['ha2to.orbel.hu'.C55]&gt;['ha2to.orbel.hu'.D55];&quot;-&quot;;&quot;+&quot;))" office:value-type="string" office:string-value="-" calcext:value-type="string">
            <text:p>-</text:p>
          </table:table-cell>
          <table:table-cell table:formula="of:=(['ha2to.orbel.hu'.G55]/-1000)" office:value-type="float" office:value="7.6" calcext:value-type="float">
            <text:p>7.600000</text:p>
          </table:table-cell>
          <table:table-cell table:formula="of:=IF(AND([.G42]=&quot;88.5&quot;;[.H42]=&quot;88.5&quot;);&quot;&quot;;IF([.G42]=[.H42];&quot;TSQL&quot;;IF([.G4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5];&quot;--&quot;;&quot;88.5&quot;)" office:value-type="string" office:string-value="114.8" calcext:value-type="string">
            <text:p>114.8</text:p>
          </table:table-cell>
          <table:table-cell table:formula="of:=SUBSTITUTE(['ha2to.orbel.hu'.J5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5]" office:value-type="string" office:string-value="HG9RUD" calcext:value-type="string">
            <text:p>HG9RUD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Ozd" calcext:value-type="string">
            <text:p>Ozd</text:p>
          </table:table-cell>
          <table:table-cell table:formula="of:=(['ha2to.orbel.hu'.C59]/1000)" office:value-type="float" office:value="145.7625" calcext:value-type="float">
            <text:p>145.762500</text:p>
          </table:table-cell>
          <table:table-cell table:formula="of:=IF(['ha2to.orbel.hu'.C59]=['ha2to.orbel.hu'.D59];&quot;&quot;;IF(['ha2to.orbel.hu'.C59]&gt;['ha2to.orbel.hu'.D59];&quot;-&quot;;&quot;+&quot;))" office:value-type="string" office:string-value="-" calcext:value-type="string">
            <text:p>-</text:p>
          </table:table-cell>
          <table:table-cell table:formula="of:=(['ha2to.orbel.hu'.G59]/-1000)" office:value-type="float" office:value="0.6" calcext:value-type="float">
            <text:p>0.600000</text:p>
          </table:table-cell>
          <table:table-cell table:formula="of:=IF(AND([.G43]=&quot;88.5&quot;;[.H43]=&quot;88.5&quot;);&quot;&quot;;IF([.G43]=[.H43];&quot;TSQL&quot;;IF([.G43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59];&quot;--&quot;;&quot;88.5&quot;)" office:value-type="string" office:string-value="114.8" calcext:value-type="string">
            <text:p>114.8</text:p>
          </table:table-cell>
          <table:table-cell table:formula="of:=SUBSTITUTE(['ha2to.orbel.hu'.J5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9]" office:value-type="string" office:string-value="HG9RVD" calcext:value-type="string">
            <text:p>HG9RVD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Pecs (M" calcext:value-type="string">
            <text:p>Pecs (M</text:p>
          </table:table-cell>
          <table:table-cell table:formula="of:=(['ha2to.orbel.hu'.C23]/1000)" office:value-type="float" office:value="438.9" calcext:value-type="float">
            <text:p>438.900000</text:p>
          </table:table-cell>
          <table:table-cell table:formula="of:=IF(['ha2to.orbel.hu'.C23]=['ha2to.orbel.hu'.D23];&quot;&quot;;IF(['ha2to.orbel.hu'.C23]&gt;['ha2to.orbel.hu'.D23];&quot;-&quot;;&quot;+&quot;))" office:value-type="string" office:string-value="-" calcext:value-type="string">
            <text:p>-</text:p>
          </table:table-cell>
          <table:table-cell table:formula="of:=(['ha2to.orbel.hu'.G23]/-1000)" office:value-type="float" office:value="7.6" calcext:value-type="float">
            <text:p>7.600000</text:p>
          </table:table-cell>
          <table:table-cell table:formula="of:=IF(AND([.G44]=&quot;88.5&quot;;[.H44]=&quot;88.5&quot;);&quot;&quot;;IF([.G44]=[.H44];&quot;TSQL&quot;;IF([.G4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3];&quot;--&quot;;&quot;88.5&quot;)" office:value-type="string" office:string-value="103.5" calcext:value-type="string">
            <text:p>103.5</text:p>
          </table:table-cell>
          <table:table-cell table:formula="of:=SUBSTITUTE(['ha2to.orbel.hu'.J23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3]" office:value-type="string" office:string-value="HG3RUC" calcext:value-type="string">
            <text:p>HG3RUC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Pecs (M" calcext:value-type="string">
            <text:p>Pecs (M</text:p>
          </table:table-cell>
          <table:table-cell table:formula="of:=(['ha2to.orbel.hu'.C25]/1000)" office:value-type="float" office:value="145.775" calcext:value-type="float">
            <text:p>145.775000</text:p>
          </table:table-cell>
          <table:table-cell table:formula="of:=IF(['ha2to.orbel.hu'.C25]=['ha2to.orbel.hu'.D25];&quot;&quot;;IF(['ha2to.orbel.hu'.C25]&gt;['ha2to.orbel.hu'.D25];&quot;-&quot;;&quot;+&quot;))" office:value-type="string" office:string-value="-" calcext:value-type="string">
            <text:p>-</text:p>
          </table:table-cell>
          <table:table-cell table:formula="of:=(['ha2to.orbel.hu'.G25]/-1000)" office:value-type="float" office:value="0.6" calcext:value-type="float">
            <text:p>0.600000</text:p>
          </table:table-cell>
          <table:table-cell table:formula="of:=IF(AND([.G45]=&quot;88.5&quot;;[.H45]=&quot;88.5&quot;);&quot;&quot;;IF([.G45]=[.H45];&quot;TSQL&quot;;IF([.G4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5];&quot;--&quot;;&quot;88.5&quot;)" office:value-type="string" office:string-value="103.5" calcext:value-type="string">
            <text:p>103.5</text:p>
          </table:table-cell>
          <table:table-cell table:formula="of:=SUBSTITUTE(['ha2to.orbel.hu'.J25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5]" office:value-type="string" office:string-value="HG3RVA" calcext:value-type="string">
            <text:p>HG3RVA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atoral" calcext:value-type="string">
            <text:p>Satoral</text:p>
          </table:table-cell>
          <table:table-cell table:formula="of:=(['ha2to.orbel.hu'.C58]/1000)" office:value-type="float" office:value="145.775" calcext:value-type="float">
            <text:p>145.775000</text:p>
          </table:table-cell>
          <table:table-cell table:formula="of:=IF(['ha2to.orbel.hu'.C58]=['ha2to.orbel.hu'.D58];&quot;&quot;;IF(['ha2to.orbel.hu'.C58]&gt;['ha2to.orbel.hu'.D58];&quot;-&quot;;&quot;+&quot;))" office:value-type="string" office:string-value="-" calcext:value-type="string">
            <text:p>-</text:p>
          </table:table-cell>
          <table:table-cell table:formula="of:=(['ha2to.orbel.hu'.G58]/-1000)" office:value-type="float" office:value="0.6" calcext:value-type="float">
            <text:p>0.600000</text:p>
          </table:table-cell>
          <table:table-cell table:formula="of:=IF(AND([.G46]=&quot;88.5&quot;;[.H46]=&quot;88.5&quot;);&quot;&quot;;IF([.G46]=[.H46];&quot;TSQL&quot;;IF([.G4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8];&quot;--&quot;;&quot;88.5&quot;)" office:value-type="string" office:string-value="114.8" calcext:value-type="string">
            <text:p>114.8</text:p>
          </table:table-cell>
          <table:table-cell table:formula="of:=SUBSTITUTE(['ha2to.orbel.hu'.J58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8]" office:value-type="string" office:string-value="HG9RVC" calcext:value-type="string">
            <text:p>HG9RVC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iofok " calcext:value-type="string">
            <text:p>Siofok </text:p>
          </table:table-cell>
          <table:table-cell table:formula="of:=(['ha2to.orbel.hu'.C21]/1000)" office:value-type="float" office:value="439.15" calcext:value-type="float">
            <text:p>439.150000</text:p>
          </table:table-cell>
          <table:table-cell table:formula="of:=IF(['ha2to.orbel.hu'.C21]=['ha2to.orbel.hu'.D21];&quot;&quot;;IF(['ha2to.orbel.hu'.C21]&gt;['ha2to.orbel.hu'.D21];&quot;-&quot;;&quot;+&quot;))" office:value-type="string" office:string-value="-" calcext:value-type="string">
            <text:p>-</text:p>
          </table:table-cell>
          <table:table-cell table:formula="of:=(['ha2to.orbel.hu'.G21]/-1000)" office:value-type="float" office:value="7.6" calcext:value-type="float">
            <text:p>7.600000</text:p>
          </table:table-cell>
          <table:table-cell table:formula="of:=IF(AND([.G47]=&quot;88.5&quot;;[.H47]=&quot;88.5&quot;);&quot;&quot;;IF([.G47]=[.H47];&quot;TSQL&quot;;IF([.G47]=&quot;88.5&quot;;&quot;Cross&quot;;&quot;Tone&quot;)))">
            <text:p/>
          </table:table-cell>
          <table:table-cell table:formula="of:=SUBSTITUTE(['ha2to.orbel.hu'.I21];&quot;--&quot;;&quot;88.5&quot;)" office:value-type="string" office:string-value="88.5" calcext:value-type="string">
            <text:p>88.5</text:p>
          </table:table-cell>
          <table:table-cell table:formula="of:=SUBSTITUTE(['ha2to.orbel.hu'.J2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1]" office:value-type="string" office:string-value="HG3RUA" calcext:value-type="string">
            <text:p>HG3RUA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opron" calcext:value-type="string">
            <text:p>Sopron</text:p>
          </table:table-cell>
          <table:table-cell table:formula="of:=(['ha2to.orbel.hu'.C7]/1000)" office:value-type="float" office:value="439.375" calcext:value-type="float">
            <text:p>439.375000</text:p>
          </table:table-cell>
          <table:table-cell table:formula="of:=IF(['ha2to.orbel.hu'.C7]=['ha2to.orbel.hu'.D7];&quot;&quot;;IF(['ha2to.orbel.hu'.C7]&gt;['ha2to.orbel.hu'.D7];&quot;-&quot;;&quot;+&quot;))" office:value-type="string" office:string-value="-" calcext:value-type="string">
            <text:p>-</text:p>
          </table:table-cell>
          <table:table-cell table:formula="of:=(['ha2to.orbel.hu'.G7]/-1000)" office:value-type="float" office:value="7.6" calcext:value-type="float">
            <text:p>7.600000</text:p>
          </table:table-cell>
          <table:table-cell table:formula="of:=IF(AND([.G48]=&quot;88.5&quot;;[.H48]=&quot;88.5&quot;);&quot;&quot;;IF([.G48]=[.H48];&quot;TSQL&quot;;IF([.G48]=&quot;88.5&quot;;&quot;Cross&quot;;&quot;Tone&quot;)))">
            <text:p/>
          </table:table-cell>
          <table:table-cell table:formula="of:=SUBSTITUTE(['ha2to.orbel.hu'.I7];&quot;--&quot;;&quot;88.5&quot;)" office:value-type="string" office:string-value="88.5" calcext:value-type="string">
            <text:p>88.5</text:p>
          </table:table-cell>
          <table:table-cell table:formula="of:=SUBSTITUTE(['ha2to.orbel.hu'.J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7]" office:value-type="string" office:string-value="HG1RUB" calcext:value-type="string">
            <text:p>HG1RUB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opron" calcext:value-type="string">
            <text:p>Sopron</text:p>
          </table:table-cell>
          <table:table-cell table:formula="of:=(['ha2to.orbel.hu'.C11]/1000)" office:value-type="float" office:value="145.6875" calcext:value-type="float">
            <text:p>145.687500</text:p>
          </table:table-cell>
          <table:table-cell table:formula="of:=IF(['ha2to.orbel.hu'.C11]=['ha2to.orbel.hu'.D11];&quot;&quot;;IF(['ha2to.orbel.hu'.C11]&gt;['ha2to.orbel.hu'.D11];&quot;-&quot;;&quot;+&quot;))" office:value-type="string" office:string-value="-" calcext:value-type="string">
            <text:p>-</text:p>
          </table:table-cell>
          <table:table-cell table:formula="of:=(['ha2to.orbel.hu'.G11]/-1000)" office:value-type="float" office:value="0.6" calcext:value-type="float">
            <text:p>0.600000</text:p>
          </table:table-cell>
          <table:table-cell table:formula="of:=IF(AND([.G49]=&quot;88.5&quot;;[.H49]=&quot;88.5&quot;);&quot;&quot;;IF([.G49]=[.H49];&quot;TSQL&quot;;IF([.G49]=&quot;88.5&quot;;&quot;Cross&quot;;&quot;Tone&quot;)))">
            <text:p/>
          </table:table-cell>
          <table:table-cell table:formula="of:=SUBSTITUTE(['ha2to.orbel.hu'.I11];&quot;--&quot;;&quot;88.5&quot;)" office:value-type="string" office:string-value="88.5" calcext:value-type="string">
            <text:p>88.5</text:p>
          </table:table-cell>
          <table:table-cell table:formula="of:=SUBSTITUTE(['ha2to.orbel.hu'.J1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1]" office:value-type="string" office:string-value="HG1RVB" calcext:value-type="string">
            <text:p>HG1RVB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ged" calcext:value-type="string">
            <text:p>Szeged</text:p>
          </table:table-cell>
          <table:table-cell table:formula="of:=(['ha2to.orbel.hu'.C46]/1000)" office:value-type="float" office:value="438.6625" calcext:value-type="float">
            <text:p>438.662500</text:p>
          </table:table-cell>
          <table:table-cell table:formula="of:=IF(['ha2to.orbel.hu'.C46]=['ha2to.orbel.hu'.D46];&quot;&quot;;IF(['ha2to.orbel.hu'.C46]&gt;['ha2to.orbel.hu'.D46];&quot;-&quot;;&quot;+&quot;))" office:value-type="string" office:string-value="-" calcext:value-type="string">
            <text:p>-</text:p>
          </table:table-cell>
          <table:table-cell table:formula="of:=(['ha2to.orbel.hu'.G46]/-1000)" office:value-type="float" office:value="7.6" calcext:value-type="float">
            <text:p>7.600000</text:p>
          </table:table-cell>
          <table:table-cell table:formula="of:=IF(AND([.G50]=&quot;88.5&quot;;[.H50]=&quot;88.5&quot;);&quot;&quot;;IF([.G50]=[.H50];&quot;TSQL&quot;;IF([.G5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6];&quot;--&quot;;&quot;88.5&quot;)" office:value-type="string" office:string-value="131.8" calcext:value-type="string">
            <text:p>131.8</text:p>
          </table:table-cell>
          <table:table-cell table:formula="of:=SUBSTITUTE(['ha2to.orbel.hu'.J46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6]" office:value-type="string" office:string-value="HG8RUA" calcext:value-type="string">
            <text:p>HG8RUA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ged" calcext:value-type="string">
            <text:p>Szeged</text:p>
          </table:table-cell>
          <table:table-cell table:formula="of:=(['ha2to.orbel.hu'.C51]/1000)" office:value-type="float" office:value="145.6625" calcext:value-type="float">
            <text:p>145.662500</text:p>
          </table:table-cell>
          <table:table-cell table:formula="of:=IF(['ha2to.orbel.hu'.C51]=['ha2to.orbel.hu'.D51];&quot;&quot;;IF(['ha2to.orbel.hu'.C51]&gt;['ha2to.orbel.hu'.D51];&quot;-&quot;;&quot;+&quot;))" office:value-type="string" office:string-value="-" calcext:value-type="string">
            <text:p>-</text:p>
          </table:table-cell>
          <table:table-cell table:formula="of:=(['ha2to.orbel.hu'.G51]/-1000)" office:value-type="float" office:value="0.6" calcext:value-type="float">
            <text:p>0.600000</text:p>
          </table:table-cell>
          <table:table-cell table:formula="of:=IF(AND([.G51]=&quot;88.5&quot;;[.H51]=&quot;88.5&quot;);&quot;&quot;;IF([.G51]=[.H51];&quot;TSQL&quot;;IF([.G51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51];&quot;--&quot;;&quot;88.5&quot;)" office:value-type="string" office:string-value="88.5" calcext:value-type="string">
            <text:p>88.5</text:p>
          </table:table-cell>
          <table:table-cell table:formula="of:=SUBSTITUTE(['ha2to.orbel.hu'.J51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1]" office:value-type="string" office:string-value="HG8RVC" calcext:value-type="string">
            <text:p>HG8RVC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kesf" calcext:value-type="string">
            <text:p>Szekesf</text:p>
          </table:table-cell>
          <table:table-cell table:formula="of:=(['ha2to.orbel.hu'.C30]/1000)" office:value-type="float" office:value="438.725" calcext:value-type="float">
            <text:p>438.725000</text:p>
          </table:table-cell>
          <table:table-cell table:formula="of:=IF(['ha2to.orbel.hu'.C30]=['ha2to.orbel.hu'.D30];&quot;&quot;;IF(['ha2to.orbel.hu'.C30]&gt;['ha2to.orbel.hu'.D30];&quot;-&quot;;&quot;+&quot;))" office:value-type="string" office:string-value="-" calcext:value-type="string">
            <text:p>-</text:p>
          </table:table-cell>
          <table:table-cell table:formula="of:=(['ha2to.orbel.hu'.G30]/-1000)" office:value-type="float" office:value="7.6" calcext:value-type="float">
            <text:p>7.600000</text:p>
          </table:table-cell>
          <table:table-cell table:formula="of:=IF(AND([.G52]=&quot;88.5&quot;;[.H52]=&quot;88.5&quot;);&quot;&quot;;IF([.G52]=[.H52];&quot;TSQL&quot;;IF([.G52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0];&quot;--&quot;;&quot;88.5&quot;)" office:value-type="string" office:string-value="107.2" calcext:value-type="string">
            <text:p>107.2</text:p>
          </table:table-cell>
          <table:table-cell table:formula="of:=SUBSTITUTE(['ha2to.orbel.hu'.J3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0]" office:value-type="string" office:string-value="HG4RUB" calcext:value-type="string">
            <text:p>HG4RUB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kesf" calcext:value-type="string">
            <text:p>Szekesf</text:p>
          </table:table-cell>
          <table:table-cell table:formula="of:=(['ha2to.orbel.hu'.C31]/1000)" office:value-type="float" office:value="438.75" calcext:value-type="float">
            <text:p>438.750000</text:p>
          </table:table-cell>
          <table:table-cell table:formula="of:=IF(['ha2to.orbel.hu'.C31]=['ha2to.orbel.hu'.D31];&quot;&quot;;IF(['ha2to.orbel.hu'.C31]&gt;['ha2to.orbel.hu'.D31];&quot;-&quot;;&quot;+&quot;))" office:value-type="string" office:string-value="-" calcext:value-type="string">
            <text:p>-</text:p>
          </table:table-cell>
          <table:table-cell table:formula="of:=(['ha2to.orbel.hu'.G31]/-1000)" office:value-type="float" office:value="7.6" calcext:value-type="float">
            <text:p>7.600000</text:p>
          </table:table-cell>
          <table:table-cell table:formula="of:=IF(AND([.G53]=&quot;88.5&quot;;[.H53]=&quot;88.5&quot;);&quot;&quot;;IF([.G53]=[.H53];&quot;TSQL&quot;;IF([.G5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1];&quot;--&quot;;&quot;88.5&quot;)" office:value-type="string" office:string-value="107.2" calcext:value-type="string">
            <text:p>107.2</text:p>
          </table:table-cell>
          <table:table-cell table:formula="of:=SUBSTITUTE(['ha2to.orbel.hu'.J31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1]" office:value-type="string" office:string-value="HG4RUC" calcext:value-type="string">
            <text:p>HG4RUC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ksza" calcext:value-type="string">
            <text:p>Szeksza</text:p>
          </table:table-cell>
          <table:table-cell table:formula="of:=(['ha2to.orbel.hu'.C27]/1000)" office:value-type="float" office:value="145.7375" calcext:value-type="float">
            <text:p>145.737500</text:p>
          </table:table-cell>
          <table:table-cell table:formula="of:=IF(['ha2to.orbel.hu'.C27]=['ha2to.orbel.hu'.D27];&quot;&quot;;IF(['ha2to.orbel.hu'.C27]&gt;['ha2to.orbel.hu'.D27];&quot;-&quot;;&quot;+&quot;))" office:value-type="string" office:string-value="-" calcext:value-type="string">
            <text:p>-</text:p>
          </table:table-cell>
          <table:table-cell table:formula="of:=(['ha2to.orbel.hu'.G27]/-1000)" office:value-type="float" office:value="0.6" calcext:value-type="float">
            <text:p>0.600000</text:p>
          </table:table-cell>
          <table:table-cell table:formula="of:=IF(AND([.G54]=&quot;88.5&quot;;[.H54]=&quot;88.5&quot;);&quot;&quot;;IF([.G54]=[.H54];&quot;TSQL&quot;;IF([.G54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27];&quot;--&quot;;&quot;88.5&quot;)" office:value-type="string" office:string-value="74.4" calcext:value-type="string">
            <text:p>74.4</text:p>
          </table:table-cell>
          <table:table-cell table:formula="of:=SUBSTITUTE(['ha2to.orbel.hu'.J2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7]" office:value-type="string" office:string-value="HG3RVC" calcext:value-type="string">
            <text:p>HG3RVC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ombat" calcext:value-type="string">
            <text:p>Szombat</text:p>
          </table:table-cell>
          <table:table-cell table:formula="of:=(['ha2to.orbel.hu'.C8]/1000)" office:value-type="float" office:value="439.125" calcext:value-type="float">
            <text:p>439.125000</text:p>
          </table:table-cell>
          <table:table-cell table:formula="of:=IF(['ha2to.orbel.hu'.C8]=['ha2to.orbel.hu'.D8];&quot;&quot;;IF(['ha2to.orbel.hu'.C8]&gt;['ha2to.orbel.hu'.D8];&quot;-&quot;;&quot;+&quot;))" office:value-type="string" office:string-value="-" calcext:value-type="string">
            <text:p>-</text:p>
          </table:table-cell>
          <table:table-cell table:formula="of:=(['ha2to.orbel.hu'.G8]/-1000)" office:value-type="float" office:value="7.6" calcext:value-type="float">
            <text:p>7.600000</text:p>
          </table:table-cell>
          <table:table-cell table:formula="of:=IF(AND([.G55]=&quot;88.5&quot;;[.H55]=&quot;88.5&quot;);&quot;&quot;;IF([.G55]=[.H55];&quot;TSQL&quot;;IF([.G55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8];&quot;--&quot;;&quot;88.5&quot;)" office:value-type="string" office:string-value="107.2" calcext:value-type="string">
            <text:p>107.2</text:p>
          </table:table-cell>
          <table:table-cell table:formula="of:=SUBSTITUTE(['ha2to.orbel.hu'.J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8]" office:value-type="string" office:string-value="HG1RUC" calcext:value-type="string">
            <text:p>HG1RUC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Tihany" calcext:value-type="string">
            <text:p>Tihany</text:p>
          </table:table-cell>
          <table:table-cell table:formula="of:=(['ha2to.orbel.hu'.C19]/1000)" office:value-type="float" office:value="145.75" calcext:value-type="float">
            <text:p>145.750000</text:p>
          </table:table-cell>
          <table:table-cell table:formula="of:=IF(['ha2to.orbel.hu'.C19]=['ha2to.orbel.hu'.D19];&quot;&quot;;IF(['ha2to.orbel.hu'.C19]&gt;['ha2to.orbel.hu'.D19];&quot;-&quot;;&quot;+&quot;))" office:value-type="string" office:string-value="-" calcext:value-type="string">
            <text:p>-</text:p>
          </table:table-cell>
          <table:table-cell table:formula="of:=(['ha2to.orbel.hu'.G19]/-1000)" office:value-type="float" office:value="0.6" calcext:value-type="float">
            <text:p>0.600000</text:p>
          </table:table-cell>
          <table:table-cell table:formula="of:=IF(AND([.G56]=&quot;88.5&quot;;[.H56]=&quot;88.5&quot;);&quot;&quot;;IF([.G56]=[.H56];&quot;TSQL&quot;;IF([.G56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19];&quot;--&quot;;&quot;88.5&quot;)" office:value-type="string" office:string-value="103.5" calcext:value-type="string">
            <text:p>103.5</text:p>
          </table:table-cell>
          <table:table-cell table:formula="of:=SUBSTITUTE(['ha2to.orbel.hu'.J1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9]" office:value-type="string" office:string-value="HG2RVG" calcext:value-type="string">
            <text:p>HG2RVG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Veszhel" calcext:value-type="string">
            <text:p>Veszhel</text:p>
          </table:table-cell>
          <table:table-cell table:formula="of:=(['ha2to.orbel.hu'.C4]/1000)" office:value-type="float" office:value="438.925" calcext:value-type="float">
            <text:p>438.925000</text:p>
          </table:table-cell>
          <table:table-cell table:formula="of:=IF(['ha2to.orbel.hu'.C4]=['ha2to.orbel.hu'.D4];&quot;&quot;;IF(['ha2to.orbel.hu'.C4]&gt;['ha2to.orbel.hu'.D4];&quot;-&quot;;&quot;+&quot;))" office:value-type="string" office:string-value="-" calcext:value-type="string">
            <text:p>-</text:p>
          </table:table-cell>
          <table:table-cell table:formula="of:=(['ha2to.orbel.hu'.G4]/-1000)" office:value-type="float" office:value="7.6" calcext:value-type="float">
            <text:p>7.600000</text:p>
          </table:table-cell>
          <table:table-cell table:formula="of:=IF(AND([.G57]=&quot;88.5&quot;;[.H57]=&quot;88.5&quot;);&quot;&quot;;IF([.G57]=[.H57];&quot;TSQL&quot;;IF([.G57]=&quot;88.5&quot;;&quot;Cross&quot;;&quot;Tone&quot;)))">
            <text:p/>
          </table:table-cell>
          <table:table-cell table:formula="of:=SUBSTITUTE(['ha2to.orbel.hu'.I4];&quot;--&quot;;&quot;88.5&quot;)" office:value-type="string" office:string-value="88.5" calcext:value-type="string">
            <text:p>88.5</text:p>
          </table:table-cell>
          <table:table-cell table:formula="of:=SUBSTITUTE(['ha2to.orbel.hu'.J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]" office:value-type="string" office:string-value="HG0RUV" calcext:value-type="string">
            <text:p>HG0RUV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Zalaege" calcext:value-type="string">
            <text:p>Zalaege</text:p>
          </table:table-cell>
          <table:table-cell table:formula="of:=(['ha2to.orbel.hu'.C6]/1000)" office:value-type="float" office:value="434.65" calcext:value-type="float">
            <text:p>434.650000</text:p>
          </table:table-cell>
          <table:table-cell table:formula="of:=IF(['ha2to.orbel.hu'.C6]=['ha2to.orbel.hu'.D6];&quot;&quot;;IF(['ha2to.orbel.hu'.C6]&gt;['ha2to.orbel.hu'.D6];&quot;-&quot;;&quot;+&quot;))" office:value-type="string" office:string-value="-" calcext:value-type="string">
            <text:p>-</text:p>
          </table:table-cell>
          <table:table-cell table:formula="of:=(['ha2to.orbel.hu'.G6]/-1000)" office:value-type="float" office:value="1.6" calcext:value-type="float">
            <text:p>1.600000</text:p>
          </table:table-cell>
          <table:table-cell table:formula="of:=IF(AND([.G58]=&quot;88.5&quot;;[.H58]=&quot;88.5&quot;);&quot;&quot;;IF([.G58]=[.H58];&quot;TSQL&quot;;IF([.G58]=&quot;88.5&quot;;&quot;Cross&quot;;&quot;Tone&quot;)))">
            <text:p/>
          </table:table-cell>
          <table:table-cell table:formula="of:=SUBSTITUTE(['ha2to.orbel.hu'.I6];&quot;--&quot;;&quot;88.5&quot;)" office:value-type="string" office:string-value="88.5" calcext:value-type="string">
            <text:p>88.5</text:p>
          </table:table-cell>
          <table:table-cell table:formula="of:=SUBSTITUTE(['ha2to.orbel.hu'.J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6]" office:value-type="string" office:string-value="HG1RUA" calcext:value-type="string">
            <text:p>HG1RUA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Zalaege" calcext:value-type="string">
            <text:p>Zalaege</text:p>
          </table:table-cell>
          <table:table-cell table:formula="of:=(['ha2to.orbel.hu'.C10]/1000)" office:value-type="float" office:value="145.6625" calcext:value-type="float">
            <text:p>145.662500</text:p>
          </table:table-cell>
          <table:table-cell table:formula="of:=IF(['ha2to.orbel.hu'.C10]=['ha2to.orbel.hu'.D10];&quot;&quot;;IF(['ha2to.orbel.hu'.C10]&gt;['ha2to.orbel.hu'.D10];&quot;-&quot;;&quot;+&quot;))" office:value-type="string" office:string-value="-" calcext:value-type="string">
            <text:p>-</text:p>
          </table:table-cell>
          <table:table-cell table:formula="of:=(['ha2to.orbel.hu'.G10]/-1000)" office:value-type="float" office:value="0.6" calcext:value-type="float">
            <text:p>0.600000</text:p>
          </table:table-cell>
          <table:table-cell table:formula="of:=IF(AND([.G59]=&quot;88.5&quot;;[.H59]=&quot;88.5&quot;);&quot;&quot;;IF([.G59]=[.H59];&quot;TSQL&quot;;IF([.G59]=&quot;88.5&quot;;&quot;Cross&quot;;&quot;Tone&quot;)))">
            <text:p/>
          </table:table-cell>
          <table:table-cell table:formula="of:=SUBSTITUTE(['ha2to.orbel.hu'.I10];&quot;--&quot;;&quot;88.5&quot;)" office:value-type="string" office:string-value="88.5" calcext:value-type="string">
            <text:p>88.5</text:p>
          </table:table-cell>
          <table:table-cell table:formula="of:=SUBSTITUTE(['ha2to.orbel.hu'.J1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0]" office:value-type="string" office:string-value="HG1RVA" calcext:value-type="string">
            <text:p>HG1RVA</text:p>
          </table:table-cell>
          <table:table-cell table:number-columns-repeated="3"/>
        </table:table-row>
      </table:table>
      <table:table table:name="Súgó" table:style-name="ta1">
        <table:table-column table:style-name="co1" table:number-columns-repeated="15" table:default-cell-style-name="ce32"/>
        <table:table-row table:style-name="ro5">
          <table:table-cell table:style-name="ce31" office:value-type="string" calcext:value-type="string">
            <text:p>Helló! Ez a táblázat a ha2to.orbel.hu weboldalon levő frekvencialistát alakítja át CHIRP programba importálható változatba.</text:p>
          </table:table-cell>
          <table:table-cell table:number-columns-repeated="14"/>
        </table:table-row>
        <table:table-row table:style-name="ro5" table:number-rows-repeated="3">
          <table:table-cell table:number-columns-repeated="15"/>
        </table:table-row>
        <table:table-row table:style-name="ro5">
          <table:table-cell table:style-name="ce33" office:value-type="string" calcext:value-type="string">
            <text:p>Használata:</text:p>
          </table:table-cell>
          <table:table-cell table:number-columns-repeated="14"/>
        </table:table-row>
        <table:table-row table:style-name="ro5">
          <table:table-cell table:number-columns-repeated="15"/>
        </table:table-row>
        <table:table-row table:style-name="ro5">
          <table:table-cell office:value-type="string" calcext:value-type="string">
            <text:p>1.</text:p>
          </table:table-cell>
          <table:table-cell office:value-type="string" calcext:value-type="string">
            <text:p><text:a xlink:href="http://ha2to.orbel.hu/content/repeaters/hu/index.html" xlink:type="simple">http://ha2to.orbel.hu/content/repeaters/hu/index.html</text:a> oldalról kijelölöd és másolod a táblázatot, fejléccel együtt, ahogy az első oldalon is szerepel.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2.</text:p>
          </table:table-cell>
          <table:table-cell office:value-type="string" calcext:value-type="string">
            <text:p>a ha2to.orbel.hu munkalap fülre kattintasz, majd kitörlöd a j oszlopot (nincs fejléce) 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3.</text:p>
          </table:table-cell>
          <table:table-cell office:value-type="string" calcext:value-type="string">
            <text:p>beilleszted a weboldalról kimásolt értékeke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4.</text:p>
          </table:table-cell>
          <table:table-cell office:value-type="string" calcext:value-type="string">
            <text:p>i oszlop után beszúrsz egy üres oszlopo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5.</text:p>
          </table:table-cell>
          <table:table-cell office:value-type="string" calcext:value-type="string">
            <text:p>kijelölöd fejléc nélkül az i oszlopban levő elemeke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6.</text:p>
          </table:table-cell>
          <table:table-cell office:value-type="string" calcext:value-type="string">
            <text:p>rákattintasz fent a menüben Adatok-&gt;Szöveget oszlopokban (LibreOffice-ban működik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7.</text:p>
          </table:table-cell>
          <table:table-cell office:value-type="string" calcext:value-type="string">
            <text:p>Elválasztójelnek egyéb helyére beírod a „/” jelet (látod a CTCSS frekvenciák két oszlopba kerülnek, majd nyomsz egy ok gombot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8.</text:p>
          </table:table-cell>
          <table:table-cell office:value-type="string" calcext:value-type="string">
            <text:p>Ellenőrzöd hogy a i és j oszlopban külön szerepelnek a CTCSS frekvenciák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9.</text:p>
          </table:table-cell>
          <table:table-cell office:value-type="string" calcext:value-type="string">
            <text:p>Válaszd ki azt a munkalapot, amit menteni szeretnél CHIRP, Vagy CHIRP települések szerinti frekvencialistá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0.</text:p>
          </table:table-cell>
          <table:table-cell office:value-type="string" calcext:value-type="string">
            <text:p>Most mentsd le a CHIRP, Vagy CHIRP települések szerinti frekvencialistát fájl-&gt;mentés máskén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1.</text:p>
          </table:table-cell>
          <table:table-cell office:value-type="string" calcext:value-type="string">
            <text:p>Fájltípusnál CSV, majd pipáld <text:s/>további szűrőbeállítások szerkesztésé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2.</text:p>
          </table:table-cell>
          <table:table-cell office:value-type="string" calcext:value-type="string">
            <text:p>Szöveghatároló mező legyen üres, mezőelválasztó legyen „,” vessző majd mentés gomb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3.</text:p>
          </table:table-cell>
          <table:table-cell office:value-type="string" calcext:value-type="string">
            <text:p>Figyelmeztető üzenet jelenik meg, csak az aktuális munkalap lett mentv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4.</text:p>
          </table:table-cell>
          <table:table-cell office:value-type="string" calcext:value-type="string">
            <text:p>Lépj be a CHIRP programba, majd kösd össze a rádót és a menüben rádió-&gt;letöltés a rádióról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5.</text:p>
          </table:table-cell>
          <table:table-cell office:value-type="string" calcext:value-type="string">
            <text:p>Kattints az importálásra és válaszd ki a korábban mentett frekvencialistá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6.</text:p>
          </table:table-cell>
          <table:table-cell office:value-type="string" calcext:value-type="string">
            <text:p>A felugró ablakban válaszd ki az importálni kívánt frekvenciákat, majd helyezd el a listát, majd ok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7.</text:p>
          </table:table-cell>
          <table:table-cell office:value-type="string" calcext:value-type="string">
            <text:p>Ha a frekvencia helyett a nevét szeretnéd látni az adóknak: bal oldalt settinggs-&gt;basic setting-&gt;display mode ”Name”</text:p>
          </table:table-cell>
          <table:table-cell table:number-columns-repeated="13"/>
        </table:table-row>
        <table:table-row table:style-name="ro5">
          <table:table-cell table:number-columns-repeated="15"/>
        </table:table-row>
        <table:table-row table:style-name="ro5">
          <table:table-cell office:value-type="string" calcext:value-type="string">
            <text:p>https://github.com/csgerg/chirp-hu-repeters-converter/</text:p>
          </table:table-cell>
          <table:table-cell table:number-columns-repeated="14"/>
        </table:table-row>
        <table:table-row table:style-name="ro5" table:number-rows-repeated="10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  <table:database-ranges>
        <table:database-range table:name="__Anonymous_Sheet_DB__2" table:target-range-address="'CHIRP Települések szerint'.A1:'CHIRP Települések szerint'.Q5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2P0"/>
    </number:currency-style>
    <number:number-style style:name="N113">
      <number:number number:decimal-places="6" loext:min-decimal-places="6" number:min-integer-digits="1"/>
    </number:number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0:27:05.482618903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0:27:25.342542379</meta:creation-date>
    <meta:editing-duration>PT3M36S</meta:editing-duration>
    <meta:editing-cycles>2</meta:editing-cycles>
    <meta:generator>LibreOffice/6.4.3.2$Linux_X86_64 LibreOffice_project/40$Build-2</meta:generator>
    <dc:date>2020-05-03T10:30:41.208002539</dc:date>
    <meta:document-statistic meta:table-count="4" meta:cell-count="2368" meta:object-count="0"/>
  </office:meta>
</office:document-meta>
</file>